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2.7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119.6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random_bf=16" table:style-name="ta1">
        <table:shapes>
          <draw:frame draw:z-index="0" draw:style-name="gr1" draw:text-style-name="P1" svg:width="793.47pt" svg:height="441.98pt" svg:x="364.11pt" svg:y="1473.51pt">
            <loext:p draw:notify-on-update-of-ranges="'OEMMA_random_bf=16'.H3:'OEMMA_random_bf=16'.H102 'OEMMA_random_bf=16'.I2:'OEMMA_random_bf=16'.I2 'OEMMA_random_bf=16'.I3:'OEMMA_random_bf=16'.I102 'OEMMA_random_bf=16'.N2:'OEMMA_random_bf=16'.N2 'OEMMA_random_bf=16'.N3:'OEMMA_random_bf=16'.N102 'OEMMA_random_bf=16'.H3:'OEMMA_random_bf=16'.H102 'OEMMA_random_bf=16'.H3:'OEMMA_random_bf=16'.H102 'OEMMA_random_bf=16'.M2:'OEMMA_random_bf=16'.M2 'OEMMA_random_bf=16'.M3:'OEMMA_random_bf=16'.M102 'OEMMA_random_bf=16'.H3:'OEMMA_random_bf=16'.H102 'OEMMA_random_bf=16'.J2:'OEMMA_random_bf=16'.J2 'OEMMA_random_bf=16'.J3:'OEMMA_random_bf=16'.J102 'OEMMA_random_bf=16'.H3:'OEMMA_random_bf=16'.H102 'OEMMA_random_bf=16'.K2:'OEMMA_random_bf=16'.K2 'OEMMA_random_bf=16'.K3:'OEMMA_random_bf=16'.K102 'OEMMA_random_bf=16'.H3:'OEMMA_random_bf=16'.H102 'OEMMA_random_bf=16'.L2:'OEMMA_random_bf=16'.L2 'OEMMA_random_bf=16'.L3:'OEMMA_random_bf=16'.L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ref/OEMMA121101_61b_bf=16.mzTree qref/OEMMA121101_61b_bf=16.mz5 queries/OEMMA_random.cs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  <table:table-cell table:number-columns-repeated="4"/>
          <table:table-cell office:value-type="string" calcext:value-type="string">
            <text:p>Bf=4</text:p>
          </table:table-cell>
          <table:table-cell office:value-type="string" calcext:value-type="string">
            <text:p>Bf=16</text:p>
          </table:table-cell>
          <table:table-cell office:value-type="string" calcext:value-type="string">
            <text:p>Bf=4, shortcut</text:p>
          </table:table-cell>
          <table:table-cell office:value-type="string" calcext:value-type="string">
            <text:p>Bf=16, shortcut</text:p>
          </table:table-cell>
          <table:table-cell office:value-type="string" calcext:value-type="string">
            <text:p>bf4, shortcut, noA</text:p>
          </table:table-cell>
          <table:table-cell office:value-type="string" calcext:value-type="string">
            <text:p>bf4, shortcut, noA, disk arranged</text:p>
          </table:table-cell>
        </table:table-row>
        <table:table-row table:style-name="ro1">
          <table:table-cell office:value-type="float" office:value="5175868" calcext:value-type="float">
            <text:p>5175868</text:p>
          </table:table-cell>
          <table:table-cell office:value-type="float" office:value="12.557" calcext:value-type="float">
            <text:p>12.557</text:p>
          </table:table-cell>
          <table:table-cell office:value-type="float" office:value="12.249" calcext:value-type="float">
            <text:p>12.249</text:p>
          </table:table-cell>
          <table:table-cell office:value-type="float" office:value="1.903" calcext:value-type="float">
            <text:p>1.903</text:p>
          </table:table-cell>
          <table:table-cell table:number-columns-repeated="3"/>
          <table:table-cell office:value-type="float" office:value="5175868" calcext:value-type="float">
            <text:p>5175868</text:p>
          </table:table-cell>
          <table:table-cell office:value-type="float" office:value="12.557" calcext:value-type="float">
            <text:p>12.557</text:p>
          </table:table-cell>
          <table:table-cell office:value-type="float" office:value="11.107" calcext:value-type="float">
            <text:p>11.107</text:p>
          </table:table-cell>
          <table:table-cell office:value-type="float" office:value="8.453" calcext:value-type="float">
            <text:p>8.453</text:p>
          </table:table-cell>
          <table:table-cell office:value-type="float" office:value="10.284" calcext:value-type="float">
            <text:p>10.284</text:p>
          </table:table-cell>
          <table:table-cell office:value-type="float" office:value="8.342" calcext:value-type="float">
            <text:p>8.34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477166" calcext:value-type="float">
            <text:p>477166</text:p>
          </table:table-cell>
          <table:table-cell office:value-type="float" office:value="2.699" calcext:value-type="float">
            <text:p>2.699</text:p>
          </table:table-cell>
          <table:table-cell office:value-type="float" office:value="2.672" calcext:value-type="float">
            <text:p>2.672</text:p>
          </table:table-cell>
          <table:table-cell office:value-type="float" office:value="2.713" calcext:value-type="float">
            <text:p>2.713</text:p>
          </table:table-cell>
          <table:table-cell table:number-columns-repeated="3"/>
          <table:table-cell office:value-type="float" office:value="477166" calcext:value-type="float">
            <text:p>477166</text:p>
          </table:table-cell>
          <table:table-cell office:value-type="float" office:value="2.699" calcext:value-type="float">
            <text:p>2.699</text:p>
          </table:table-cell>
          <table:table-cell office:value-type="float" office:value="1.76" calcext:value-type="float">
            <text:p>1.76</text:p>
          </table:table-cell>
          <table:table-cell office:value-type="float" office:value="0.81" calcext:value-type="float">
            <text:p>0.81</text:p>
          </table:table-cell>
          <table:table-cell office:value-type="float" office:value="2.511" calcext:value-type="float">
            <text:p>2.511</text:p>
          </table:table-cell>
          <table:table-cell office:value-type="float" office:value="0.797" calcext:value-type="float">
            <text:p>0.797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1420033" calcext:value-type="float">
            <text:p>1420033</text:p>
          </table:table-cell>
          <table:table-cell office:value-type="float" office:value="6.666" calcext:value-type="float">
            <text:p>6.666</text:p>
          </table:table-cell>
          <table:table-cell office:value-type="float" office:value="3.904" calcext:value-type="float">
            <text:p>3.904</text:p>
          </table:table-cell>
          <table:table-cell office:value-type="float" office:value="5.842" calcext:value-type="float">
            <text:p>5.842</text:p>
          </table:table-cell>
          <table:table-cell table:number-columns-repeated="3"/>
          <table:table-cell office:value-type="float" office:value="1420033" calcext:value-type="float">
            <text:p>1420033</text:p>
          </table:table-cell>
          <table:table-cell office:value-type="float" office:value="6.666" calcext:value-type="float">
            <text:p>6.666</text:p>
          </table:table-cell>
          <table:table-cell office:value-type="float" office:value="5.219" calcext:value-type="float">
            <text:p>5.219</text:p>
          </table:table-cell>
          <table:table-cell office:value-type="float" office:value="3.044" calcext:value-type="float">
            <text:p>3.044</text:p>
          </table:table-cell>
          <table:table-cell office:value-type="float" office:value="4.473" calcext:value-type="float">
            <text:p>4.473</text:p>
          </table:table-cell>
          <table:table-cell office:value-type="float" office:value="3.07" calcext:value-type="float">
            <text:p>3.07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25468321" calcext:value-type="float">
            <text:p>25468321</text:p>
          </table:table-cell>
          <table:table-cell office:value-type="float" office:value="71.852" calcext:value-type="float">
            <text:p>71.852</text:p>
          </table:table-cell>
          <table:table-cell office:value-type="float" office:value="69.409" calcext:value-type="float">
            <text:p>69.409</text:p>
          </table:table-cell>
          <table:table-cell office:value-type="float" office:value="1.853" calcext:value-type="float">
            <text:p>1.853</text:p>
          </table:table-cell>
          <table:table-cell table:number-columns-repeated="3"/>
          <table:table-cell office:value-type="float" office:value="25468321" calcext:value-type="float">
            <text:p>25468321</text:p>
          </table:table-cell>
          <table:table-cell office:value-type="float" office:value="71.852" calcext:value-type="float">
            <text:p>71.852</text:p>
          </table:table-cell>
          <table:table-cell office:value-type="float" office:value="63.904" calcext:value-type="float">
            <text:p>63.904</text:p>
          </table:table-cell>
          <table:table-cell office:value-type="float" office:value="46.453" calcext:value-type="float">
            <text:p>46.453</text:p>
          </table:table-cell>
          <table:table-cell office:value-type="float" office:value="55.958" calcext:value-type="float">
            <text:p>55.958</text:p>
          </table:table-cell>
          <table:table-cell office:value-type="float" office:value="45.989" calcext:value-type="float">
            <text:p>45.989</text:p>
          </table:table-cell>
          <table:table-cell office:value-type="float" office:value="46.077" calcext:value-type="float">
            <text:p>46.077</text:p>
          </table:table-cell>
        </table:table-row>
        <table:table-row table:style-name="ro1">
          <table:table-cell office:value-type="float" office:value="21429593" calcext:value-type="float">
            <text:p>21429593</text:p>
          </table:table-cell>
          <table:table-cell office:value-type="float" office:value="61.742" calcext:value-type="float">
            <text:p>61.742</text:p>
          </table:table-cell>
          <table:table-cell office:value-type="float" office:value="59.091" calcext:value-type="float">
            <text:p>59.091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office:value-type="float" office:value="21429593" calcext:value-type="float">
            <text:p>21429593</text:p>
          </table:table-cell>
          <table:table-cell office:value-type="float" office:value="61.742" calcext:value-type="float">
            <text:p>61.742</text:p>
          </table:table-cell>
          <table:table-cell office:value-type="float" office:value="53.21" calcext:value-type="float">
            <text:p>53.21</text:p>
          </table:table-cell>
          <table:table-cell office:value-type="float" office:value="36.996" calcext:value-type="float">
            <text:p>36.996</text:p>
          </table:table-cell>
          <table:table-cell office:value-type="float" office:value="46.333" calcext:value-type="float">
            <text:p>46.333</text:p>
          </table:table-cell>
          <table:table-cell office:value-type="float" office:value="36.277" calcext:value-type="float">
            <text:p>36.277</text:p>
          </table:table-cell>
          <table:table-cell office:value-type="float" office:value="42.768" calcext:value-type="float">
            <text:p>42.768</text:p>
          </table:table-cell>
        </table:table-row>
        <table:table-row table:style-name="ro1">
          <table:table-cell office:value-type="float" office:value="27225706" calcext:value-type="float">
            <text:p>27225706</text:p>
          </table:table-cell>
          <table:table-cell office:value-type="float" office:value="72.134" calcext:value-type="float">
            <text:p>72.134</text:p>
          </table:table-cell>
          <table:table-cell office:value-type="float" office:value="45.766" calcext:value-type="float">
            <text:p>45.76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  <table:table-cell office:value-type="float" office:value="27225706" calcext:value-type="float">
            <text:p>27225706</text:p>
          </table:table-cell>
          <table:table-cell office:value-type="float" office:value="72.134" calcext:value-type="float">
            <text:p>72.134</text:p>
          </table:table-cell>
          <table:table-cell office:value-type="float" office:value="70.682" calcext:value-type="float">
            <text:p>70.682</text:p>
          </table:table-cell>
          <table:table-cell office:value-type="float" office:value="51.424" calcext:value-type="float">
            <text:p>51.424</text:p>
          </table:table-cell>
          <table:table-cell office:value-type="float" office:value="55.882" calcext:value-type="float">
            <text:p>55.882</text:p>
          </table:table-cell>
          <table:table-cell office:value-type="float" office:value="49.779" calcext:value-type="float">
            <text:p>49.779</text:p>
          </table:table-cell>
          <table:table-cell office:value-type="float" office:value="55.459" calcext:value-type="float">
            <text:p>55.459</text:p>
          </table:table-cell>
        </table:table-row>
        <table:table-row table:style-name="ro1">
          <table:table-cell office:value-type="float" office:value="12696045" calcext:value-type="float">
            <text:p>12696045</text:p>
          </table:table-cell>
          <table:table-cell office:value-type="float" office:value="40.675" calcext:value-type="float">
            <text:p>40.675</text:p>
          </table:table-cell>
          <table:table-cell office:value-type="float" office:value="39.095" calcext:value-type="float">
            <text:p>39.095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12696045" calcext:value-type="float">
            <text:p>12696045</text:p>
          </table:table-cell>
          <table:table-cell office:value-type="float" office:value="40.675" calcext:value-type="float">
            <text:p>40.675</text:p>
          </table:table-cell>
          <table:table-cell office:value-type="float" office:value="32.152" calcext:value-type="float">
            <text:p>32.152</text:p>
          </table:table-cell>
          <table:table-cell office:value-type="float" office:value="24.305" calcext:value-type="float">
            <text:p>24.305</text:p>
          </table:table-cell>
          <table:table-cell office:value-type="float" office:value="28.354" calcext:value-type="float">
            <text:p>28.354</text:p>
          </table:table-cell>
          <table:table-cell office:value-type="float" office:value="24.706" calcext:value-type="float">
            <text:p>24.706</text:p>
          </table:table-cell>
          <table:table-cell office:value-type="float" office:value="23.788" calcext:value-type="float">
            <text:p>23.788</text:p>
          </table:table-cell>
        </table:table-row>
        <table:table-row table:style-name="ro1">
          <table:table-cell office:value-type="float" office:value="8302374" calcext:value-type="float">
            <text:p>8302374</text:p>
          </table:table-cell>
          <table:table-cell office:value-type="float" office:value="29.862" calcext:value-type="float">
            <text:p>29.862</text:p>
          </table:table-cell>
          <table:table-cell office:value-type="float" office:value="20.312" calcext:value-type="float">
            <text:p>20.312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8302374" calcext:value-type="float">
            <text:p>8302374</text:p>
          </table:table-cell>
          <table:table-cell office:value-type="float" office:value="29.862" calcext:value-type="float">
            <text:p>29.862</text:p>
          </table:table-cell>
          <table:table-cell office:value-type="float" office:value="24.976" calcext:value-type="float">
            <text:p>24.976</text:p>
          </table:table-cell>
          <table:table-cell office:value-type="float" office:value="17.527" calcext:value-type="float">
            <text:p>17.527</text:p>
          </table:table-cell>
          <table:table-cell office:value-type="float" office:value="24.387" calcext:value-type="float">
            <text:p>24.387</text:p>
          </table:table-cell>
          <table:table-cell office:value-type="float" office:value="18.153" calcext:value-type="float">
            <text:p>18.153</text:p>
          </table:table-cell>
          <table:table-cell office:value-type="float" office:value="16.738" calcext:value-type="float">
            <text:p>16.738</text:p>
          </table:table-cell>
        </table:table-row>
        <table:table-row table:style-name="ro1">
          <table:table-cell office:value-type="float" office:value="14306574" calcext:value-type="float">
            <text:p>14306574</text:p>
          </table:table-cell>
          <table:table-cell office:value-type="float" office:value="46.151" calcext:value-type="float">
            <text:p>46.151</text:p>
          </table:table-cell>
          <table:table-cell office:value-type="float" office:value="36.755" calcext:value-type="float">
            <text:p>36.755</text:p>
          </table:table-cell>
          <table:table-cell office:value-type="float" office:value="0.076" calcext:value-type="float">
            <text:p>0.076</text:p>
          </table:table-cell>
          <table:table-cell table:number-columns-repeated="3"/>
          <table:table-cell office:value-type="float" office:value="14306574" calcext:value-type="float">
            <text:p>14306574</text:p>
          </table:table-cell>
          <table:table-cell office:value-type="float" office:value="46.151" calcext:value-type="float">
            <text:p>46.151</text:p>
          </table:table-cell>
          <table:table-cell office:value-type="float" office:value="37.275" calcext:value-type="float">
            <text:p>37.275</text:p>
          </table:table-cell>
          <table:table-cell office:value-type="float" office:value="26.929" calcext:value-type="float">
            <text:p>26.929</text:p>
          </table:table-cell>
          <table:table-cell office:value-type="float" office:value="48.214" calcext:value-type="float">
            <text:p>48.214</text:p>
          </table:table-cell>
          <table:table-cell office:value-type="float" office:value="27.453" calcext:value-type="float">
            <text:p>27.453</text:p>
          </table:table-cell>
          <table:table-cell office:value-type="float" office:value="26.816" calcext:value-type="float">
            <text:p>26.816</text:p>
          </table:table-cell>
        </table:table-row>
        <table:table-row table:style-name="ro1">
          <table:table-cell office:value-type="float" office:value="280760" calcext:value-type="float">
            <text:p>280760</text:p>
          </table:table-cell>
          <table:table-cell office:value-type="float" office:value="2.103" calcext:value-type="float">
            <text:p>2.103</text:p>
          </table:table-cell>
          <table:table-cell office:value-type="float" office:value="3.963" calcext:value-type="float">
            <text:p>3.963</text:p>
          </table:table-cell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280760" calcext:value-type="float">
            <text:p>280760</text:p>
          </table:table-cell>
          <table:table-cell office:value-type="float" office:value="2.103" calcext:value-type="float">
            <text:p>2.103</text:p>
          </table:table-cell>
          <table:table-cell office:value-type="float" office:value="1.309" calcext:value-type="float">
            <text:p>1.309</text:p>
          </table:table-cell>
          <table:table-cell office:value-type="float" office:value="0.64" calcext:value-type="float">
            <text:p>0.64</text:p>
          </table:table-cell>
          <table:table-cell office:value-type="float" office:value="1.282" calcext:value-type="float">
            <text:p>1.282</text:p>
          </table:table-cell>
          <table:table-cell office:value-type="float" office:value="0.728" calcext:value-type="float">
            <text:p>0.728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9780652" calcext:value-type="float">
            <text:p>9780652</text:p>
          </table:table-cell>
          <table:table-cell office:value-type="float" office:value="34.446" calcext:value-type="float">
            <text:p>34.446</text:p>
          </table:table-cell>
          <table:table-cell office:value-type="float" office:value="3.068" calcext:value-type="float">
            <text:p>3.068</text:p>
          </table:table-cell>
          <table:table-cell office:value-type="float" office:value="0.037" calcext:value-type="float">
            <text:p>0.037</text:p>
          </table:table-cell>
          <table:table-cell table:number-columns-repeated="3"/>
          <table:table-cell office:value-type="float" office:value="9780652" calcext:value-type="float">
            <text:p>9780652</text:p>
          </table:table-cell>
          <table:table-cell office:value-type="float" office:value="34.446" calcext:value-type="float">
            <text:p>34.446</text:p>
          </table:table-cell>
          <table:table-cell office:value-type="float" office:value="29.701" calcext:value-type="float">
            <text:p>29.701</text:p>
          </table:table-cell>
          <table:table-cell office:value-type="float" office:value="20.444" calcext:value-type="float">
            <text:p>20.444</text:p>
          </table:table-cell>
          <table:table-cell office:value-type="float" office:value="26.946" calcext:value-type="float">
            <text:p>26.946</text:p>
          </table:table-cell>
          <table:table-cell office:value-type="float" office:value="20.704" calcext:value-type="float">
            <text:p>20.704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1">
          <table:table-cell office:value-type="float" office:value="2202251" calcext:value-type="float">
            <text:p>2202251</text:p>
          </table:table-cell>
          <table:table-cell office:value-type="float" office:value="7.505" calcext:value-type="float">
            <text:p>7.505</text:p>
          </table:table-cell>
          <table:table-cell office:value-type="float" office:value="0.447" calcext:value-type="float">
            <text:p>0.447</text:p>
          </table:table-cell>
          <table:table-cell office:value-type="float" office:value="1.146" calcext:value-type="float">
            <text:p>1.146</text:p>
          </table:table-cell>
          <table:table-cell table:number-columns-repeated="3"/>
          <table:table-cell office:value-type="float" office:value="2202251" calcext:value-type="float">
            <text:p>2202251</text:p>
          </table:table-cell>
          <table:table-cell office:value-type="float" office:value="7.505" calcext:value-type="float">
            <text:p>7.505</text:p>
          </table:table-cell>
          <table:table-cell office:value-type="float" office:value="5.834" calcext:value-type="float">
            <text:p>5.834</text:p>
          </table:table-cell>
          <table:table-cell office:value-type="float" office:value="2.944" calcext:value-type="float">
            <text:p>2.944</text:p>
          </table:table-cell>
          <table:table-cell office:value-type="float" office:value="4.72" calcext:value-type="float">
            <text:p>4.72</text:p>
          </table:table-cell>
          <table:table-cell office:value-type="float" office:value="3.057" calcext:value-type="float">
            <text:p>3.057</text:p>
          </table:table-cell>
          <table:table-cell office:value-type="float" office:value="4.558" calcext:value-type="float">
            <text:p>4.558</text:p>
          </table:table-cell>
        </table:table-row>
        <table:table-row table:style-name="ro1">
          <table:table-cell office:value-type="float" office:value="3293738" calcext:value-type="float">
            <text:p>3293738</text:p>
          </table:table-cell>
          <table:table-cell office:value-type="float" office:value="26.676" calcext:value-type="float">
            <text:p>26.676</text:p>
          </table:table-cell>
          <table:table-cell office:value-type="float" office:value="2.573" calcext:value-type="float">
            <text:p>2.573</text:p>
          </table:table-cell>
          <table:table-cell office:value-type="float" office:value="4.458" calcext:value-type="float">
            <text:p>4.458</text:p>
          </table:table-cell>
          <table:table-cell table:number-columns-repeated="3"/>
          <table:table-cell office:value-type="float" office:value="3293738" calcext:value-type="float">
            <text:p>3293738</text:p>
          </table:table-cell>
          <table:table-cell office:value-type="float" office:value="26.676" calcext:value-type="float">
            <text:p>26.676</text:p>
          </table:table-cell>
          <table:table-cell office:value-type="float" office:value="14.672" calcext:value-type="float">
            <text:p>14.672</text:p>
          </table:table-cell>
          <table:table-cell office:value-type="float" office:value="8.435" calcext:value-type="float">
            <text:p>8.435</text:p>
          </table:table-cell>
          <table:table-cell office:value-type="float" office:value="20.674" calcext:value-type="float">
            <text:p>20.674</text:p>
          </table:table-cell>
          <table:table-cell office:value-type="float" office:value="8.254" calcext:value-type="float">
            <text:p>8.254</text:p>
          </table:table-cell>
          <table:table-cell office:value-type="float" office:value="8.091" calcext:value-type="float">
            <text:p>8.091</text:p>
          </table:table-cell>
        </table:table-row>
        <table:table-row table:style-name="ro1">
          <table:table-cell office:value-type="float" office:value="11557757" calcext:value-type="float">
            <text:p>11557757</text:p>
          </table:table-cell>
          <table:table-cell office:value-type="float" office:value="29.891" calcext:value-type="float">
            <text:p>29.891</text:p>
          </table:table-cell>
          <table:table-cell office:value-type="float" office:value="2.194" calcext:value-type="float">
            <text:p>2.194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11557757" calcext:value-type="float">
            <text:p>11557757</text:p>
          </table:table-cell>
          <table:table-cell office:value-type="float" office:value="29.891" calcext:value-type="float">
            <text:p>29.891</text:p>
          </table:table-cell>
          <table:table-cell office:value-type="float" office:value="27.668" calcext:value-type="float">
            <text:p>27.668</text:p>
          </table:table-cell>
          <table:table-cell office:value-type="float" office:value="22.044" calcext:value-type="float">
            <text:p>22.044</text:p>
          </table:table-cell>
          <table:table-cell office:value-type="float" office:value="25.6" calcext:value-type="float">
            <text:p>25.6</text:p>
          </table:table-cell>
          <table:table-cell office:value-type="float" office:value="22.195" calcext:value-type="float">
            <text:p>22.195</text:p>
          </table:table-cell>
          <table:table-cell office:value-type="float" office:value="22.492" calcext:value-type="float">
            <text:p>22.492</text:p>
          </table:table-cell>
        </table:table-row>
        <table:table-row table:style-name="ro1">
          <table:table-cell office:value-type="float" office:value="5468873" calcext:value-type="float">
            <text:p>5468873</text:p>
          </table:table-cell>
          <table:table-cell office:value-type="float" office:value="24.715" calcext:value-type="float">
            <text:p>24.715</text:p>
          </table:table-cell>
          <table:table-cell office:value-type="float" office:value="3.87" calcext:value-type="float">
            <text:p>3.87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5468873" calcext:value-type="float">
            <text:p>5468873</text:p>
          </table:table-cell>
          <table:table-cell office:value-type="float" office:value="24.715" calcext:value-type="float">
            <text:p>24.715</text:p>
          </table:table-cell>
          <table:table-cell office:value-type="float" office:value="15.866" calcext:value-type="float">
            <text:p>15.866</text:p>
          </table:table-cell>
          <table:table-cell office:value-type="float" office:value="10.357" calcext:value-type="float">
            <text:p>10.357</text:p>
          </table:table-cell>
          <table:table-cell office:value-type="float" office:value="20.909" calcext:value-type="float">
            <text:p>20.909</text:p>
          </table:table-cell>
          <table:table-cell office:value-type="float" office:value="10.613" calcext:value-type="float">
            <text:p>10.613</text:p>
          </table:table-cell>
          <table:table-cell office:value-type="float" office:value="10.323" calcext:value-type="float">
            <text:p>10.323</text:p>
          </table:table-cell>
        </table:table-row>
        <table:table-row table:style-name="ro1">
          <table:table-cell office:value-type="float" office:value="33471354" calcext:value-type="float">
            <text:p>33471354</text:p>
          </table:table-cell>
          <table:table-cell office:value-type="float" office:value="90.476" calcext:value-type="float">
            <text:p>90.476</text:p>
          </table:table-cell>
          <table:table-cell office:value-type="float" office:value="31.571" calcext:value-type="float">
            <text:p>31.571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33471354" calcext:value-type="float">
            <text:p>33471354</text:p>
          </table:table-cell>
          <table:table-cell office:value-type="float" office:value="90.476" calcext:value-type="float">
            <text:p>90.476</text:p>
          </table:table-cell>
          <table:table-cell office:value-type="float" office:value="92.118" calcext:value-type="float">
            <text:p>92.118</text:p>
          </table:table-cell>
          <table:table-cell office:value-type="float" office:value="68.372" calcext:value-type="float">
            <text:p>68.372</text:p>
          </table:table-cell>
          <table:table-cell office:value-type="float" office:value="83.088" calcext:value-type="float">
            <text:p>83.088</text:p>
          </table:table-cell>
          <table:table-cell office:value-type="float" office:value="78.59" calcext:value-type="float">
            <text:p>78.59</text:p>
          </table:table-cell>
          <table:table-cell office:value-type="float" office:value="72.631" calcext:value-type="float">
            <text:p>72.631</text:p>
          </table:table-cell>
        </table:table-row>
        <table:table-row table:style-name="ro1">
          <table:table-cell office:value-type="float" office:value="5990193" calcext:value-type="float">
            <text:p>5990193</text:p>
          </table:table-cell>
          <table:table-cell office:value-type="float" office:value="21.738" calcext:value-type="float">
            <text:p>21.738</text:p>
          </table:table-cell>
          <table:table-cell office:value-type="float" office:value="2.379" calcext:value-type="float">
            <text:p>2.379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  <table:table-cell office:value-type="float" office:value="5990193" calcext:value-type="float">
            <text:p>5990193</text:p>
          </table:table-cell>
          <table:table-cell office:value-type="float" office:value="21.738" calcext:value-type="float">
            <text:p>21.738</text:p>
          </table:table-cell>
          <table:table-cell office:value-type="float" office:value="17.141" calcext:value-type="float">
            <text:p>17.141</text:p>
          </table:table-cell>
          <table:table-cell office:value-type="float" office:value="11.464" calcext:value-type="float">
            <text:p>11.464</text:p>
          </table:table-cell>
          <table:table-cell office:value-type="float" office:value="21.502" calcext:value-type="float">
            <text:p>21.502</text:p>
          </table:table-cell>
          <table:table-cell office:value-type="float" office:value="11.508" calcext:value-type="float">
            <text:p>11.508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25218289" calcext:value-type="float">
            <text:p>25218289</text:p>
          </table:table-cell>
          <table:table-cell office:value-type="float" office:value="87.322" calcext:value-type="float">
            <text:p>87.322</text:p>
          </table:table-cell>
          <table:table-cell office:value-type="float" office:value="11.67" calcext:value-type="float">
            <text:p>11.67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25218289" calcext:value-type="float">
            <text:p>25218289</text:p>
          </table:table-cell>
          <table:table-cell office:value-type="float" office:value="87.322" calcext:value-type="float">
            <text:p>87.322</text:p>
          </table:table-cell>
          <table:table-cell office:value-type="float" office:value="62.012" calcext:value-type="float">
            <text:p>62.012</text:p>
          </table:table-cell>
          <table:table-cell office:value-type="float" office:value="48.721" calcext:value-type="float">
            <text:p>48.721</text:p>
          </table:table-cell>
          <table:table-cell office:value-type="float" office:value="67.324" calcext:value-type="float">
            <text:p>67.324</text:p>
          </table:table-cell>
          <table:table-cell office:value-type="float" office:value="46.835" calcext:value-type="float">
            <text:p>46.835</text:p>
          </table:table-cell>
          <table:table-cell office:value-type="float" office:value="47.068" calcext:value-type="float">
            <text:p>47.068</text:p>
          </table:table-cell>
        </table:table-row>
        <table:table-row table:style-name="ro1">
          <table:table-cell office:value-type="float" office:value="4592134" calcext:value-type="float">
            <text:p>4592134</text:p>
          </table:table-cell>
          <table:table-cell office:value-type="float" office:value="17.633" calcext:value-type="float">
            <text:p>17.633</text:p>
          </table:table-cell>
          <table:table-cell office:value-type="float" office:value="10.07" calcext:value-type="float">
            <text:p>10.0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4592134" calcext:value-type="float">
            <text:p>4592134</text:p>
          </table:table-cell>
          <table:table-cell office:value-type="float" office:value="17.633" calcext:value-type="float">
            <text:p>17.633</text:p>
          </table:table-cell>
          <table:table-cell office:value-type="float" office:value="13.449" calcext:value-type="float">
            <text:p>13.449</text:p>
          </table:table-cell>
          <table:table-cell office:value-type="float" office:value="8.34" calcext:value-type="float">
            <text:p>8.34</text:p>
          </table:table-cell>
          <table:table-cell office:value-type="float" office:value="16.001" calcext:value-type="float">
            <text:p>16.001</text:p>
          </table:table-cell>
          <table:table-cell office:value-type="float" office:value="8.837" calcext:value-type="float">
            <text:p>8.837</text:p>
          </table:table-cell>
          <table:table-cell office:value-type="float" office:value="8.583" calcext:value-type="float">
            <text:p>8.583</text:p>
          </table:table-cell>
        </table:table-row>
        <table:table-row table:style-name="ro1">
          <table:table-cell office:value-type="float" office:value="36033988" calcext:value-type="float">
            <text:p>36033988</text:p>
          </table:table-cell>
          <table:table-cell office:value-type="float" office:value="110.239" calcext:value-type="float">
            <text:p>110.239</text:p>
          </table:table-cell>
          <table:table-cell office:value-type="float" office:value="26.13" calcext:value-type="float">
            <text:p>26.13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  <table:table-cell office:value-type="float" office:value="36033988" calcext:value-type="float">
            <text:p>36033988</text:p>
          </table:table-cell>
          <table:table-cell office:value-type="float" office:value="110.239" calcext:value-type="float">
            <text:p>110.239</text:p>
          </table:table-cell>
          <table:table-cell office:value-type="float" office:value="91.433" calcext:value-type="float">
            <text:p>91.433</text:p>
          </table:table-cell>
          <table:table-cell office:value-type="float" office:value="74.582" calcext:value-type="float">
            <text:p>74.582</text:p>
          </table:table-cell>
          <table:table-cell office:value-type="float" office:value="83.743" calcext:value-type="float">
            <text:p>83.743</text:p>
          </table:table-cell>
          <table:table-cell office:value-type="float" office:value="75.629" calcext:value-type="float">
            <text:p>75.629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1868749" calcext:value-type="float">
            <text:p>1868749</text:p>
          </table:table-cell>
          <table:table-cell office:value-type="float" office:value="16.695" calcext:value-type="float">
            <text:p>16.695</text:p>
          </table:table-cell>
          <table:table-cell office:value-type="float" office:value="3.65" calcext:value-type="float">
            <text:p>3.65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  <table:table-cell office:value-type="float" office:value="1868749" calcext:value-type="float">
            <text:p>1868749</text:p>
          </table:table-cell>
          <table:table-cell office:value-type="float" office:value="16.695" calcext:value-type="float">
            <text:p>16.695</text:p>
          </table:table-cell>
          <table:table-cell office:value-type="float" office:value="11.462" calcext:value-type="float">
            <text:p>11.462</text:p>
          </table:table-cell>
          <table:table-cell office:value-type="float" office:value="5.299" calcext:value-type="float">
            <text:p>5.299</text:p>
          </table:table-cell>
          <table:table-cell office:value-type="float" office:value="11.166" calcext:value-type="float">
            <text:p>11.166</text:p>
          </table:table-cell>
          <table:table-cell office:value-type="float" office:value="5.14" calcext:value-type="float">
            <text:p>5.14</text:p>
          </table:table-cell>
          <table:table-cell office:value-type="float" office:value="5.016" calcext:value-type="float">
            <text:p>5.016</text:p>
          </table:table-cell>
        </table:table-row>
        <table:table-row table:style-name="ro1">
          <table:table-cell office:value-type="float" office:value="2688170" calcext:value-type="float">
            <text:p>2688170</text:p>
          </table:table-cell>
          <table:table-cell office:value-type="float" office:value="25.676" calcext:value-type="float">
            <text:p>25.676</text:p>
          </table:table-cell>
          <table:table-cell office:value-type="float" office:value="2.146" calcext:value-type="float">
            <text:p>2.146</text:p>
          </table:table-cell>
          <table:table-cell office:value-type="float" office:value="0.988" calcext:value-type="float">
            <text:p>0.988</text:p>
          </table:table-cell>
          <table:table-cell table:number-columns-repeated="3"/>
          <table:table-cell office:value-type="float" office:value="2688170" calcext:value-type="float">
            <text:p>2688170</text:p>
          </table:table-cell>
          <table:table-cell office:value-type="float" office:value="25.676" calcext:value-type="float">
            <text:p>25.676</text:p>
          </table:table-cell>
          <table:table-cell office:value-type="float" office:value="14.586" calcext:value-type="float">
            <text:p>14.586</text:p>
          </table:table-cell>
          <table:table-cell office:value-type="float" office:value="7.692" calcext:value-type="float">
            <text:p>7.692</text:p>
          </table:table-cell>
          <table:table-cell office:value-type="float" office:value="14.399" calcext:value-type="float">
            <text:p>14.399</text:p>
          </table:table-cell>
          <table:table-cell office:value-type="float" office:value="7.525" calcext:value-type="float">
            <text:p>7.525</text:p>
          </table:table-cell>
          <table:table-cell office:value-type="float" office:value="8.118" calcext:value-type="float">
            <text:p>8.118</text:p>
          </table:table-cell>
        </table:table-row>
        <table:table-row table:style-name="ro1">
          <table:table-cell office:value-type="float" office:value="28846664" calcext:value-type="float">
            <text:p>28846664</text:p>
          </table:table-cell>
          <table:table-cell office:value-type="float" office:value="83.079" calcext:value-type="float">
            <text:p>83.079</text:p>
          </table:table-cell>
          <table:table-cell office:value-type="float" office:value="37.893" calcext:value-type="float">
            <text:p>37.893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28846664" calcext:value-type="float">
            <text:p>28846664</text:p>
          </table:table-cell>
          <table:table-cell office:value-type="float" office:value="83.079" calcext:value-type="float">
            <text:p>83.079</text:p>
          </table:table-cell>
          <table:table-cell office:value-type="float" office:value="87.047" calcext:value-type="float">
            <text:p>87.047</text:p>
          </table:table-cell>
          <table:table-cell office:value-type="float" office:value="64.382" calcext:value-type="float">
            <text:p>64.382</text:p>
          </table:table-cell>
          <table:table-cell office:value-type="float" office:value="66.246" calcext:value-type="float">
            <text:p>66.246</text:p>
          </table:table-cell>
          <table:table-cell office:value-type="float" office:value="62.578" calcext:value-type="float">
            <text:p>62.578</text:p>
          </table:table-cell>
          <table:table-cell office:value-type="float" office:value="61.624" calcext:value-type="float">
            <text:p>61.624</text:p>
          </table:table-cell>
        </table:table-row>
        <table:table-row table:style-name="ro1">
          <table:table-cell office:value-type="float" office:value="9602216" calcext:value-type="float">
            <text:p>9602216</text:p>
          </table:table-cell>
          <table:table-cell office:value-type="float" office:value="18.264" calcext:value-type="float">
            <text:p>18.264</text:p>
          </table:table-cell>
          <table:table-cell office:value-type="float" office:value="3.245" calcext:value-type="float">
            <text:p>3.245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9602216" calcext:value-type="float">
            <text:p>9602216</text:p>
          </table:table-cell>
          <table:table-cell office:value-type="float" office:value="18.264" calcext:value-type="float">
            <text:p>18.264</text:p>
          </table:table-cell>
          <table:table-cell office:value-type="float" office:value="18.494" calcext:value-type="float">
            <text:p>18.494</text:p>
          </table:table-cell>
          <table:table-cell office:value-type="float" office:value="17.947" calcext:value-type="float">
            <text:p>17.947</text:p>
          </table:table-cell>
          <table:table-cell office:value-type="float" office:value="20.553" calcext:value-type="float">
            <text:p>20.553</text:p>
          </table:table-cell>
          <table:table-cell office:value-type="float" office:value="18" calcext:value-type="float">
            <text:p>18</text:p>
          </table:table-cell>
          <table:table-cell office:value-type="float" office:value="20.558" calcext:value-type="float">
            <text:p>20.558</text:p>
          </table:table-cell>
        </table:table-row>
        <table:table-row table:style-name="ro1">
          <table:table-cell office:value-type="float" office:value="15478435" calcext:value-type="float">
            <text:p>15478435</text:p>
          </table:table-cell>
          <table:table-cell office:value-type="float" office:value="43.989" calcext:value-type="float">
            <text:p>43.989</text:p>
          </table:table-cell>
          <table:table-cell office:value-type="float" office:value="4.133" calcext:value-type="float">
            <text:p>4.133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15478435" calcext:value-type="float">
            <text:p>15478435</text:p>
          </table:table-cell>
          <table:table-cell office:value-type="float" office:value="43.989" calcext:value-type="float">
            <text:p>43.989</text:p>
          </table:table-cell>
          <table:table-cell office:value-type="float" office:value="35.465" calcext:value-type="float">
            <text:p>35.465</text:p>
          </table:table-cell>
          <table:table-cell office:value-type="float" office:value="27.663" calcext:value-type="float">
            <text:p>27.663</text:p>
          </table:table-cell>
          <table:table-cell office:value-type="float" office:value="40.53" calcext:value-type="float">
            <text:p>40.53</text:p>
          </table:table-cell>
          <table:table-cell office:value-type="float" office:value="28.053" calcext:value-type="float">
            <text:p>28.053</text:p>
          </table:table-cell>
          <table:table-cell office:value-type="float" office:value="27.714" calcext:value-type="float">
            <text:p>27.714</text:p>
          </table:table-cell>
        </table:table-row>
        <table:table-row table:style-name="ro1">
          <table:table-cell office:value-type="float" office:value="850031" calcext:value-type="float">
            <text:p>850031</text:p>
          </table:table-cell>
          <table:table-cell office:value-type="float" office:value="1.894" calcext:value-type="float">
            <text:p>1.894</text:p>
          </table:table-cell>
          <table:table-cell office:value-type="float" office:value="0.866" calcext:value-type="float">
            <text:p>0.866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850031" calcext:value-type="float">
            <text:p>850031</text:p>
          </table:table-cell>
          <table:table-cell office:value-type="float" office:value="1.894" calcext:value-type="float">
            <text:p>1.894</text:p>
          </table:table-cell>
          <table:table-cell office:value-type="float" office:value="1.598" calcext:value-type="float">
            <text:p>1.598</text:p>
          </table:table-cell>
          <table:table-cell office:value-type="float" office:value="1.139" calcext:value-type="float">
            <text:p>1.139</text:p>
          </table:table-cell>
          <table:table-cell office:value-type="float" office:value="1.196" calcext:value-type="float">
            <text:p>1.196</text:p>
          </table:table-cell>
          <table:table-cell office:value-type="float" office:value="1.244" calcext:value-type="float">
            <text:p>1.244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49672429" calcext:value-type="float">
            <text:p>49672429</text:p>
          </table:table-cell>
          <table:table-cell office:value-type="float" office:value="147.573" calcext:value-type="float">
            <text:p>147.573</text:p>
          </table:table-cell>
          <table:table-cell office:value-type="float" office:value="23.589" calcext:value-type="float">
            <text:p>23.589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49672429" calcext:value-type="float">
            <text:p>49672429</text:p>
          </table:table-cell>
          <table:table-cell office:value-type="float" office:value="147.573" calcext:value-type="float">
            <text:p>147.573</text:p>
          </table:table-cell>
          <table:table-cell office:value-type="float" office:value="142.265" calcext:value-type="float">
            <text:p>142.265</text:p>
          </table:table-cell>
          <table:table-cell office:value-type="float" office:value="126.669" calcext:value-type="float">
            <text:p>126.669</text:p>
          </table:table-cell>
          <table:table-cell office:value-type="float" office:value="130.772" calcext:value-type="float">
            <text:p>130.772</text:p>
          </table:table-cell>
          <table:table-cell office:value-type="float" office:value="139.889" calcext:value-type="float">
            <text:p>139.889</text:p>
          </table:table-cell>
          <table:table-cell office:value-type="float" office:value="112.765" calcext:value-type="float">
            <text:p>112.765</text:p>
          </table:table-cell>
        </table:table-row>
        <table:table-row table:style-name="ro1">
          <table:table-cell office:value-type="float" office:value="6901491" calcext:value-type="float">
            <text:p>6901491</text:p>
          </table:table-cell>
          <table:table-cell office:value-type="float" office:value="30.131" calcext:value-type="float">
            <text:p>30.131</text:p>
          </table:table-cell>
          <table:table-cell office:value-type="float" office:value="1.786" calcext:value-type="float">
            <text:p>1.786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float" office:value="6901491" calcext:value-type="float">
            <text:p>6901491</text:p>
          </table:table-cell>
          <table:table-cell office:value-type="float" office:value="30.131" calcext:value-type="float">
            <text:p>30.131</text:p>
          </table:table-cell>
          <table:table-cell office:value-type="float" office:value="22.796" calcext:value-type="float">
            <text:p>22.796</text:p>
          </table:table-cell>
          <table:table-cell office:value-type="float" office:value="16.785" calcext:value-type="float">
            <text:p>16.785</text:p>
          </table:table-cell>
          <table:table-cell office:value-type="float" office:value="22.655" calcext:value-type="float">
            <text:p>22.655</text:p>
          </table:table-cell>
          <table:table-cell office:value-type="float" office:value="13.701" calcext:value-type="float">
            <text:p>13.701</text:p>
          </table:table-cell>
          <table:table-cell office:value-type="float" office:value="16.358" calcext:value-type="float">
            <text:p>16.358</text:p>
          </table:table-cell>
        </table:table-row>
        <table:table-row table:style-name="ro1">
          <table:table-cell office:value-type="float" office:value="1436177" calcext:value-type="float">
            <text:p>1436177</text:p>
          </table:table-cell>
          <table:table-cell office:value-type="float" office:value="5.097" calcext:value-type="float">
            <text:p>5.097</text:p>
          </table:table-cell>
          <table:table-cell office:value-type="float" office:value="2.038" calcext:value-type="float">
            <text:p>2.038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  <table:table-cell office:value-type="float" office:value="1436177" calcext:value-type="float">
            <text:p>1436177</text:p>
          </table:table-cell>
          <table:table-cell office:value-type="float" office:value="5.097" calcext:value-type="float">
            <text:p>5.097</text:p>
          </table:table-cell>
          <table:table-cell office:value-type="float" office:value="4.263" calcext:value-type="float">
            <text:p>4.263</text:p>
          </table:table-cell>
          <table:table-cell office:value-type="float" office:value="3.03" calcext:value-type="float">
            <text:p>3.03</text:p>
          </table:table-cell>
          <table:table-cell office:value-type="float" office:value="4.212" calcext:value-type="float">
            <text:p>4.212</text:p>
          </table:table-cell>
          <table:table-cell office:value-type="float" office:value="2.973" calcext:value-type="float">
            <text:p>2.973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float" office:value="4436516" calcext:value-type="float">
            <text:p>4436516</text:p>
          </table:table-cell>
          <table:table-cell office:value-type="float" office:value="28.617" calcext:value-type="float">
            <text:p>28.617</text:p>
          </table:table-cell>
          <table:table-cell office:value-type="float" office:value="1.959" calcext:value-type="float">
            <text:p>1.959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office:value-type="float" office:value="4436516" calcext:value-type="float">
            <text:p>4436516</text:p>
          </table:table-cell>
          <table:table-cell office:value-type="float" office:value="28.617" calcext:value-type="float">
            <text:p>28.617</text:p>
          </table:table-cell>
          <table:table-cell office:value-type="float" office:value="20.197" calcext:value-type="float">
            <text:p>20.197</text:p>
          </table:table-cell>
          <table:table-cell office:value-type="float" office:value="10.248" calcext:value-type="float">
            <text:p>10.248</text:p>
          </table:table-cell>
          <table:table-cell office:value-type="float" office:value="21.36" calcext:value-type="float">
            <text:p>21.36</text:p>
          </table:table-cell>
          <table:table-cell office:value-type="float" office:value="10.494" calcext:value-type="float">
            <text:p>10.494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1">
          <table:table-cell office:value-type="float" office:value="14605418" calcext:value-type="float">
            <text:p>14605418</text:p>
          </table:table-cell>
          <table:table-cell office:value-type="float" office:value="44.746" calcext:value-type="float">
            <text:p>44.746</text:p>
          </table:table-cell>
          <table:table-cell office:value-type="float" office:value="4.279" calcext:value-type="float">
            <text:p>4.279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float" office:value="14605418" calcext:value-type="float">
            <text:p>14605418</text:p>
          </table:table-cell>
          <table:table-cell office:value-type="float" office:value="44.746" calcext:value-type="float">
            <text:p>44.746</text:p>
          </table:table-cell>
          <table:table-cell office:value-type="float" office:value="37.544" calcext:value-type="float">
            <text:p>37.544</text:p>
          </table:table-cell>
          <table:table-cell office:value-type="float" office:value="28.339" calcext:value-type="float">
            <text:p>28.339</text:p>
          </table:table-cell>
          <table:table-cell office:value-type="float" office:value="45.679" calcext:value-type="float">
            <text:p>45.679</text:p>
          </table:table-cell>
          <table:table-cell office:value-type="float" office:value="27.31" calcext:value-type="float">
            <text:p>27.31</text:p>
          </table:table-cell>
          <table:table-cell office:value-type="float" office:value="27.298" calcext:value-type="float">
            <text:p>27.298</text:p>
          </table:table-cell>
        </table:table-row>
        <table:table-row table:style-name="ro1">
          <table:table-cell office:value-type="float" office:value="155011" calcext:value-type="float">
            <text:p>155011</text:p>
          </table:table-cell>
          <table:table-cell office:value-type="float" office:value="0.738" calcext:value-type="float">
            <text:p>0.73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  <table:table-cell office:value-type="float" office:value="155011" calcext:value-type="float">
            <text:p>155011</text:p>
          </table:table-cell>
          <table:table-cell office:value-type="float" office:value="0.738" calcext:value-type="float">
            <text:p>0.738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1" calcext:value-type="float">
            <text:p>0.4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655552" calcext:value-type="float">
            <text:p>655552</text:p>
          </table:table-cell>
          <table:table-cell office:value-type="float" office:value="2.252" calcext:value-type="float">
            <text:p>2.252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  <table:table-cell office:value-type="float" office:value="655552" calcext:value-type="float">
            <text:p>655552</text:p>
          </table:table-cell>
          <table:table-cell office:value-type="float" office:value="2.252" calcext:value-type="float">
            <text:p>2.252</text:p>
          </table:table-cell>
          <table:table-cell office:value-type="float" office:value="2.322" calcext:value-type="float">
            <text:p>2.322</text:p>
          </table:table-cell>
          <table:table-cell office:value-type="float" office:value="1.182" calcext:value-type="float">
            <text:p>1.182</text:p>
          </table:table-cell>
          <table:table-cell office:value-type="float" office:value="1.365" calcext:value-type="float">
            <text:p>1.365</text:p>
          </table:table-cell>
          <table:table-cell office:value-type="float" office:value="1.211" calcext:value-type="float">
            <text:p>1.211</text:p>
          </table:table-cell>
          <table:table-cell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4948230" calcext:value-type="float">
            <text:p>4948230</text:p>
          </table:table-cell>
          <table:table-cell office:value-type="float" office:value="25.738" calcext:value-type="float">
            <text:p>25.738</text:p>
          </table:table-cell>
          <table:table-cell office:value-type="float" office:value="1.811" calcext:value-type="float">
            <text:p>1.811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float" office:value="4948230" calcext:value-type="float">
            <text:p>4948230</text:p>
          </table:table-cell>
          <table:table-cell office:value-type="float" office:value="25.738" calcext:value-type="float">
            <text:p>25.738</text:p>
          </table:table-cell>
          <table:table-cell office:value-type="float" office:value="15.753" calcext:value-type="float">
            <text:p>15.753</text:p>
          </table:table-cell>
          <table:table-cell office:value-type="float" office:value="10.356" calcext:value-type="float">
            <text:p>10.356</text:p>
          </table:table-cell>
          <table:table-cell office:value-type="float" office:value="21.011" calcext:value-type="float">
            <text:p>21.01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669" calcext:value-type="float">
            <text:p>10.669</text:p>
          </table:table-cell>
        </table:table-row>
        <table:table-row table:style-name="ro1">
          <table:table-cell office:value-type="float" office:value="34369093" calcext:value-type="float">
            <text:p>34369093</text:p>
          </table:table-cell>
          <table:table-cell office:value-type="float" office:value="80.505" calcext:value-type="float">
            <text:p>80.505</text:p>
          </table:table-cell>
          <table:table-cell office:value-type="float" office:value="5.807" calcext:value-type="float">
            <text:p>5.807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  <table:table-cell office:value-type="float" office:value="34369093" calcext:value-type="float">
            <text:p>34369093</text:p>
          </table:table-cell>
          <table:table-cell office:value-type="float" office:value="80.505" calcext:value-type="float">
            <text:p>80.505</text:p>
          </table:table-cell>
          <table:table-cell office:value-type="float" office:value="97.815" calcext:value-type="float">
            <text:p>97.815</text:p>
          </table:table-cell>
          <table:table-cell office:value-type="float" office:value="76.827" calcext:value-type="float">
            <text:p>76.827</text:p>
          </table:table-cell>
          <table:table-cell office:value-type="float" office:value="91.233" calcext:value-type="float">
            <text:p>91.233</text:p>
          </table:table-cell>
          <table:table-cell office:value-type="float" office:value="74.989" calcext:value-type="float">
            <text:p>74.989</text:p>
          </table:table-cell>
          <table:table-cell office:value-type="float" office:value="65.268" calcext:value-type="float">
            <text:p>65.268</text:p>
          </table:table-cell>
        </table:table-row>
        <table:table-row table:style-name="ro1">
          <table:table-cell office:value-type="float" office:value="1001172" calcext:value-type="float">
            <text:p>1001172</text:p>
          </table:table-cell>
          <table:table-cell office:value-type="float" office:value="2.03" calcext:value-type="float">
            <text:p>2.0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1001172" calcext:value-type="float">
            <text:p>1001172</text:p>
          </table:table-cell>
          <table:table-cell office:value-type="float" office:value="2.03" calcext:value-type="float">
            <text:p>2.03</text:p>
          </table:table-cell>
          <table:table-cell office:value-type="float" office:value="2.138" calcext:value-type="float">
            <text:p>2.138</text:p>
          </table:table-cell>
          <table:table-cell office:value-type="float" office:value="1.434" calcext:value-type="float">
            <text:p>1.434</text:p>
          </table:table-cell>
          <table:table-cell office:value-type="float" office:value="1.342" calcext:value-type="float">
            <text:p>1.342</text:p>
          </table:table-cell>
          <table:table-cell office:value-type="float" office:value="1.464" calcext:value-type="float">
            <text:p>1.464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264934" calcext:value-type="float">
            <text:p>264934</text:p>
          </table:table-cell>
          <table:table-cell office:value-type="float" office:value="13.173" calcext:value-type="float">
            <text:p>13.173</text:p>
          </table:table-cell>
          <table:table-cell office:value-type="float" office:value="1.716" calcext:value-type="float">
            <text:p>1.716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264934" calcext:value-type="float">
            <text:p>264934</text:p>
          </table:table-cell>
          <table:table-cell office:value-type="float" office:value="13.173" calcext:value-type="float">
            <text:p>13.173</text:p>
          </table:table-cell>
          <table:table-cell office:value-type="float" office:value="8.226" calcext:value-type="float">
            <text:p>8.226</text:p>
          </table:table-cell>
          <table:table-cell office:value-type="float" office:value="2.05" calcext:value-type="float">
            <text:p>2.05</text:p>
          </table:table-cell>
          <table:table-cell office:value-type="float" office:value="8.141" calcext:value-type="float">
            <text:p>8.141</text:p>
          </table:table-cell>
          <table:table-cell office:value-type="float" office:value="1.977" calcext:value-type="float">
            <text:p>1.977</text:p>
          </table:table-cell>
          <table:table-cell office:value-type="float" office:value="3.006" calcext:value-type="float">
            <text:p>3.006</text:p>
          </table:table-cell>
        </table:table-row>
        <table:table-row table:style-name="ro1">
          <table:table-cell office:value-type="float" office:value="5768162" calcext:value-type="float">
            <text:p>5768162</text:p>
          </table:table-cell>
          <table:table-cell office:value-type="float" office:value="12.951" calcext:value-type="float">
            <text:p>12.95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5768162" calcext:value-type="float">
            <text:p>5768162</text:p>
          </table:table-cell>
          <table:table-cell office:value-type="float" office:value="12.951" calcext:value-type="float">
            <text:p>12.951</text:p>
          </table:table-cell>
          <table:table-cell office:value-type="float" office:value="12.891" calcext:value-type="float">
            <text:p>12.891</text:p>
          </table:table-cell>
          <table:table-cell office:value-type="float" office:value="8.592" calcext:value-type="float">
            <text:p>8.592</text:p>
          </table:table-cell>
          <table:table-cell office:value-type="float" office:value="10.537" calcext:value-type="float">
            <text:p>10.537</text:p>
          </table:table-cell>
          <table:table-cell office:value-type="float" office:value="8.696" calcext:value-type="float">
            <text:p>8.696</text:p>
          </table:table-cell>
          <table:table-cell office:value-type="float" office:value="9.071" calcext:value-type="float">
            <text:p>9.071</text:p>
          </table:table-cell>
        </table:table-row>
        <table:table-row table:style-name="ro1">
          <table:table-cell office:value-type="float" office:value="915044" calcext:value-type="float">
            <text:p>915044</text:p>
          </table:table-cell>
          <table:table-cell office:value-type="float" office:value="5.115" calcext:value-type="float">
            <text:p>5.115</text:p>
          </table:table-cell>
          <table:table-cell office:value-type="float" office:value="0.33" calcext:value-type="float">
            <text:p>0.33</text:p>
          </table:table-cell>
          <table:table-cell office:value-type="float" office:value="0.105" calcext:value-type="float">
            <text:p>0.105</text:p>
          </table:table-cell>
          <table:table-cell table:number-columns-repeated="3"/>
          <table:table-cell office:value-type="float" office:value="915044" calcext:value-type="float">
            <text:p>915044</text:p>
          </table:table-cell>
          <table:table-cell office:value-type="float" office:value="5.115" calcext:value-type="float">
            <text:p>5.115</text:p>
          </table:table-cell>
          <table:table-cell office:value-type="float" office:value="3.024" calcext:value-type="float">
            <text:p>3.024</text:p>
          </table:table-cell>
          <table:table-cell office:value-type="float" office:value="1.63" calcext:value-type="float">
            <text:p>1.63</text:p>
          </table:table-cell>
          <table:table-cell office:value-type="float" office:value="3.609" calcext:value-type="float">
            <text:p>3.609</text:p>
          </table:table-cell>
          <table:table-cell office:value-type="float" office:value="1.687" calcext:value-type="float">
            <text:p>1.687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0928874" calcext:value-type="float">
            <text:p>10928874</text:p>
          </table:table-cell>
          <table:table-cell office:value-type="float" office:value="25.287" calcext:value-type="float">
            <text:p>25.287</text:p>
          </table:table-cell>
          <table:table-cell office:value-type="float" office:value="1.71" calcext:value-type="float">
            <text:p>1.71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10928874" calcext:value-type="float">
            <text:p>10928874</text:p>
          </table:table-cell>
          <table:table-cell office:value-type="float" office:value="25.287" calcext:value-type="float">
            <text:p>25.287</text:p>
          </table:table-cell>
          <table:table-cell office:value-type="float" office:value="24.116" calcext:value-type="float">
            <text:p>24.116</text:p>
          </table:table-cell>
          <table:table-cell office:value-type="float" office:value="20.643" calcext:value-type="float">
            <text:p>20.643</text:p>
          </table:table-cell>
          <table:table-cell office:value-type="float" office:value="21.712" calcext:value-type="float">
            <text:p>21.712</text:p>
          </table:table-cell>
          <table:table-cell office:value-type="float" office:value="20.928" calcext:value-type="float">
            <text:p>20.928</text:p>
          </table:table-cell>
          <table:table-cell office:value-type="float" office:value="22.183" calcext:value-type="float">
            <text:p>22.183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1.323" calcext:value-type="float">
            <text:p>1.323</text:p>
          </table:table-cell>
          <table:table-cell office:value-type="float" office:value="0.099" calcext:value-type="float">
            <text:p>0.09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57750" calcext:value-type="float">
            <text:p>57750</text:p>
          </table:table-cell>
          <table:table-cell office:value-type="float" office:value="1.323" calcext:value-type="float">
            <text:p>1.323</text:p>
          </table:table-cell>
          <table:table-cell office:value-type="float" office:value="0.865" calcext:value-type="float">
            <text:p>0.8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747" calcext:value-type="float">
            <text:p>0.74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1516677" calcext:value-type="float">
            <text:p>1516677</text:p>
          </table:table-cell>
          <table:table-cell office:value-type="float" office:value="11.063" calcext:value-type="float">
            <text:p>11.063</text:p>
          </table:table-cell>
          <table:table-cell office:value-type="float" office:value="0.687" calcext:value-type="float">
            <text:p>0.687</text:p>
          </table:table-cell>
          <table:table-cell office:value-type="float" office:value="0.285" calcext:value-type="float">
            <text:p>0.285</text:p>
          </table:table-cell>
          <table:table-cell table:number-columns-repeated="3"/>
          <table:table-cell office:value-type="float" office:value="1516677" calcext:value-type="float">
            <text:p>1516677</text:p>
          </table:table-cell>
          <table:table-cell office:value-type="float" office:value="11.063" calcext:value-type="float">
            <text:p>11.063</text:p>
          </table:table-cell>
          <table:table-cell office:value-type="float" office:value="8.135" calcext:value-type="float">
            <text:p>8.135</text:p>
          </table:table-cell>
          <table:table-cell office:value-type="float" office:value="2.88" calcext:value-type="float">
            <text:p>2.88</text:p>
          </table:table-cell>
          <table:table-cell office:value-type="float" office:value="7.342" calcext:value-type="float">
            <text:p>7.342</text:p>
          </table:table-cell>
          <table:table-cell office:value-type="float" office:value="2.876" calcext:value-type="float">
            <text:p>2.876</text:p>
          </table:table-cell>
          <table:table-cell office:value-type="float" office:value="2.819" calcext:value-type="float">
            <text:p>2.819</text:p>
          </table:table-cell>
        </table:table-row>
        <table:table-row table:style-name="ro1">
          <table:table-cell office:value-type="float" office:value="369539" calcext:value-type="float">
            <text:p>369539</text:p>
          </table:table-cell>
          <table:table-cell office:value-type="float" office:value="5.369" calcext:value-type="float">
            <text:p>5.369</text:p>
          </table:table-cell>
          <table:table-cell office:value-type="float" office:value="0.336" calcext:value-type="float">
            <text:p>0.336</text:p>
          </table:table-cell>
          <table:table-cell office:value-type="float" office:value="1.353" calcext:value-type="float">
            <text:p>1.353</text:p>
          </table:table-cell>
          <table:table-cell table:number-columns-repeated="3"/>
          <table:table-cell office:value-type="float" office:value="369539" calcext:value-type="float">
            <text:p>369539</text:p>
          </table:table-cell>
          <table:table-cell office:value-type="float" office:value="5.369" calcext:value-type="float">
            <text:p>5.369</text:p>
          </table:table-cell>
          <table:table-cell office:value-type="float" office:value="2.652" calcext:value-type="float">
            <text:p>2.652</text:p>
          </table:table-cell>
          <table:table-cell office:value-type="float" office:value="1.063" calcext:value-type="float">
            <text:p>1.063</text:p>
          </table:table-cell>
          <table:table-cell office:value-type="float" office:value="3.995" calcext:value-type="float">
            <text:p>3.995</text:p>
          </table:table-cell>
          <table:table-cell office:value-type="float" office:value="1.033" calcext:value-type="float">
            <text:p>1.033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16257321" calcext:value-type="float">
            <text:p>16257321</text:p>
          </table:table-cell>
          <table:table-cell office:value-type="float" office:value="47.145" calcext:value-type="float">
            <text:p>47.145</text:p>
          </table:table-cell>
          <table:table-cell office:value-type="float" office:value="4.255" calcext:value-type="float">
            <text:p>4.255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16257321" calcext:value-type="float">
            <text:p>16257321</text:p>
          </table:table-cell>
          <table:table-cell office:value-type="float" office:value="47.145" calcext:value-type="float">
            <text:p>47.145</text:p>
          </table:table-cell>
          <table:table-cell office:value-type="float" office:value="39.414" calcext:value-type="float">
            <text:p>39.414</text:p>
          </table:table-cell>
          <table:table-cell office:value-type="float" office:value="29.735" calcext:value-type="float">
            <text:p>29.735</text:p>
          </table:table-cell>
          <table:table-cell office:value-type="float" office:value="43.097" calcext:value-type="float">
            <text:p>43.097</text:p>
          </table:table-cell>
          <table:table-cell office:value-type="float" office:value="29.618" calcext:value-type="float">
            <text:p>29.618</text:p>
          </table:table-cell>
          <table:table-cell office:value-type="float" office:value="28.746" calcext:value-type="float">
            <text:p>28.746</text:p>
          </table:table-cell>
        </table:table-row>
        <table:table-row table:style-name="ro1">
          <table:table-cell office:value-type="float" office:value="1031603" calcext:value-type="float">
            <text:p>1031603</text:p>
          </table:table-cell>
          <table:table-cell office:value-type="float" office:value="7.189" calcext:value-type="float">
            <text:p>7.189</text:p>
          </table:table-cell>
          <table:table-cell office:value-type="float" office:value="0.545" calcext:value-type="float">
            <text:p>0.545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  <table:table-cell office:value-type="float" office:value="1031603" calcext:value-type="float">
            <text:p>1031603</text:p>
          </table:table-cell>
          <table:table-cell office:value-type="float" office:value="7.189" calcext:value-type="float">
            <text:p>7.189</text:p>
          </table:table-cell>
          <table:table-cell office:value-type="float" office:value="4.437" calcext:value-type="float">
            <text:p>4.437</text:p>
          </table:table-cell>
          <table:table-cell office:value-type="float" office:value="1.638" calcext:value-type="float">
            <text:p>1.638</text:p>
          </table:table-cell>
          <table:table-cell office:value-type="float" office:value="4.411" calcext:value-type="float">
            <text:p>4.411</text:p>
          </table:table-cell>
          <table:table-cell office:value-type="float" office:value="1.759" calcext:value-type="float">
            <text:p>1.759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278916" calcext:value-type="float">
            <text:p>278916</text:p>
          </table:table-cell>
          <table:table-cell office:value-type="float" office:value="5.793" calcext:value-type="float">
            <text:p>5.793</text:p>
          </table:table-cell>
          <table:table-cell office:value-type="float" office:value="0.396" calcext:value-type="float">
            <text:p>0.396</text:p>
          </table:table-cell>
          <table:table-cell office:value-type="float" office:value="3.078" calcext:value-type="float">
            <text:p>3.078</text:p>
          </table:table-cell>
          <table:table-cell table:number-columns-repeated="3"/>
          <table:table-cell office:value-type="float" office:value="278916" calcext:value-type="float">
            <text:p>278916</text:p>
          </table:table-cell>
          <table:table-cell office:value-type="float" office:value="5.793" calcext:value-type="float">
            <text:p>5.793</text:p>
          </table:table-cell>
          <table:table-cell office:value-type="float" office:value="3.005" calcext:value-type="float">
            <text:p>3.005</text:p>
          </table:table-cell>
          <table:table-cell office:value-type="float" office:value="1.054" calcext:value-type="float">
            <text:p>1.054</text:p>
          </table:table-cell>
          <table:table-cell office:value-type="float" office:value="3.891" calcext:value-type="float">
            <text:p>3.891</text:p>
          </table:table-cell>
          <table:table-cell office:value-type="float" office:value="1.088" calcext:value-type="float">
            <text:p>1.088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float" office:value="2572713" calcext:value-type="float">
            <text:p>2572713</text:p>
          </table:table-cell>
          <table:table-cell office:value-type="float" office:value="7.284" calcext:value-type="float">
            <text:p>7.28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572713" calcext:value-type="float">
            <text:p>2572713</text:p>
          </table:table-cell>
          <table:table-cell office:value-type="float" office:value="7.284" calcext:value-type="float">
            <text:p>7.284</text:p>
          </table:table-cell>
          <table:table-cell office:value-type="float" office:value="5.882" calcext:value-type="float">
            <text:p>5.882</text:p>
          </table:table-cell>
          <table:table-cell office:value-type="float" office:value="4.574" calcext:value-type="float">
            <text:p>4.574</text:p>
          </table:table-cell>
          <table:table-cell office:value-type="float" office:value="4.601" calcext:value-type="float">
            <text:p>4.601</text:p>
          </table:table-cell>
          <table:table-cell office:value-type="float" office:value="4.531" calcext:value-type="float">
            <text:p>4.531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641910" calcext:value-type="float">
            <text:p>641910</text:p>
          </table:table-cell>
          <table:table-cell office:value-type="float" office:value="10.491" calcext:value-type="float">
            <text:p>10.491</text:p>
          </table:table-cell>
          <table:table-cell office:value-type="float" office:value="0.648" calcext:value-type="float">
            <text:p>0.648</text:p>
          </table:table-cell>
          <table:table-cell office:value-type="float" office:value="0.209" calcext:value-type="float">
            <text:p>0.209</text:p>
          </table:table-cell>
          <table:table-cell table:number-columns-repeated="3"/>
          <table:table-cell office:value-type="float" office:value="641910" calcext:value-type="float">
            <text:p>641910</text:p>
          </table:table-cell>
          <table:table-cell office:value-type="float" office:value="10.491" calcext:value-type="float">
            <text:p>10.491</text:p>
          </table:table-cell>
          <table:table-cell office:value-type="float" office:value="5.741" calcext:value-type="float">
            <text:p>5.741</text:p>
          </table:table-cell>
          <table:table-cell office:value-type="float" office:value="1.815" calcext:value-type="float">
            <text:p>1.815</text:p>
          </table:table-cell>
          <table:table-cell office:value-type="float" office:value="7.317" calcext:value-type="float">
            <text:p>7.317</text:p>
          </table:table-cell>
          <table:table-cell office:value-type="float" office:value="1.797" calcext:value-type="float">
            <text:p>1.797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27750" calcext:value-type="float">
            <text:p>127750</text:p>
          </table:table-cell>
          <table:table-cell office:value-type="float" office:value="0.575" calcext:value-type="float">
            <text:p>0.5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8" calcext:value-type="float">
            <text:p>0.158</text:p>
          </table:table-cell>
          <table:table-cell table:number-columns-repeated="3"/>
          <table:table-cell office:value-type="float" office:value="127750" calcext:value-type="float">
            <text:p>127750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" calcext:value-type="float">
            <text:p>0.5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66297" calcext:value-type="float">
            <text:p>966297</text:p>
          </table:table-cell>
          <table:table-cell office:value-type="float" office:value="14.53" calcext:value-type="float">
            <text:p>14.53</text:p>
          </table:table-cell>
          <table:table-cell office:value-type="float" office:value="1.29" calcext:value-type="float">
            <text:p>1.29</text:p>
          </table:table-cell>
          <table:table-cell office:value-type="float" office:value="0.344" calcext:value-type="float">
            <text:p>0.344</text:p>
          </table:table-cell>
          <table:table-cell table:number-columns-repeated="3"/>
          <table:table-cell office:value-type="float" office:value="966297" calcext:value-type="float">
            <text:p>966297</text:p>
          </table:table-cell>
          <table:table-cell office:value-type="float" office:value="14.53" calcext:value-type="float">
            <text:p>14.53</text:p>
          </table:table-cell>
          <table:table-cell office:value-type="float" office:value="9.22" calcext:value-type="float">
            <text:p>9.22</text:p>
          </table:table-cell>
          <table:table-cell office:value-type="float" office:value="3.101" calcext:value-type="float">
            <text:p>3.101</text:p>
          </table:table-cell>
          <table:table-cell office:value-type="float" office:value="8.861" calcext:value-type="float">
            <text:p>8.861</text:p>
          </table:table-cell>
          <table:table-cell office:value-type="float" office:value="3.268" calcext:value-type="float">
            <text:p>3.268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29817" calcext:value-type="float">
            <text:p>29817</text:p>
          </table:table-cell>
          <table:table-cell office:value-type="float" office:value="3.806" calcext:value-type="float">
            <text:p>3.806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9817" calcext:value-type="float">
            <text:p>29817</text:p>
          </table:table-cell>
          <table:table-cell office:value-type="float" office:value="3.806" calcext:value-type="float">
            <text:p>3.806</text:p>
          </table:table-cell>
          <table:table-cell office:value-type="float" office:value="1.632" calcext:value-type="float">
            <text:p>1.632</text:p>
          </table:table-cell>
          <table:table-cell office:value-type="float" office:value="0.484" calcext:value-type="float">
            <text:p>0.484</text:p>
          </table:table-cell>
          <table:table-cell office:value-type="float" office:value="2.461" calcext:value-type="float">
            <text:p>2.46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815937" calcext:value-type="float">
            <text:p>815937</text:p>
          </table:table-cell>
          <table:table-cell office:value-type="float" office:value="6.863" calcext:value-type="float">
            <text:p>6.863</text:p>
          </table:table-cell>
          <table:table-cell office:value-type="float" office:value="0.481" calcext:value-type="float">
            <text:p>0.481</text:p>
          </table:table-cell>
          <table:table-cell office:value-type="float" office:value="0.169" calcext:value-type="float">
            <text:p>0.169</text:p>
          </table:table-cell>
          <table:table-cell table:number-columns-repeated="3"/>
          <table:table-cell office:value-type="float" office:value="815937" calcext:value-type="float">
            <text:p>815937</text:p>
          </table:table-cell>
          <table:table-cell office:value-type="float" office:value="6.863" calcext:value-type="float">
            <text:p>6.863</text:p>
          </table:table-cell>
          <table:table-cell office:value-type="float" office:value="5.029" calcext:value-type="float">
            <text:p>5.029</text:p>
          </table:table-cell>
          <table:table-cell office:value-type="float" office:value="1.734" calcext:value-type="float">
            <text:p>1.734</text:p>
          </table:table-cell>
          <table:table-cell office:value-type="float" office:value="4.43" calcext:value-type="float">
            <text:p>4.43</text:p>
          </table:table-cell>
          <table:table-cell office:value-type="float" office:value="1.649" calcext:value-type="float">
            <text:p>1.649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8705780" calcext:value-type="float">
            <text:p>8705780</text:p>
          </table:table-cell>
          <table:table-cell office:value-type="float" office:value="16.71" calcext:value-type="float">
            <text:p>16.71</text:p>
          </table:table-cell>
          <table:table-cell office:value-type="float" office:value="2.146" calcext:value-type="float">
            <text:p>2.146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8705780" calcext:value-type="float">
            <text:p>8705780</text:p>
          </table:table-cell>
          <table:table-cell office:value-type="float" office:value="16.71" calcext:value-type="float">
            <text:p>16.71</text:p>
          </table:table-cell>
          <table:table-cell office:value-type="float" office:value="15.797" calcext:value-type="float">
            <text:p>15.797</text:p>
          </table:table-cell>
          <table:table-cell office:value-type="float" office:value="17.45" calcext:value-type="float">
            <text:p>17.45</text:p>
          </table:table-cell>
          <table:table-cell office:value-type="float" office:value="16.372" calcext:value-type="float">
            <text:p>16.372</text:p>
          </table:table-cell>
          <table:table-cell office:value-type="float" office:value="17.698" calcext:value-type="float">
            <text:p>17.698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float" office:value="7666956" calcext:value-type="float">
            <text:p>7666956</text:p>
          </table:table-cell>
          <table:table-cell office:value-type="float" office:value="18.584" calcext:value-type="float">
            <text:p>18.584</text:p>
          </table:table-cell>
          <table:table-cell office:value-type="float" office:value="1.795" calcext:value-type="float">
            <text:p>1.795</text:p>
          </table:table-cell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7666956" calcext:value-type="float">
            <text:p>7666956</text:p>
          </table:table-cell>
          <table:table-cell office:value-type="float" office:value="18.584" calcext:value-type="float">
            <text:p>18.584</text:p>
          </table:table-cell>
          <table:table-cell office:value-type="float" office:value="16.62" calcext:value-type="float">
            <text:p>16.62</text:p>
          </table:table-cell>
          <table:table-cell office:value-type="float" office:value="16.149" calcext:value-type="float">
            <text:p>16.149</text:p>
          </table:table-cell>
          <table:table-cell office:value-type="float" office:value="19.227" calcext:value-type="float">
            <text:p>19.227</text:p>
          </table:table-cell>
          <table:table-cell office:value-type="float" office:value="16.435" calcext:value-type="float">
            <text:p>16.435</text:p>
          </table:table-cell>
          <table:table-cell office:value-type="float" office:value="16.505" calcext:value-type="float">
            <text:p>16.505</text:p>
          </table:table-cell>
        </table:table-row>
        <table:table-row table:style-name="ro1">
          <table:table-cell office:value-type="float" office:value="6222121" calcext:value-type="float">
            <text:p>6222121</text:p>
          </table:table-cell>
          <table:table-cell office:value-type="float" office:value="34.512" calcext:value-type="float">
            <text:p>34.512</text:p>
          </table:table-cell>
          <table:table-cell office:value-type="float" office:value="2.416" calcext:value-type="float">
            <text:p>2.416</text:p>
          </table:table-cell>
          <table:table-cell office:value-type="float" office:value="0.037" calcext:value-type="float">
            <text:p>0.037</text:p>
          </table:table-cell>
          <table:table-cell table:number-columns-repeated="3"/>
          <table:table-cell office:value-type="float" office:value="6222121" calcext:value-type="float">
            <text:p>6222121</text:p>
          </table:table-cell>
          <table:table-cell office:value-type="float" office:value="34.512" calcext:value-type="float">
            <text:p>34.512</text:p>
          </table:table-cell>
          <table:table-cell office:value-type="float" office:value="23.076" calcext:value-type="float">
            <text:p>23.076</text:p>
          </table:table-cell>
          <table:table-cell office:value-type="float" office:value="12.546" calcext:value-type="float">
            <text:p>12.546</text:p>
          </table:table-cell>
          <table:table-cell office:value-type="float" office:value="24.395" calcext:value-type="float">
            <text:p>24.395</text:p>
          </table:table-cell>
          <table:table-cell office:value-type="float" office:value="12.431" calcext:value-type="float">
            <text:p>12.431</text:p>
          </table:table-cell>
          <table:table-cell office:value-type="float" office:value="16.198" calcext:value-type="float">
            <text:p>16.198</text:p>
          </table:table-cell>
        </table:table-row>
        <table:table-row table:style-name="ro1">
          <table:table-cell office:value-type="float" office:value="13193683" calcext:value-type="float">
            <text:p>13193683</text:p>
          </table:table-cell>
          <table:table-cell office:value-type="float" office:value="39.678" calcext:value-type="float">
            <text:p>39.678</text:p>
          </table:table-cell>
          <table:table-cell office:value-type="float" office:value="2.855" calcext:value-type="float">
            <text:p>2.855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13193683" calcext:value-type="float">
            <text:p>13193683</text:p>
          </table:table-cell>
          <table:table-cell office:value-type="float" office:value="39.678" calcext:value-type="float">
            <text:p>39.678</text:p>
          </table:table-cell>
          <table:table-cell office:value-type="float" office:value="32.017" calcext:value-type="float">
            <text:p>32.017</text:p>
          </table:table-cell>
          <table:table-cell office:value-type="float" office:value="25.543" calcext:value-type="float">
            <text:p>25.543</text:p>
          </table:table-cell>
          <table:table-cell office:value-type="float" office:value="29.441" calcext:value-type="float">
            <text:p>29.441</text:p>
          </table:table-cell>
          <table:table-cell office:value-type="float" office:value="24.679" calcext:value-type="float">
            <text:p>24.679</text:p>
          </table:table-cell>
          <table:table-cell office:value-type="float" office:value="24.605" calcext:value-type="float">
            <text:p>24.605</text:p>
          </table:table-cell>
        </table:table-row>
        <table:table-row table:style-name="ro1">
          <table:table-cell office:value-type="float" office:value="3663919" calcext:value-type="float">
            <text:p>3663919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937" calcext:value-type="float">
            <text:p>0.937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3663919" calcext:value-type="float">
            <text:p>3663919</text:p>
          </table:table-cell>
          <table:table-cell office:value-type="float" office:value="14.002" calcext:value-type="float">
            <text:p>14.002</text:p>
          </table:table-cell>
          <table:table-cell office:value-type="float" office:value="11.657" calcext:value-type="float">
            <text:p>11.657</text:p>
          </table:table-cell>
          <table:table-cell office:value-type="float" office:value="7.582" calcext:value-type="float">
            <text:p>7.582</text:p>
          </table:table-cell>
          <table:table-cell office:value-type="float" office:value="10.92" calcext:value-type="float">
            <text:p>10.92</text:p>
          </table:table-cell>
          <table:table-cell office:value-type="float" office:value="7.645" calcext:value-type="float">
            <text:p>7.645</text:p>
          </table:table-cell>
          <table:table-cell office:value-type="float" office:value="7.753" calcext:value-type="float">
            <text:p>7.753</text:p>
          </table:table-cell>
        </table:table-row>
        <table:table-row table:style-name="ro1">
          <table:table-cell office:value-type="float" office:value="9621146" calcext:value-type="float">
            <text:p>9621146</text:p>
          </table:table-cell>
          <table:table-cell office:value-type="float" office:value="28.087" calcext:value-type="float">
            <text:p>28.087</text:p>
          </table:table-cell>
          <table:table-cell office:value-type="float" office:value="4.023" calcext:value-type="float">
            <text:p>4.023</text:p>
          </table:table-cell>
          <table:table-cell office:value-type="float" office:value="0.061" calcext:value-type="float">
            <text:p>0.061</text:p>
          </table:table-cell>
          <table:table-cell table:number-columns-repeated="3"/>
          <table:table-cell office:value-type="float" office:value="9621146" calcext:value-type="float">
            <text:p>9621146</text:p>
          </table:table-cell>
          <table:table-cell office:value-type="float" office:value="28.087" calcext:value-type="float">
            <text:p>28.087</text:p>
          </table:table-cell>
          <table:table-cell office:value-type="float" office:value="25.266" calcext:value-type="float">
            <text:p>25.266</text:p>
          </table:table-cell>
          <table:table-cell office:value-type="float" office:value="20.691" calcext:value-type="float">
            <text:p>20.691</text:p>
          </table:table-cell>
          <table:table-cell office:value-type="float" office:value="22.178" calcext:value-type="float">
            <text:p>22.178</text:p>
          </table:table-cell>
          <table:table-cell office:value-type="float" office:value="20.282" calcext:value-type="float">
            <text:p>20.282</text:p>
          </table:table-cell>
          <table:table-cell office:value-type="float" office:value="20.162" calcext:value-type="float">
            <text:p>20.162</text:p>
          </table:table-cell>
        </table:table-row>
        <table:table-row table:style-name="ro1">
          <table:table-cell office:value-type="float" office:value="803275" calcext:value-type="float">
            <text:p>803275</text:p>
          </table:table-cell>
          <table:table-cell office:value-type="float" office:value="2.944" calcext:value-type="float">
            <text:p>2.944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6" calcext:value-type="float">
            <text:p>0.126</text:p>
          </table:table-cell>
          <table:table-cell table:number-columns-repeated="3"/>
          <table:table-cell office:value-type="float" office:value="803275" calcext:value-type="float">
            <text:p>803275</text:p>
          </table:table-cell>
          <table:table-cell office:value-type="float" office:value="2.944" calcext:value-type="float">
            <text:p>2.944</text:p>
          </table:table-cell>
          <table:table-cell office:value-type="float" office:value="2.165" calcext:value-type="float">
            <text:p>2.165</text:p>
          </table:table-cell>
          <table:table-cell office:value-type="float" office:value="1.256" calcext:value-type="float">
            <text:p>1.256</text:p>
          </table:table-cell>
          <table:table-cell office:value-type="float" office:value="1.625" calcext:value-type="float">
            <text:p>1.625</text:p>
          </table:table-cell>
          <table:table-cell office:value-type="float" office:value="1.287" calcext:value-type="float">
            <text:p>1.287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47284" calcext:value-type="float">
            <text:p>47284</text:p>
          </table:table-cell>
          <table:table-cell office:value-type="float" office:value="5.416" calcext:value-type="float">
            <text:p>5.416</text:p>
          </table:table-cell>
          <table:table-cell office:value-type="float" office:value="0.368" calcext:value-type="float">
            <text:p>0.368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  <table:table-cell office:value-type="float" office:value="47284" calcext:value-type="float">
            <text:p>47284</text:p>
          </table:table-cell>
          <table:table-cell office:value-type="float" office:value="5.416" calcext:value-type="float">
            <text:p>5.416</text:p>
          </table:table-cell>
          <table:table-cell office:value-type="float" office:value="2.538" calcext:value-type="float">
            <text:p>2.538</text:p>
          </table:table-cell>
          <table:table-cell office:value-type="float" office:value="0.773" calcext:value-type="float">
            <text:p>0.773</text:p>
          </table:table-cell>
          <table:table-cell office:value-type="float" office:value="2.791" calcext:value-type="float">
            <text:p>2.791</text:p>
          </table:table-cell>
          <table:table-cell office:value-type="float" office:value="0.73" calcext:value-type="float">
            <text:p>0.73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25548455" calcext:value-type="float">
            <text:p>25548455</text:p>
          </table:table-cell>
          <table:table-cell office:value-type="float" office:value="66.245" calcext:value-type="float">
            <text:p>66.245</text:p>
          </table:table-cell>
          <table:table-cell office:value-type="float" office:value="4.526" calcext:value-type="float">
            <text:p>4.52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25548455" calcext:value-type="float">
            <text:p>25548455</text:p>
          </table:table-cell>
          <table:table-cell office:value-type="float" office:value="66.245" calcext:value-type="float">
            <text:p>66.245</text:p>
          </table:table-cell>
          <table:table-cell office:value-type="float" office:value="63.302" calcext:value-type="float">
            <text:p>63.302</text:p>
          </table:table-cell>
          <table:table-cell office:value-type="float" office:value="46.473" calcext:value-type="float">
            <text:p>46.473</text:p>
          </table:table-cell>
          <table:table-cell office:value-type="float" office:value="56.419" calcext:value-type="float">
            <text:p>56.419</text:p>
          </table:table-cell>
          <table:table-cell office:value-type="float" office:value="46.333" calcext:value-type="float">
            <text:p>46.333</text:p>
          </table:table-cell>
          <table:table-cell office:value-type="float" office:value="46.68" calcext:value-type="float">
            <text:p>46.68</text:p>
          </table:table-cell>
        </table:table-row>
        <table:table-row table:style-name="ro1">
          <table:table-cell office:value-type="float" office:value="696471" calcext:value-type="float">
            <text:p>696471</text:p>
          </table:table-cell>
          <table:table-cell office:value-type="float" office:value="1.969" calcext:value-type="float">
            <text:p>1.96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696471" calcext:value-type="float">
            <text:p>696471</text:p>
          </table:table-cell>
          <table:table-cell office:value-type="float" office:value="1.969" calcext:value-type="float">
            <text:p>1.969</text:p>
          </table:table-cell>
          <table:table-cell office:value-type="float" office:value="1.519" calcext:value-type="float">
            <text:p>1.519</text:p>
          </table:table-cell>
          <table:table-cell office:value-type="float" office:value="1.08" calcext:value-type="float">
            <text:p>1.08</text:p>
          </table:table-cell>
          <table:table-cell office:value-type="float" office:value="1.256" calcext:value-type="float">
            <text:p>1.256</text:p>
          </table:table-cell>
          <table:table-cell office:value-type="float" office:value="1.095" calcext:value-type="float">
            <text:p>1.095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20552722" calcext:value-type="float">
            <text:p>2055272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.392" calcext:value-type="float">
            <text:p>4.392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20552722" calcext:value-type="float">
            <text:p>20552722</text:p>
          </table:table-cell>
          <table:table-cell office:value-type="float" office:value="46.684" calcext:value-type="float">
            <text:p>46.684</text:p>
          </table:table-cell>
          <table:table-cell office:value-type="float" office:value="39" calcext:value-type="float">
            <text:p>39</text:p>
          </table:table-cell>
          <table:table-cell office:value-type="float" office:value="33.855" calcext:value-type="float">
            <text:p>33.855</text:p>
          </table:table-cell>
          <table:table-cell office:value-type="float" office:value="40.466" calcext:value-type="float">
            <text:p>40.466</text:p>
          </table:table-cell>
          <table:table-cell office:value-type="float" office:value="33.16" calcext:value-type="float">
            <text:p>33.16</text:p>
          </table:table-cell>
          <table:table-cell office:value-type="float" office:value="39.833" calcext:value-type="float">
            <text:p>39.833</text:p>
          </table:table-cell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float" office:value="1.982" calcext:value-type="float">
            <text:p>1.9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  <table:table-cell office:value-type="float" office:value="152612" calcext:value-type="float">
            <text:p>152612</text:p>
          </table:table-cell>
          <table:table-cell office:value-type="float" office:value="1.982" calcext:value-type="float">
            <text:p>1.982</text:p>
          </table:table-cell>
          <table:table-cell office:value-type="float" office:value="1.136" calcext:value-type="float">
            <text:p>1.136</text:p>
          </table:table-cell>
          <table:table-cell office:value-type="float" office:value="0.344" calcext:value-type="float">
            <text:p>0.344</text:p>
          </table:table-cell>
          <table:table-cell office:value-type="float" office:value="1.175" calcext:value-type="float">
            <text:p>1.17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5425112" calcext:value-type="float">
            <text:p>5425112</text:p>
          </table:table-cell>
          <table:table-cell office:value-type="float" office:value="23.829" calcext:value-type="float">
            <text:p>23.829</text:p>
          </table:table-cell>
          <table:table-cell office:value-type="float" office:value="1.387" calcext:value-type="float">
            <text:p>1.387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5425112" calcext:value-type="float">
            <text:p>5425112</text:p>
          </table:table-cell>
          <table:table-cell office:value-type="float" office:value="23.829" calcext:value-type="float">
            <text:p>23.829</text:p>
          </table:table-cell>
          <table:table-cell office:value-type="float" office:value="16.049" calcext:value-type="float">
            <text:p>16.049</text:p>
          </table:table-cell>
          <table:table-cell office:value-type="float" office:value="10.747" calcext:value-type="float">
            <text:p>10.747</text:p>
          </table:table-cell>
          <table:table-cell office:value-type="float" office:value="14.568" calcext:value-type="float">
            <text:p>14.568</text:p>
          </table:table-cell>
          <table:table-cell office:value-type="float" office:value="10.934" calcext:value-type="float">
            <text:p>10.934</text:p>
          </table:table-cell>
          <table:table-cell office:value-type="float" office:value="11.269" calcext:value-type="float">
            <text:p>11.269</text:p>
          </table:table-cell>
        </table:table-row>
        <table:table-row table:style-name="ro1">
          <table:table-cell office:value-type="float" office:value="331741" calcext:value-type="float">
            <text:p>331741</text:p>
          </table:table-cell>
          <table:table-cell office:value-type="float" office:value="8.074" calcext:value-type="float">
            <text:p>8.074</text:p>
          </table:table-cell>
          <table:table-cell office:value-type="float" office:value="0.507" calcext:value-type="float">
            <text:p>0.507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  <table:table-cell office:value-type="float" office:value="331741" calcext:value-type="float">
            <text:p>331741</text:p>
          </table:table-cell>
          <table:table-cell office:value-type="float" office:value="8.074" calcext:value-type="float">
            <text:p>8.074</text:p>
          </table:table-cell>
          <table:table-cell office:value-type="float" office:value="4.918" calcext:value-type="float">
            <text:p>4.918</text:p>
          </table:table-cell>
          <table:table-cell office:value-type="float" office:value="1.315" calcext:value-type="float">
            <text:p>1.315</text:p>
          </table:table-cell>
          <table:table-cell office:value-type="float" office:value="4.594" calcext:value-type="float">
            <text:p>4.594</text:p>
          </table:table-cell>
          <table:table-cell office:value-type="float" office:value="1.425" calcext:value-type="float">
            <text:p>1.42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391267" calcext:value-type="float">
            <text:p>26391267</text:p>
          </table:table-cell>
          <table:table-cell office:value-type="float" office:value="74.266" calcext:value-type="float">
            <text:p>74.266</text:p>
          </table:table-cell>
          <table:table-cell office:value-type="float" office:value="4.42" calcext:value-type="float">
            <text:p>4.42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26391267" calcext:value-type="float">
            <text:p>26391267</text:p>
          </table:table-cell>
          <table:table-cell office:value-type="float" office:value="74.266" calcext:value-type="float">
            <text:p>74.266</text:p>
          </table:table-cell>
          <table:table-cell office:value-type="float" office:value="62.729" calcext:value-type="float">
            <text:p>62.729</text:p>
          </table:table-cell>
          <table:table-cell office:value-type="float" office:value="47.977" calcext:value-type="float">
            <text:p>47.977</text:p>
          </table:table-cell>
          <table:table-cell office:value-type="float" office:value="64.629" calcext:value-type="float">
            <text:p>64.629</text:p>
          </table:table-cell>
          <table:table-cell office:value-type="float" office:value="46.618" calcext:value-type="float">
            <text:p>46.618</text:p>
          </table:table-cell>
          <table:table-cell office:value-type="float" office:value="48.114" calcext:value-type="float">
            <text:p>48.114</text:p>
          </table:table-cell>
        </table:table-row>
        <table:table-row table:style-name="ro1">
          <table:table-cell office:value-type="float" office:value="1617526" calcext:value-type="float">
            <text:p>1617526</text:p>
          </table:table-cell>
          <table:table-cell office:value-type="float" office:value="12.795" calcext:value-type="float">
            <text:p>12.795</text:p>
          </table:table-cell>
          <table:table-cell office:value-type="float" office:value="2.272" calcext:value-type="float">
            <text:p>2.272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  <table:table-cell office:value-type="float" office:value="1617526" calcext:value-type="float">
            <text:p>1617526</text:p>
          </table:table-cell>
          <table:table-cell office:value-type="float" office:value="12.795" calcext:value-type="float">
            <text:p>12.795</text:p>
          </table:table-cell>
          <table:table-cell office:value-type="float" office:value="8.418" calcext:value-type="float">
            <text:p>8.418</text:p>
          </table:table-cell>
          <table:table-cell office:value-type="float" office:value="3.002" calcext:value-type="float">
            <text:p>3.002</text:p>
          </table:table-cell>
          <table:table-cell office:value-type="float" office:value="8.107" calcext:value-type="float">
            <text:p>8.107</text:p>
          </table:table-cell>
          <table:table-cell office:value-type="float" office:value="3.074" calcext:value-type="float">
            <text:p>3.074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float" office:value="15504289" calcext:value-type="float">
            <text:p>15504289</text:p>
          </table:table-cell>
          <table:table-cell office:value-type="float" office:value="48.011" calcext:value-type="float">
            <text:p>48.011</text:p>
          </table:table-cell>
          <table:table-cell office:value-type="float" office:value="2.986" calcext:value-type="float">
            <text:p>2.986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  <table:table-cell office:value-type="float" office:value="15504289" calcext:value-type="float">
            <text:p>15504289</text:p>
          </table:table-cell>
          <table:table-cell office:value-type="float" office:value="48.011" calcext:value-type="float">
            <text:p>48.011</text:p>
          </table:table-cell>
          <table:table-cell office:value-type="float" office:value="38.675" calcext:value-type="float">
            <text:p>38.675</text:p>
          </table:table-cell>
          <table:table-cell office:value-type="float" office:value="29.84" calcext:value-type="float">
            <text:p>29.84</text:p>
          </table:table-cell>
          <table:table-cell office:value-type="float" office:value="45.091" calcext:value-type="float">
            <text:p>45.091</text:p>
          </table:table-cell>
          <table:table-cell office:value-type="float" office:value="28.22" calcext:value-type="float">
            <text:p>28.22</text:p>
          </table:table-cell>
          <table:table-cell office:value-type="float" office:value="27.974" calcext:value-type="float">
            <text:p>27.974</text:p>
          </table:table-cell>
        </table:table-row>
        <table:table-row table:style-name="ro1">
          <table:table-cell office:value-type="float" office:value="15604229" calcext:value-type="float">
            <text:p>15604229</text:p>
          </table:table-cell>
          <table:table-cell office:value-type="float" office:value="31.061" calcext:value-type="float">
            <text:p>31.061</text:p>
          </table:table-cell>
          <table:table-cell office:value-type="float" office:value="3.01" calcext:value-type="float">
            <text:p>3.01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15604229" calcext:value-type="float">
            <text:p>15604229</text:p>
          </table:table-cell>
          <table:table-cell office:value-type="float" office:value="31.061" calcext:value-type="float">
            <text:p>31.061</text:p>
          </table:table-cell>
          <table:table-cell office:value-type="float" office:value="35.295" calcext:value-type="float">
            <text:p>35.295</text:p>
          </table:table-cell>
          <table:table-cell office:value-type="float" office:value="26.815" calcext:value-type="float">
            <text:p>26.815</text:p>
          </table:table-cell>
          <table:table-cell office:value-type="float" office:value="27.825" calcext:value-type="float">
            <text:p>27.825</text:p>
          </table:table-cell>
          <table:table-cell office:value-type="float" office:value="27.025" calcext:value-type="float">
            <text:p>27.025</text:p>
          </table:table-cell>
          <table:table-cell office:value-type="float" office:value="27.417" calcext:value-type="float">
            <text:p>27.417</text:p>
          </table:table-cell>
        </table:table-row>
        <table:table-row table:style-name="ro1">
          <table:table-cell office:value-type="float" office:value="2634589" calcext:value-type="float">
            <text:p>2634589</text:p>
          </table:table-cell>
          <table:table-cell office:value-type="float" office:value="13.58" calcext:value-type="float">
            <text:p>13.58</text:p>
          </table:table-cell>
          <table:table-cell office:value-type="float" office:value="0.853" calcext:value-type="float">
            <text:p>0.853</text:p>
          </table:table-cell>
          <table:table-cell office:value-type="float" office:value="0.218" calcext:value-type="float">
            <text:p>0.218</text:p>
          </table:table-cell>
          <table:table-cell table:number-columns-repeated="3"/>
          <table:table-cell office:value-type="float" office:value="2634589" calcext:value-type="float">
            <text:p>2634589</text:p>
          </table:table-cell>
          <table:table-cell office:value-type="float" office:value="13.58" calcext:value-type="float">
            <text:p>13.58</text:p>
          </table:table-cell>
          <table:table-cell office:value-type="float" office:value="9.643" calcext:value-type="float">
            <text:p>9.643</text:p>
          </table:table-cell>
          <table:table-cell office:value-type="float" office:value="4.887" calcext:value-type="float">
            <text:p>4.887</text:p>
          </table:table-cell>
          <table:table-cell office:value-type="float" office:value="10.389" calcext:value-type="float">
            <text:p>10.389</text:p>
          </table:table-cell>
          <table:table-cell office:value-type="float" office:value="4.972" calcext:value-type="float">
            <text:p>4.972</text:p>
          </table:table-cell>
          <table:table-cell office:value-type="float" office:value="5.107" calcext:value-type="float">
            <text:p>5.107</text:p>
          </table:table-cell>
        </table:table-row>
        <table:table-row table:style-name="ro1">
          <table:table-cell office:value-type="float" office:value="4207094" calcext:value-type="float">
            <text:p>4207094</text:p>
          </table:table-cell>
          <table:table-cell office:value-type="float" office:value="15.724" calcext:value-type="float">
            <text:p>15.724</text:p>
          </table:table-cell>
          <table:table-cell office:value-type="float" office:value="1.035" calcext:value-type="float">
            <text:p>1.035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4207094" calcext:value-type="float">
            <text:p>4207094</text:p>
          </table:table-cell>
          <table:table-cell office:value-type="float" office:value="15.724" calcext:value-type="float">
            <text:p>15.724</text:p>
          </table:table-cell>
          <table:table-cell office:value-type="float" office:value="12.921" calcext:value-type="float">
            <text:p>12.921</text:p>
          </table:table-cell>
          <table:table-cell office:value-type="float" office:value="8.42" calcext:value-type="float">
            <text:p>8.42</text:p>
          </table:table-cell>
          <table:table-cell office:value-type="float" office:value="14.74" calcext:value-type="float">
            <text:p>14.74</text:p>
          </table:table-cell>
          <table:table-cell office:value-type="float" office:value="7.993" calcext:value-type="float">
            <text:p>7.993</text:p>
          </table:table-cell>
          <table:table-cell office:value-type="float" office:value="8.269" calcext:value-type="float">
            <text:p>8.269</text:p>
          </table:table-cell>
        </table:table-row>
        <table:table-row table:style-name="ro1">
          <table:table-cell office:value-type="float" office:value="6354902" calcext:value-type="float">
            <text:p>6354902</text:p>
          </table:table-cell>
          <table:table-cell office:value-type="float" office:value="15.897" calcext:value-type="float">
            <text:p>15.897</text:p>
          </table:table-cell>
          <table:table-cell office:value-type="float" office:value="2.19" calcext:value-type="float">
            <text:p>2.19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6354902" calcext:value-type="float">
            <text:p>6354902</text:p>
          </table:table-cell>
          <table:table-cell office:value-type="float" office:value="15.897" calcext:value-type="float">
            <text:p>15.897</text:p>
          </table:table-cell>
          <table:table-cell office:value-type="float" office:value="14.132" calcext:value-type="float">
            <text:p>14.132</text:p>
          </table:table-cell>
          <table:table-cell office:value-type="float" office:value="10.679" calcext:value-type="float">
            <text:p>10.679</text:p>
          </table:table-cell>
          <table:table-cell office:value-type="float" office:value="16.748" calcext:value-type="float">
            <text:p>16.748</text:p>
          </table:table-cell>
          <table:table-cell office:value-type="float" office:value="10.544" calcext:value-type="float">
            <text:p>10.544</text:p>
          </table:table-cell>
          <table:table-cell office:value-type="float" office:value="10.672" calcext:value-type="float">
            <text:p>10.672</text:p>
          </table:table-cell>
        </table:table-row>
        <table:table-row table:style-name="ro1">
          <table:table-cell office:value-type="float" office:value="2601629" calcext:value-type="float">
            <text:p>2601629</text:p>
          </table:table-cell>
          <table:table-cell office:value-type="float" office:value="12.449" calcext:value-type="float">
            <text:p>12.449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8" calcext:value-type="float">
            <text:p>0.248</text:p>
          </table:table-cell>
          <table:table-cell table:number-columns-repeated="3"/>
          <table:table-cell office:value-type="float" office:value="2601629" calcext:value-type="float">
            <text:p>2601629</text:p>
          </table:table-cell>
          <table:table-cell office:value-type="float" office:value="12.449" calcext:value-type="float">
            <text:p>12.449</text:p>
          </table:table-cell>
          <table:table-cell office:value-type="float" office:value="9.499" calcext:value-type="float">
            <text:p>9.499</text:p>
          </table:table-cell>
          <table:table-cell office:value-type="float" office:value="4.869" calcext:value-type="float">
            <text:p>4.869</text:p>
          </table:table-cell>
          <table:table-cell office:value-type="float" office:value="9.667" calcext:value-type="float">
            <text:p>9.667</text:p>
          </table:table-cell>
          <table:table-cell office:value-type="float" office:value="5.136" calcext:value-type="float">
            <text:p>5.136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405273" calcext:value-type="float">
            <text:p>405273</text:p>
          </table:table-cell>
          <table:table-cell office:value-type="float" office:value="2.627" calcext:value-type="float">
            <text:p>2.627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table:number-columns-repeated="3"/>
          <table:table-cell office:value-type="float" office:value="405273" calcext:value-type="float">
            <text:p>405273</text:p>
          </table:table-cell>
          <table:table-cell office:value-type="float" office:value="2.627" calcext:value-type="float">
            <text:p>2.627</text:p>
          </table:table-cell>
          <table:table-cell office:value-type="float" office:value="1.792" calcext:value-type="float">
            <text:p>1.792</text:p>
          </table:table-cell>
          <table:table-cell office:value-type="float" office:value="0.783" calcext:value-type="float">
            <text:p>0.783</text:p>
          </table:table-cell>
          <table:table-cell office:value-type="float" office:value="1.557" calcext:value-type="float">
            <text:p>1.557</text:p>
          </table:table-cell>
          <table:table-cell office:value-type="float" office:value="0.811" calcext:value-type="float">
            <text:p>0.811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3515540" calcext:value-type="float">
            <text:p>3515540</text:p>
          </table:table-cell>
          <table:table-cell office:value-type="float" office:value="15.825" calcext:value-type="float">
            <text:p>15.825</text:p>
          </table:table-cell>
          <table:table-cell office:value-type="float" office:value="1.057" calcext:value-type="float">
            <text:p>1.057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3515540" calcext:value-type="float">
            <text:p>3515540</text:p>
          </table:table-cell>
          <table:table-cell office:value-type="float" office:value="15.825" calcext:value-type="float">
            <text:p>15.825</text:p>
          </table:table-cell>
          <table:table-cell office:value-type="float" office:value="12.624" calcext:value-type="float">
            <text:p>12.624</text:p>
          </table:table-cell>
          <table:table-cell office:value-type="float" office:value="8.01" calcext:value-type="float">
            <text:p>8.01</text:p>
          </table:table-cell>
          <table:table-cell office:value-type="float" office:value="14.82" calcext:value-type="float">
            <text:p>14.82</text:p>
          </table:table-cell>
          <table:table-cell office:value-type="float" office:value="8.019" calcext:value-type="float">
            <text:p>8.019</text:p>
          </table:table-cell>
          <table:table-cell office:value-type="float" office:value="5.797" calcext:value-type="float">
            <text:p>5.797</text:p>
          </table:table-cell>
        </table:table-row>
        <table:table-row table:style-name="ro1">
          <table:table-cell office:value-type="float" office:value="1224683" calcext:value-type="float">
            <text:p>1224683</text:p>
          </table:table-cell>
          <table:table-cell office:value-type="float" office:value="7.328" calcext:value-type="float">
            <text:p>7.328</text:p>
          </table:table-cell>
          <table:table-cell office:value-type="float" office:value="0.504" calcext:value-type="float">
            <text:p>0.504</text:p>
          </table:table-cell>
          <table:table-cell office:value-type="float" office:value="0.143" calcext:value-type="float">
            <text:p>0.143</text:p>
          </table:table-cell>
          <table:table-cell table:number-columns-repeated="3"/>
          <table:table-cell office:value-type="float" office:value="1224683" calcext:value-type="float">
            <text:p>1224683</text:p>
          </table:table-cell>
          <table:table-cell office:value-type="float" office:value="7.328" calcext:value-type="float">
            <text:p>7.328</text:p>
          </table:table-cell>
          <table:table-cell office:value-type="float" office:value="5.346" calcext:value-type="float">
            <text:p>5.346</text:p>
          </table:table-cell>
          <table:table-cell office:value-type="float" office:value="3.023" calcext:value-type="float">
            <text:p>3.023</text:p>
          </table:table-cell>
          <table:table-cell office:value-type="float" office:value="5.138" calcext:value-type="float">
            <text:p>5.138</text:p>
          </table:table-cell>
          <table:table-cell office:value-type="float" office:value="3.015" calcext:value-type="float">
            <text:p>3.015</text:p>
          </table:table-cell>
          <table:table-cell office:value-type="float" office:value="3.006" calcext:value-type="float">
            <text:p>3.006</text:p>
          </table:table-cell>
        </table:table-row>
        <table:table-row table:style-name="ro1">
          <table:table-cell office:value-type="float" office:value="1927162" calcext:value-type="float">
            <text:p>192716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.251" calcext:value-type="float">
            <text:p>1.25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  <table:table-cell office:value-type="float" office:value="1927162" calcext:value-type="float">
            <text:p>192716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2.551" calcext:value-type="float">
            <text:p>12.551</text:p>
          </table:table-cell>
          <table:table-cell office:value-type="float" office:value="5.234" calcext:value-type="float">
            <text:p>5.234</text:p>
          </table:table-cell>
          <table:table-cell office:value-type="float" office:value="16.462" calcext:value-type="float">
            <text:p>16.462</text:p>
          </table:table-cell>
          <table:table-cell office:value-type="float" office:value="5.076" calcext:value-type="float">
            <text:p>5.076</text:p>
          </table:table-cell>
          <table:table-cell office:value-type="float" office:value="5.214" calcext:value-type="float">
            <text:p>5.214</text:p>
          </table:table-cell>
        </table:table-row>
        <table:table-row table:style-name="ro1">
          <table:table-cell office:value-type="float" office:value="19680475" calcext:value-type="float">
            <text:p>19680475</text:p>
          </table:table-cell>
          <table:table-cell office:value-type="float" office:value="50.095" calcext:value-type="float">
            <text:p>50.095</text:p>
          </table:table-cell>
          <table:table-cell office:value-type="float" office:value="4.11" calcext:value-type="float">
            <text:p>4.11</text:p>
          </table:table-cell>
          <table:table-cell office:value-type="float" office:value="0.032" calcext:value-type="float">
            <text:p>0.032</text:p>
          </table:table-cell>
          <table:table-cell table:number-columns-repeated="3"/>
          <table:table-cell office:value-type="float" office:value="19680475" calcext:value-type="float">
            <text:p>19680475</text:p>
          </table:table-cell>
          <table:table-cell office:value-type="float" office:value="50.095" calcext:value-type="float">
            <text:p>50.095</text:p>
          </table:table-cell>
          <table:table-cell office:value-type="float" office:value="42.862" calcext:value-type="float">
            <text:p>42.862</text:p>
          </table:table-cell>
          <table:table-cell office:value-type="float" office:value="33.514" calcext:value-type="float">
            <text:p>33.514</text:p>
          </table:table-cell>
          <table:table-cell office:value-type="float" office:value="45.745" calcext:value-type="float">
            <text:p>45.745</text:p>
          </table:table-cell>
          <table:table-cell office:value-type="float" office:value="33.482" calcext:value-type="float">
            <text:p>33.482</text:p>
          </table:table-cell>
          <table:table-cell office:value-type="float" office:value="38.673" calcext:value-type="float">
            <text:p>38.673</text:p>
          </table:table-cell>
        </table:table-row>
        <table:table-row table:style-name="ro1">
          <table:table-cell office:value-type="float" office:value="33206326" calcext:value-type="float">
            <text:p>33206326</text:p>
          </table:table-cell>
          <table:table-cell office:value-type="float" office:value="87.569" calcext:value-type="float">
            <text:p>87.569</text:p>
          </table:table-cell>
          <table:table-cell office:value-type="float" office:value="5.356" calcext:value-type="float">
            <text:p>5.356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33206326" calcext:value-type="float">
            <text:p>33206326</text:p>
          </table:table-cell>
          <table:table-cell office:value-type="float" office:value="87.569" calcext:value-type="float">
            <text:p>87.569</text:p>
          </table:table-cell>
          <table:table-cell office:value-type="float" office:value="88.248" calcext:value-type="float">
            <text:p>88.248</text:p>
          </table:table-cell>
          <table:table-cell office:value-type="float" office:value="63.697" calcext:value-type="float">
            <text:p>63.697</text:p>
          </table:table-cell>
          <table:table-cell office:value-type="float" office:value="83.198" calcext:value-type="float">
            <text:p>83.198</text:p>
          </table:table-cell>
          <table:table-cell office:value-type="float" office:value="63.173" calcext:value-type="float">
            <text:p>63.173</text:p>
          </table:table-cell>
          <table:table-cell office:value-type="float" office:value="60.694" calcext:value-type="float">
            <text:p>60.694</text:p>
          </table:table-cell>
        </table:table-row>
        <table:table-row table:style-name="ro1">
          <table:table-cell office:value-type="float" office:value="2969963" calcext:value-type="float">
            <text:p>2969963</text:p>
          </table:table-cell>
          <table:table-cell office:value-type="float" office:value="11.022" calcext:value-type="float">
            <text:p>11.022</text:p>
          </table:table-cell>
          <table:table-cell office:value-type="float" office:value="0.731" calcext:value-type="float">
            <text:p>0.731</text:p>
          </table:table-cell>
          <table:table-cell office:value-type="float" office:value="0.254" calcext:value-type="float">
            <text:p>0.254</text:p>
          </table:table-cell>
          <table:table-cell table:number-columns-repeated="3"/>
          <table:table-cell office:value-type="float" office:value="2969963" calcext:value-type="float">
            <text:p>2969963</text:p>
          </table:table-cell>
          <table:table-cell office:value-type="float" office:value="11.022" calcext:value-type="float">
            <text:p>11.022</text:p>
          </table:table-cell>
          <table:table-cell office:value-type="float" office:value="7.954" calcext:value-type="float">
            <text:p>7.954</text:p>
          </table:table-cell>
          <table:table-cell office:value-type="float" office:value="5.153" calcext:value-type="float">
            <text:p>5.153</text:p>
          </table:table-cell>
          <table:table-cell office:value-type="float" office:value="7.555" calcext:value-type="float">
            <text:p>7.555</text:p>
          </table:table-cell>
          <table:table-cell office:value-type="float" office:value="5.304" calcext:value-type="float">
            <text:p>5.304</text:p>
          </table:table-cell>
          <table:table-cell office:value-type="float" office:value="5.509" calcext:value-type="float">
            <text:p>5.509</text:p>
          </table:table-cell>
        </table:table-row>
        <table:table-row table:style-name="ro1">
          <table:table-cell office:value-type="float" office:value="5778858" calcext:value-type="float">
            <text:p>5778858</text:p>
          </table:table-cell>
          <table:table-cell office:value-type="float" office:value="19.676" calcext:value-type="float">
            <text:p>19.676</text:p>
          </table:table-cell>
          <table:table-cell office:value-type="float" office:value="2.213" calcext:value-type="float">
            <text:p>2.213</text:p>
          </table:table-cell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5778858" calcext:value-type="float">
            <text:p>5778858</text:p>
          </table:table-cell>
          <table:table-cell office:value-type="float" office:value="19.676" calcext:value-type="float">
            <text:p>19.676</text:p>
          </table:table-cell>
          <table:table-cell office:value-type="float" office:value="14.293" calcext:value-type="float">
            <text:p>14.293</text:p>
          </table:table-cell>
          <table:table-cell office:value-type="float" office:value="10.405" calcext:value-type="float">
            <text:p>10.405</text:p>
          </table:table-cell>
          <table:table-cell office:value-type="float" office:value="15.786" calcext:value-type="float">
            <text:p>15.786</text:p>
          </table:table-cell>
          <table:table-cell office:value-type="float" office:value="10.574" calcext:value-type="float">
            <text:p>10.574</text:p>
          </table:table-cell>
          <table:table-cell office:value-type="float" office:value="10.494" calcext:value-type="float">
            <text:p>10.494</text:p>
          </table:table-cell>
        </table:table-row>
        <table:table-row table:style-name="ro1">
          <table:table-cell office:value-type="float" office:value="22017434" calcext:value-type="float">
            <text:p>22017434</text:p>
          </table:table-cell>
          <table:table-cell office:value-type="float" office:value="64.394" calcext:value-type="float">
            <text:p>64.394</text:p>
          </table:table-cell>
          <table:table-cell office:value-type="float" office:value="2.906" calcext:value-type="float">
            <text:p>2.906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22017434" calcext:value-type="float">
            <text:p>22017434</text:p>
          </table:table-cell>
          <table:table-cell office:value-type="float" office:value="64.394" calcext:value-type="float">
            <text:p>64.394</text:p>
          </table:table-cell>
          <table:table-cell office:value-type="float" office:value="45.647" calcext:value-type="float">
            <text:p>45.647</text:p>
          </table:table-cell>
          <table:table-cell office:value-type="float" office:value="44.568" calcext:value-type="float">
            <text:p>44.568</text:p>
          </table:table-cell>
          <table:table-cell office:value-type="float" office:value="42.708" calcext:value-type="float">
            <text:p>42.708</text:p>
          </table:table-cell>
          <table:table-cell office:value-type="float" office:value="37.187" calcext:value-type="float">
            <text:p>37.187</text:p>
          </table:table-cell>
          <table:table-cell office:value-type="float" office:value="44.126" calcext:value-type="float">
            <text:p>44.126</text:p>
          </table:table-cell>
        </table:table-row>
        <table:table-row table:style-name="ro1">
          <table:table-cell office:value-type="float" office:value="1302748" calcext:value-type="float">
            <text:p>1302748</text:p>
          </table:table-cell>
          <table:table-cell office:value-type="float" office:value="3.92" calcext:value-type="float">
            <text:p>3.92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1" calcext:value-type="float">
            <text:p>0.071</text:p>
          </table:table-cell>
          <table:table-cell table:number-columns-repeated="3"/>
          <table:table-cell office:value-type="float" office:value="1302748" calcext:value-type="float">
            <text:p>1302748</text:p>
          </table:table-cell>
          <table:table-cell office:value-type="float" office:value="3.92" calcext:value-type="float">
            <text:p>3.92</text:p>
          </table:table-cell>
          <table:table-cell office:value-type="float" office:value="3.006" calcext:value-type="float">
            <text:p>3.006</text:p>
          </table:table-cell>
          <table:table-cell office:value-type="float" office:value="1.896" calcext:value-type="float">
            <text:p>1.896</text:p>
          </table:table-cell>
          <table:table-cell office:value-type="float" office:value="2.22" calcext:value-type="float">
            <text:p>2.22</text:p>
          </table:table-cell>
          <table:table-cell office:value-type="float" office:value="1.788" calcext:value-type="float">
            <text:p>1.78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86191" calcext:value-type="float">
            <text:p>486191</text:p>
          </table:table-cell>
          <table:table-cell office:value-type="float" office:value="9.846" calcext:value-type="float">
            <text:p>9.846</text:p>
          </table:table-cell>
          <table:table-cell office:value-type="float" office:value="0.629" calcext:value-type="float">
            <text:p>0.629</text:p>
          </table:table-cell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486191" calcext:value-type="float">
            <text:p>486191</text:p>
          </table:table-cell>
          <table:table-cell office:value-type="float" office:value="9.846" calcext:value-type="float">
            <text:p>9.846</text:p>
          </table:table-cell>
          <table:table-cell office:value-type="float" office:value="5.611" calcext:value-type="float">
            <text:p>5.611</text:p>
          </table:table-cell>
          <table:table-cell office:value-type="float" office:value="1.542" calcext:value-type="float">
            <text:p>1.542</text:p>
          </table:table-cell>
          <table:table-cell office:value-type="float" office:value="7.264" calcext:value-type="float">
            <text:p>7.264</text:p>
          </table:table-cell>
          <table:table-cell office:value-type="float" office:value="1.666" calcext:value-type="float">
            <text:p>1.666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44211656" calcext:value-type="float">
            <text:p>44211656</text:p>
          </table:table-cell>
          <table:table-cell office:value-type="float" office:value="141.778" calcext:value-type="float">
            <text:p>141.778</text:p>
          </table:table-cell>
          <table:table-cell office:value-type="float" office:value="9.574" calcext:value-type="float">
            <text:p>9.574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44211656" calcext:value-type="float">
            <text:p>44211656</text:p>
          </table:table-cell>
          <table:table-cell office:value-type="float" office:value="141.778" calcext:value-type="float">
            <text:p>141.778</text:p>
          </table:table-cell>
          <table:table-cell office:value-type="float" office:value="117.848" calcext:value-type="float">
            <text:p>117.848</text:p>
          </table:table-cell>
          <table:table-cell office:value-type="float" office:value="99.617" calcext:value-type="float">
            <text:p>99.617</text:p>
          </table:table-cell>
          <table:table-cell office:value-type="float" office:value="111.197" calcext:value-type="float">
            <text:p>111.197</text:p>
          </table:table-cell>
          <table:table-cell office:value-type="float" office:value="106.531" calcext:value-type="float">
            <text:p>106.531</text:p>
          </table:table-cell>
          <table:table-cell office:value-type="float" office:value="86.375" calcext:value-type="float">
            <text:p>86.375</text:p>
          </table:table-cell>
        </table:table-row>
        <table:table-row table:style-name="ro1">
          <table:table-cell office:value-type="float" office:value="1498908" calcext:value-type="float">
            <text:p>1498908</text:p>
          </table:table-cell>
          <table:table-cell office:value-type="float" office:value="3.831" calcext:value-type="float">
            <text:p>3.8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67" calcext:value-type="float">
            <text:p>0.067</text:p>
          </table:table-cell>
          <table:table-cell table:number-columns-repeated="3"/>
          <table:table-cell office:value-type="float" office:value="1498908" calcext:value-type="float">
            <text:p>1498908</text:p>
          </table:table-cell>
          <table:table-cell office:value-type="float" office:value="3.831" calcext:value-type="float">
            <text:p>3.831</text:p>
          </table:table-cell>
          <table:table-cell office:value-type="float" office:value="2.957" calcext:value-type="float">
            <text:p>2.957</text:p>
          </table:table-cell>
          <table:table-cell office:value-type="float" office:value="2.904" calcext:value-type="float">
            <text:p>2.904</text:p>
          </table:table-cell>
          <table:table-cell office:value-type="float" office:value="2.584" calcext:value-type="float">
            <text:p>2.584</text:p>
          </table:table-cell>
          <table:table-cell office:value-type="float" office:value="3.118" calcext:value-type="float">
            <text:p>3.118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4661717" calcext:value-type="float">
            <text:p>4661717</text:p>
          </table:table-cell>
          <table:table-cell office:value-type="float" office:value="23.109" calcext:value-type="float">
            <text:p>23.109</text:p>
          </table:table-cell>
          <table:table-cell office:value-type="float" office:value="1.379" calcext:value-type="float">
            <text:p>1.379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4661717" calcext:value-type="float">
            <text:p>4661717</text:p>
          </table:table-cell>
          <table:table-cell office:value-type="float" office:value="23.109" calcext:value-type="float">
            <text:p>23.109</text:p>
          </table:table-cell>
          <table:table-cell office:value-type="float" office:value="15.017" calcext:value-type="float">
            <text:p>15.017</text:p>
          </table:table-cell>
          <table:table-cell office:value-type="float" office:value="8.644" calcext:value-type="float">
            <text:p>8.644</text:p>
          </table:table-cell>
          <table:table-cell office:value-type="float" office:value="18.935" calcext:value-type="float">
            <text:p>18.935</text:p>
          </table:table-cell>
          <table:table-cell office:value-type="float" office:value="8.741" calcext:value-type="float">
            <text:p>8.74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81092" calcext:value-type="float">
            <text:p>281092</text:p>
          </table:table-cell>
          <table:table-cell office:value-type="float" office:value="1.06" calcext:value-type="float">
            <text:p>1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281092" calcext:value-type="float">
            <text:p>281092</text:p>
          </table:table-cell>
          <table:table-cell office:value-type="float" office:value="1.06" calcext:value-type="float">
            <text:p>1.06</text:p>
          </table:table-cell>
          <table:table-cell office:value-type="float" office:value="0.876" calcext:value-type="float">
            <text:p>0.876</text:p>
          </table:table-cell>
          <table:table-cell office:value-type="float" office:value="0.448" calcext:value-type="float">
            <text:p>0.44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02" calcext:value-type="float">
            <text:p>0.502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2039261" calcext:value-type="float">
            <text:p>2039261</text:p>
          </table:table-cell>
          <table:table-cell office:value-type="float" office:value="7.279" calcext:value-type="float">
            <text:p>7.279</text:p>
          </table:table-cell>
          <table:table-cell office:value-type="float" office:value="0.426" calcext:value-type="float">
            <text:p>0.426</text:p>
          </table:table-cell>
          <table:table-cell office:value-type="float" office:value="0.092" calcext:value-type="float">
            <text:p>0.092</text:p>
          </table:table-cell>
          <table:table-cell table:number-columns-repeated="3"/>
          <table:table-cell office:value-type="float" office:value="2039261" calcext:value-type="float">
            <text:p>2039261</text:p>
          </table:table-cell>
          <table:table-cell office:value-type="float" office:value="7.279" calcext:value-type="float">
            <text:p>7.279</text:p>
          </table:table-cell>
          <table:table-cell office:value-type="float" office:value="5.348" calcext:value-type="float">
            <text:p>5.348</text:p>
          </table:table-cell>
          <table:table-cell office:value-type="float" office:value="3.256" calcext:value-type="float">
            <text:p>3.256</text:p>
          </table:table-cell>
          <table:table-cell office:value-type="float" office:value="4.507" calcext:value-type="float">
            <text:p>4.507</text:p>
          </table:table-cell>
          <table:table-cell office:value-type="float" office:value="3.471" calcext:value-type="float">
            <text:p>3.471</text:p>
          </table:table-cell>
          <table:table-cell office:value-type="float" office:value="4.547" calcext:value-type="float">
            <text:p>4.547</text:p>
          </table:table-cell>
        </table:table-row>
        <table:table-row table:style-name="ro1">
          <table:table-cell office:value-type="float" office:value="3049996" calcext:value-type="float">
            <text:p>3049996</text:p>
          </table:table-cell>
          <table:table-cell office:value-type="float" office:value="13.622" calcext:value-type="float">
            <text:p>13.622</text:p>
          </table:table-cell>
          <table:table-cell office:value-type="float" office:value="0.929" calcext:value-type="float">
            <text:p>0.929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  <table:table-cell office:value-type="float" office:value="3049996" calcext:value-type="float">
            <text:p>3049996</text:p>
          </table:table-cell>
          <table:table-cell office:value-type="float" office:value="13.622" calcext:value-type="float">
            <text:p>13.622</text:p>
          </table:table-cell>
          <table:table-cell office:value-type="float" office:value="10.815" calcext:value-type="float">
            <text:p>10.815</text:p>
          </table:table-cell>
          <table:table-cell office:value-type="float" office:value="5.324" calcext:value-type="float">
            <text:p>5.324</text:p>
          </table:table-cell>
          <table:table-cell office:value-type="float" office:value="9.591" calcext:value-type="float">
            <text:p>9.591</text:p>
          </table:table-cell>
          <table:table-cell office:value-type="float" office:value="5.367" calcext:value-type="float">
            <text:p>5.367</text:p>
          </table:table-cell>
          <table:table-cell office:value-type="float" office:value="5.816" calcext:value-type="float">
            <text:p>5.816</text:p>
          </table:table-cell>
        </table:table-row>
        <table:table-row table:style-name="ro1">
          <table:table-cell office:value-type="float" office:value="12076379" calcext:value-type="float">
            <text:p>12076379</text:p>
          </table:table-cell>
          <table:table-cell office:value-type="float" office:value="33.358" calcext:value-type="float">
            <text:p>33.358</text:p>
          </table:table-cell>
          <table:table-cell office:value-type="float" office:value="3.7" calcext:value-type="float">
            <text:p>3.7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float" office:value="12076379" calcext:value-type="float">
            <text:p>12076379</text:p>
          </table:table-cell>
          <table:table-cell office:value-type="float" office:value="33.358" calcext:value-type="float">
            <text:p>33.358</text:p>
          </table:table-cell>
          <table:table-cell office:value-type="float" office:value="29.129" calcext:value-type="float">
            <text:p>29.129</text:p>
          </table:table-cell>
          <table:table-cell office:value-type="float" office:value="23.019" calcext:value-type="float">
            <text:p>23.019</text:p>
          </table:table-cell>
          <table:table-cell office:value-type="float" office:value="25.561" calcext:value-type="float">
            <text:p>25.561</text:p>
          </table:table-cell>
          <table:table-cell office:value-type="float" office:value="22.928" calcext:value-type="float">
            <text:p>22.928</text:p>
          </table:table-cell>
          <table:table-cell office:value-type="float" office:value="23.753" calcext:value-type="float">
            <text:p>23.753</text:p>
          </table:table-cell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0.543" calcext:value-type="float">
            <text:p>0.5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205" calcext:value-type="float">
            <text:p>0.205</text:p>
          </table:table-cell>
          <table:table-cell table:number-columns-repeated="3"/>
          <table:table-cell office:value-type="float" office:value="155950" calcext:value-type="float">
            <text:p>155950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5" calcext:value-type="float">
            <text:p>0.58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10992403" calcext:value-type="float">
            <text:p>10992403</text:p>
          </table:table-cell>
          <table:table-cell office:value-type="float" office:value="28.629" calcext:value-type="float">
            <text:p>28.629</text:p>
          </table:table-cell>
          <table:table-cell office:value-type="float" office:value="1.584" calcext:value-type="float">
            <text:p>1.584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10992403" calcext:value-type="float">
            <text:p>10992403</text:p>
          </table:table-cell>
          <table:table-cell office:value-type="float" office:value="28.629" calcext:value-type="float">
            <text:p>28.629</text:p>
          </table:table-cell>
          <table:table-cell office:value-type="float" office:value="26.554" calcext:value-type="float">
            <text:p>26.554</text:p>
          </table:table-cell>
          <table:table-cell office:value-type="float" office:value="20.835" calcext:value-type="float">
            <text:p>20.835</text:p>
          </table:table-cell>
          <table:table-cell office:value-type="float" office:value="24.172" calcext:value-type="float">
            <text:p>24.172</text:p>
          </table:table-cell>
          <table:table-cell office:value-type="float" office:value="20.929" calcext:value-type="float">
            <text:p>20.929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float" office:value="7893616" calcext:value-type="float">
            <text:p>7893616</text:p>
          </table:table-cell>
          <table:table-cell office:value-type="float" office:value="21.681" calcext:value-type="float">
            <text:p>21.681</text:p>
          </table:table-cell>
          <table:table-cell office:value-type="float" office:value="1.977" calcext:value-type="float">
            <text:p>1.977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7893616" calcext:value-type="float">
            <text:p>7893616</text:p>
          </table:table-cell>
          <table:table-cell office:value-type="float" office:value="21.681" calcext:value-type="float">
            <text:p>21.681</text:p>
          </table:table-cell>
          <table:table-cell office:value-type="float" office:value="16.89" calcext:value-type="float">
            <text:p>16.89</text:p>
          </table:table-cell>
          <table:table-cell office:value-type="float" office:value="16.528" calcext:value-type="float">
            <text:p>16.528</text:p>
          </table:table-cell>
          <table:table-cell office:value-type="float" office:value="19.246" calcext:value-type="float">
            <text:p>19.246</text:p>
          </table:table-cell>
          <table:table-cell office:value-type="float" office:value="13.623" calcext:value-type="float">
            <text:p>13.623</text:p>
          </table:table-cell>
          <table:table-cell office:value-type="float" office:value="16.503" calcext:value-type="float">
            <text:p>16.503</text:p>
          </table:table-cell>
        </table:table-row>
        <table:table-row table:style-name="ro1">
          <table:table-cell office:value-type="float" office:value="9467787" calcext:value-type="float">
            <text:p>9467787</text:p>
          </table:table-cell>
          <table:table-cell office:value-type="float" office:value="32.352" calcext:value-type="float">
            <text:p>32.352</text:p>
          </table:table-cell>
          <table:table-cell office:value-type="float" office:value="2.061" calcext:value-type="float">
            <text:p>2.061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  <table:table-cell office:value-type="float" office:value="9467787" calcext:value-type="float">
            <text:p>9467787</text:p>
          </table:table-cell>
          <table:table-cell office:value-type="float" office:value="32.352" calcext:value-type="float">
            <text:p>32.352</text:p>
          </table:table-cell>
          <table:table-cell office:value-type="float" office:value="26.488" calcext:value-type="float">
            <text:p>26.488</text:p>
          </table:table-cell>
          <table:table-cell office:value-type="float" office:value="21.072" calcext:value-type="float">
            <text:p>21.072</text:p>
          </table:table-cell>
          <table:table-cell office:value-type="float" office:value="26.34" calcext:value-type="float">
            <text:p>26.34</text:p>
          </table:table-cell>
          <table:table-cell office:value-type="float" office:value="20.879" calcext:value-type="float">
            <text:p>20.879</text:p>
          </table:table-cell>
          <table:table-cell office:value-type="float" office:value="19.746" calcext:value-type="float">
            <text:p>19.746</text:p>
          </table:table-cell>
        </table:table-row>
        <table:table-row table:style-name="ro1">
          <table:table-cell office:value-type="float" office:value="6928325" calcext:value-type="float">
            <text:p>6928325</text:p>
          </table:table-cell>
          <table:table-cell office:value-type="float" office:value="22.142" calcext:value-type="float">
            <text:p>22.142</text:p>
          </table:table-cell>
          <table:table-cell office:value-type="float" office:value="1.555" calcext:value-type="float">
            <text:p>1.555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6928325" calcext:value-type="float">
            <text:p>6928325</text:p>
          </table:table-cell>
          <table:table-cell office:value-type="float" office:value="22.142" calcext:value-type="float">
            <text:p>22.142</text:p>
          </table:table-cell>
          <table:table-cell office:value-type="float" office:value="17.893" calcext:value-type="float">
            <text:p>17.893</text:p>
          </table:table-cell>
          <table:table-cell office:value-type="float" office:value="13.272" calcext:value-type="float">
            <text:p>13.272</text:p>
          </table:table-cell>
          <table:table-cell office:value-type="float" office:value="20.724" calcext:value-type="float">
            <text:p>20.724</text:p>
          </table:table-cell>
          <table:table-cell office:value-type="float" office:value="12.476" calcext:value-type="float">
            <text:p>12.476</text:p>
          </table:table-cell>
          <table:table-cell office:value-type="float" office:value="16.123" calcext:value-type="float">
            <text:p>16.123</text:p>
          </table:table-cell>
        </table:table-row>
        <table:table-row table:style-name="ro1">
          <table:table-cell office:value-type="float" office:value="8524973" calcext:value-type="float">
            <text:p>8524973</text:p>
          </table:table-cell>
          <table:table-cell office:value-type="float" office:value="15.263" calcext:value-type="float">
            <text:p>15.26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8524973" calcext:value-type="float">
            <text:p>8524973</text:p>
          </table:table-cell>
          <table:table-cell office:value-type="float" office:value="15.263" calcext:value-type="float">
            <text:p>15.263</text:p>
          </table:table-cell>
          <table:table-cell office:value-type="float" office:value="16.233" calcext:value-type="float">
            <text:p>16.233</text:p>
          </table:table-cell>
          <table:table-cell office:value-type="float" office:value="18.093" calcext:value-type="float">
            <text:p>18.093</text:p>
          </table:table-cell>
          <table:table-cell office:value-type="float" office:value="16.58" calcext:value-type="float">
            <text:p>16.58</text:p>
          </table:table-cell>
          <table:table-cell office:value-type="float" office:value="17.819" calcext:value-type="float">
            <text:p>17.819</text:p>
          </table:table-cell>
          <table:table-cell office:value-type="float" office:value="16.642" calcext:value-type="float">
            <text:p>16.642</text:p>
          </table:table-cell>
        </table:table-row>
        <table:table-row table:style-name="ro1">
          <table:table-cell office:value-type="float" office:value="4341991" calcext:value-type="float">
            <text:p>4341991</text:p>
          </table:table-cell>
          <table:table-cell office:value-type="float" office:value="30.293" calcext:value-type="float">
            <text:p>30.293</text:p>
          </table:table-cell>
          <table:table-cell office:value-type="float" office:value="3.382" calcext:value-type="float">
            <text:p>3.382</text:p>
          </table:table-cell>
          <table:table-cell office:value-type="float" office:value="0.039" calcext:value-type="float">
            <text:p>0.039</text:p>
          </table:table-cell>
          <table:table-cell table:number-columns-repeated="3"/>
          <table:table-cell office:value-type="float" office:value="4341991" calcext:value-type="float">
            <text:p>4341991</text:p>
          </table:table-cell>
          <table:table-cell office:value-type="float" office:value="30.293" calcext:value-type="float">
            <text:p>30.293</text:p>
          </table:table-cell>
          <table:table-cell office:value-type="float" office:value="18.587" calcext:value-type="float">
            <text:p>18.587</text:p>
          </table:table-cell>
          <table:table-cell office:value-type="float" office:value="10.15" calcext:value-type="float">
            <text:p>10.15</text:p>
          </table:table-cell>
          <table:table-cell office:value-type="float" office:value="22.754" calcext:value-type="float">
            <text:p>22.754</text:p>
          </table:table-cell>
          <table:table-cell office:value-type="float" office:value="10.292" calcext:value-type="float">
            <text:p>10.292</text:p>
          </table:table-cell>
          <table:table-cell office:value-type="float" office:value="9.338" calcext:value-type="float">
            <text:p>9.338</text:p>
          </table:table-cell>
        </table:table-row>
        <table:table-row table:style-name="ro1">
          <table:table-cell office:value-type="float" office:value="5906992" calcext:value-type="float">
            <text:p>5906992</text:p>
          </table:table-cell>
          <table:table-cell office:value-type="float" office:value="25.642" calcext:value-type="float">
            <text:p>25.642</text:p>
          </table:table-cell>
          <table:table-cell office:value-type="float" office:value="1.506" calcext:value-type="float">
            <text:p>1.506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5906992" calcext:value-type="float">
            <text:p>5906992</text:p>
          </table:table-cell>
          <table:table-cell office:value-type="float" office:value="25.642" calcext:value-type="float">
            <text:p>25.642</text:p>
          </table:table-cell>
          <table:table-cell office:value-type="float" office:value="17.599" calcext:value-type="float">
            <text:p>17.599</text:p>
          </table:table-cell>
          <table:table-cell office:value-type="float" office:value="11.38" calcext:value-type="float">
            <text:p>11.38</text:p>
          </table:table-cell>
          <table:table-cell office:value-type="float" office:value="20.842" calcext:value-type="float">
            <text:p>20.842</text:p>
          </table:table-cell>
          <table:table-cell office:value-type="float" office:value="11.034" calcext:value-type="float">
            <text:p>11.03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866542768" calcext:value-type="float">
            <text:p>86654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5.901" calcext:value-type="float">
            <text:p>2755.901</text:p>
          </table:table-cell>
          <table:table-cell office:value-type="float" office:value="586.931" calcext:value-type="float">
            <text:p>586.931</text:p>
          </table:table-cell>
          <table:table-cell office:value-type="float" office:value="34.364" calcext:value-type="float">
            <text:p>34.36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0:27:59.43467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4:59:30.575855301</dc:date>
    <meta:editing-duration>PT4H46M26S</meta:editing-duration>
    <meta:editing-cycles>7</meta:editing-cycles>
    <meta:generator>LibreOffice/5.1.4.2$Linux_X86_64 LibreOffice_project/10m0$Build-2</meta:generator>
    <meta:document-statistic meta:table-count="1" meta:cell-count="1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993cm" svg:height="15.593cm" xlink:href=".." xlink:type="simple" chart:class="chart:scatter" chart:column-mapping="1 6 5 2 3 4" chart:style-name="ch1">
        <chart:title svg:x="11.77cm" svg:y="0.447cm" chart:style-name="ch2">
          <text:p>Random Query Times</text:p>
        </chart:title>
        <chart:legend chart:legend-position="end" svg:x="20.378cm" svg:y="4.758cm" style:legend-expansion="high" chart:style-name="ch3"/>
        <chart:plot-area chart:style-name="ch4" table:cell-range-address="'OEMMA_random_bf=16'.H3:'OEMMA_random_bf=16'.L102 'OEMMA_random_bf=16'.I2:'OEMMA_random_bf=16'.L2 'OEMMA_random_bf=16'.M2:'OEMMA_random_bf=16'.N102" chart:data-source-has-labels="row" svg:x="1.57cm" svg:y="1.537cm" svg:width="18.249cm" svg:height="12.764cm">
          <chartooo:coordinate-region svg:x="2.191cm" svg:y="1.736cm" svg:width="16.699cm" svg:height="11.918cm"/>
          <chart:axis chart:dimension="x" chart:name="primary-x" chart:style-name="ch5">
            <chart:title svg:x="10.055cm" svg:y="14.612cm" chart:style-name="ch6">
              <text:p># Points</text:p>
            </chart:title>
          </chart:axis>
          <chart:axis chart:dimension="y" chart:name="primary-y" chart:style-name="ch5">
            <chart:title svg:x="0.451cm" svg:y="9.008cm" chart:style-name="ch7">
              <text:p>Query Time (s)</text:p>
            </chart:title>
            <chart:grid chart:style-name="ch8" chart:class="major"/>
          </chart:axis>
          <chart:series chart:style-name="ch9" chart:values-cell-range-address="'OEMMA_random_bf=16'.I3:'OEMMA_random_bf=16'.I102" chart:label-cell-address="'OEMMA_random_bf=16'.I2:'OEMMA_random_bf=16'.I2" chart:class="chart:scatter">
            <chart:domain table:cell-range-address="'OEMMA_random_bf=16'.H3:'OEMMA_random_bf=16'.H102"/>
            <chart:regression-curve chart:style-name="ch10"/>
            <chart:data-point chart:repeated="100"/>
          </chart:series>
          <chart:series chart:style-name="ch11" chart:values-cell-range-address="'OEMMA_random_bf=16'.N3:'OEMMA_random_bf=16'.N102" chart:label-cell-address="'OEMMA_random_bf=16'.N2:'OEMMA_random_bf=16'.N2" chart:class="chart:scatter">
            <chart:regression-curve chart:style-name="ch12"/>
            <chart:data-point chart:repeated="100"/>
          </chart:series>
          <chart:series chart:style-name="ch13" chart:values-cell-range-address="'OEMMA_random_bf=16'.M3:'OEMMA_random_bf=16'.M102" chart:label-cell-address="'OEMMA_random_bf=16'.M2:'OEMMA_random_bf=16'.M2" chart:class="chart:scatter">
            <chart:regression-curve chart:style-name="ch14"/>
            <chart:data-point chart:repeated="100"/>
          </chart:series>
          <chart:series chart:style-name="ch15" chart:values-cell-range-address="'OEMMA_random_bf=16'.J3:'OEMMA_random_bf=16'.J102" chart:label-cell-address="'OEMMA_random_bf=16'.J2:'OEMMA_random_bf=16'.J2" chart:class="chart:scatter">
            <chart:regression-curve chart:style-name="ch16"/>
            <chart:data-point chart:repeated="100"/>
          </chart:series>
          <chart:series chart:style-name="ch17" chart:values-cell-range-address="'OEMMA_random_bf=16'.K3:'OEMMA_random_bf=16'.K102" chart:label-cell-address="'OEMMA_random_bf=16'.K2:'OEMMA_random_bf=16'.K2" chart:class="chart:scatter">
            <chart:regression-curve chart:style-name="ch18"/>
            <chart:data-point chart:repeated="100"/>
          </chart:series>
          <chart:series chart:style-name="ch19" chart:values-cell-range-address="'OEMMA_random_bf=16'.L3:'OEMMA_random_bf=16'.L102" chart:label-cell-address="'OEMMA_random_bf=16'.L2:'OEMMA_random_bf=16'.L2" chart:class="chart:scatter">
            <chart:regression-curve chart:style-name="ch20"/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f=4</text:p>
                <draw:g>
                  <svg:desc>'OEMMA_random_bf=16'.I2:'OEMMA_random_bf=16'.I2</svg:desc>
                </draw:g>
              </table:table-cell>
              <table:table-cell office:value-type="string">
                <text:p>bf4, shortcut, noA, disk arranged</text:p>
                <draw:g>
                  <svg:desc>'OEMMA_random_bf=16'.N2:'OEMMA_random_bf=16'.N2</svg:desc>
                </draw:g>
              </table:table-cell>
              <table:table-cell office:value-type="string">
                <text:p>bf4, shortcut, noA</text:p>
                <draw:g>
                  <svg:desc>'OEMMA_random_bf=16'.M2:'OEMMA_random_bf=16'.M2</svg:desc>
                </draw:g>
              </table:table-cell>
              <table:table-cell office:value-type="string">
                <text:p>Bf=16</text:p>
                <draw:g>
                  <svg:desc>'OEMMA_random_bf=16'.J2:'OEMMA_random_bf=16'.J2</svg:desc>
                </draw:g>
              </table:table-cell>
              <table:table-cell office:value-type="string">
                <text:p>Bf=4, shortcut</text:p>
                <draw:g>
                  <svg:desc>'OEMMA_random_bf=16'.K2:'OEMMA_random_bf=16'.K2</svg:desc>
                </draw:g>
              </table:table-cell>
              <table:table-cell office:value-type="string">
                <text:p>Bf=16, shortcut</text:p>
                <draw:g>
                  <svg:desc>'OEMMA_random_bf=16'.L2:'OEMMA_random_bf=16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75868">
                <text:p>5175868</text:p>
                <draw:g>
                  <svg:desc>'OEMMA_random_bf=16'.H3:'OEMMA_random_bf=16'.H102</svg:desc>
                </draw:g>
              </table:table-cell>
              <table:table-cell office:value-type="float" office:value="12.557">
                <text:p>12.557</text:p>
                <draw:g>
                  <svg:desc>'OEMMA_random_bf=16'.I3:'OEMMA_random_bf=16'.I102</svg:desc>
                </draw:g>
              </table:table-cell>
              <table:table-cell office:value-type="float" office:value="8.48">
                <text:p>8.48</text:p>
                <draw:g>
                  <svg:desc>'OEMMA_random_bf=16'.N3:'OEMMA_random_bf=16'.N102</svg:desc>
                </draw:g>
              </table:table-cell>
              <table:table-cell office:value-type="float" office:value="8.342">
                <text:p>8.342</text:p>
                <draw:g>
                  <svg:desc>'OEMMA_random_bf=16'.M3:'OEMMA_random_bf=16'.M102</svg:desc>
                </draw:g>
              </table:table-cell>
              <table:table-cell office:value-type="float" office:value="11.107">
                <text:p>11.107</text:p>
                <draw:g>
                  <svg:desc>'OEMMA_random_bf=16'.J3:'OEMMA_random_bf=16'.J102</svg:desc>
                </draw:g>
              </table:table-cell>
              <table:table-cell office:value-type="float" office:value="8.453">
                <text:p>8.453</text:p>
                <draw:g>
                  <svg:desc>'OEMMA_random_bf=16'.K3:'OEMMA_random_bf=16'.K102</svg:desc>
                </draw:g>
              </table:table-cell>
              <table:table-cell office:value-type="float" office:value="10.284">
                <text:p>10.284</text:p>
                <draw:g>
                  <svg:desc>'OEMMA_random_bf=16'.L3:'OEMMA_random_bf=16'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166">
                <text:p>477166</text:p>
              </table:table-cell>
              <table:table-cell office:value-type="float" office:value="2.699">
                <text:p>2.699</text:p>
              </table:table-cell>
              <table:table-cell office:value-type="float" office:value="1.034">
                <text:p>1.034</text:p>
              </table:table-cell>
              <table:table-cell office:value-type="float" office:value="0.797">
                <text:p>0.797</text:p>
              </table:table-cell>
              <table:table-cell office:value-type="float" office:value="1.76">
                <text:p>1.76</text:p>
              </table:table-cell>
              <table:table-cell office:value-type="float" office:value="0.81">
                <text:p>0.81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033">
                <text:p>1420033</text:p>
              </table:table-cell>
              <table:table-cell office:value-type="float" office:value="6.666">
                <text:p>6.666</text:p>
              </table:table-cell>
              <table:table-cell office:value-type="float" office:value="3.202">
                <text:p>3.202</text:p>
              </table:table-cell>
              <table:table-cell office:value-type="float" office:value="3.07">
                <text:p>3.07</text:p>
              </table:table-cell>
              <table:table-cell office:value-type="float" office:value="5.219">
                <text:p>5.219</text:p>
              </table:table-cell>
              <table:table-cell office:value-type="float" office:value="3.044">
                <text:p>3.044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68321">
                <text:p>25468321</text:p>
              </table:table-cell>
              <table:table-cell office:value-type="float" office:value="71.852">
                <text:p>71.852</text:p>
              </table:table-cell>
              <table:table-cell office:value-type="float" office:value="46.077">
                <text:p>46.077</text:p>
              </table:table-cell>
              <table:table-cell office:value-type="float" office:value="45.989">
                <text:p>45.989</text:p>
              </table:table-cell>
              <table:table-cell office:value-type="float" office:value="63.904">
                <text:p>63.904</text:p>
              </table:table-cell>
              <table:table-cell office:value-type="float" office:value="46.453">
                <text:p>46.453</text:p>
              </table:table-cell>
              <table:table-cell office:value-type="float" office:value="55.958">
                <text:p>5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29593">
                <text:p>21429593</text:p>
              </table:table-cell>
              <table:table-cell office:value-type="float" office:value="61.742">
                <text:p>61.742</text:p>
              </table:table-cell>
              <table:table-cell office:value-type="float" office:value="42.768">
                <text:p>42.768</text:p>
              </table:table-cell>
              <table:table-cell office:value-type="float" office:value="36.277">
                <text:p>36.277</text:p>
              </table:table-cell>
              <table:table-cell office:value-type="float" office:value="53.21">
                <text:p>53.21</text:p>
              </table:table-cell>
              <table:table-cell office:value-type="float" office:value="36.996">
                <text:p>36.996</text:p>
              </table:table-cell>
              <table:table-cell office:value-type="float" office:value="46.333">
                <text:p>46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5706">
                <text:p>27225706</text:p>
              </table:table-cell>
              <table:table-cell office:value-type="float" office:value="72.134">
                <text:p>72.134</text:p>
              </table:table-cell>
              <table:table-cell office:value-type="float" office:value="55.459">
                <text:p>55.459</text:p>
              </table:table-cell>
              <table:table-cell office:value-type="float" office:value="49.779">
                <text:p>49.779</text:p>
              </table:table-cell>
              <table:table-cell office:value-type="float" office:value="70.682">
                <text:p>70.682</text:p>
              </table:table-cell>
              <table:table-cell office:value-type="float" office:value="51.424">
                <text:p>51.424</text:p>
              </table:table-cell>
              <table:table-cell office:value-type="float" office:value="55.882">
                <text:p>55.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96045">
                <text:p>12696045</text:p>
              </table:table-cell>
              <table:table-cell office:value-type="float" office:value="40.675">
                <text:p>40.675</text:p>
              </table:table-cell>
              <table:table-cell office:value-type="float" office:value="23.788">
                <text:p>23.788</text:p>
              </table:table-cell>
              <table:table-cell office:value-type="float" office:value="24.706">
                <text:p>24.706</text:p>
              </table:table-cell>
              <table:table-cell office:value-type="float" office:value="32.152">
                <text:p>32.152</text:p>
              </table:table-cell>
              <table:table-cell office:value-type="float" office:value="24.305">
                <text:p>24.305</text:p>
              </table:table-cell>
              <table:table-cell office:value-type="float" office:value="28.354">
                <text:p>28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02374">
                <text:p>8302374</text:p>
              </table:table-cell>
              <table:table-cell office:value-type="float" office:value="29.862">
                <text:p>29.862</text:p>
              </table:table-cell>
              <table:table-cell office:value-type="float" office:value="16.738">
                <text:p>16.738</text:p>
              </table:table-cell>
              <table:table-cell office:value-type="float" office:value="18.153">
                <text:p>18.153</text:p>
              </table:table-cell>
              <table:table-cell office:value-type="float" office:value="24.976">
                <text:p>24.976</text:p>
              </table:table-cell>
              <table:table-cell office:value-type="float" office:value="17.527">
                <text:p>17.527</text:p>
              </table:table-cell>
              <table:table-cell office:value-type="float" office:value="24.387">
                <text:p>24.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6574">
                <text:p>14306574</text:p>
              </table:table-cell>
              <table:table-cell office:value-type="float" office:value="46.151">
                <text:p>46.151</text:p>
              </table:table-cell>
              <table:table-cell office:value-type="float" office:value="26.816">
                <text:p>26.816</text:p>
              </table:table-cell>
              <table:table-cell office:value-type="float" office:value="27.453">
                <text:p>27.453</text:p>
              </table:table-cell>
              <table:table-cell office:value-type="float" office:value="37.275">
                <text:p>37.275</text:p>
              </table:table-cell>
              <table:table-cell office:value-type="float" office:value="26.929">
                <text:p>26.929</text:p>
              </table:table-cell>
              <table:table-cell office:value-type="float" office:value="48.214">
                <text:p>48.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760">
                <text:p>280760</text:p>
              </table:table-cell>
              <table:table-cell office:value-type="float" office:value="2.103">
                <text:p>2.103</text:p>
              </table:table-cell>
              <table:table-cell office:value-type="float" office:value="0.699">
                <text:p>0.699</text:p>
              </table:table-cell>
              <table:table-cell office:value-type="float" office:value="0.728">
                <text:p>0.728</text:p>
              </table:table-cell>
              <table:table-cell office:value-type="float" office:value="1.309">
                <text:p>1.309</text:p>
              </table:table-cell>
              <table:table-cell office:value-type="float" office:value="0.64">
                <text:p>0.6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0652">
                <text:p>9780652</text:p>
              </table:table-cell>
              <table:table-cell office:value-type="float" office:value="34.446">
                <text:p>34.446</text:p>
              </table:table-cell>
              <table:table-cell office:value-type="float" office:value="21.012">
                <text:p>21.012</text:p>
              </table:table-cell>
              <table:table-cell office:value-type="float" office:value="20.704">
                <text:p>20.704</text:p>
              </table:table-cell>
              <table:table-cell office:value-type="float" office:value="29.701">
                <text:p>29.701</text:p>
              </table:table-cell>
              <table:table-cell office:value-type="float" office:value="20.444">
                <text:p>20.444</text:p>
              </table:table-cell>
              <table:table-cell office:value-type="float" office:value="26.946">
                <text:p>26.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2251">
                <text:p>2202251</text:p>
              </table:table-cell>
              <table:table-cell office:value-type="float" office:value="7.505">
                <text:p>7.505</text:p>
              </table:table-cell>
              <table:table-cell office:value-type="float" office:value="4.558">
                <text:p>4.558</text:p>
              </table:table-cell>
              <table:table-cell office:value-type="float" office:value="3.057">
                <text:p>3.057</text:p>
              </table:table-cell>
              <table:table-cell office:value-type="float" office:value="5.834">
                <text:p>5.834</text:p>
              </table:table-cell>
              <table:table-cell office:value-type="float" office:value="2.944">
                <text:p>2.94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3738">
                <text:p>3293738</text:p>
              </table:table-cell>
              <table:table-cell office:value-type="float" office:value="26.676">
                <text:p>26.676</text:p>
              </table:table-cell>
              <table:table-cell office:value-type="float" office:value="8.091">
                <text:p>8.091</text:p>
              </table:table-cell>
              <table:table-cell office:value-type="float" office:value="8.254">
                <text:p>8.254</text:p>
              </table:table-cell>
              <table:table-cell office:value-type="float" office:value="14.672">
                <text:p>14.672</text:p>
              </table:table-cell>
              <table:table-cell office:value-type="float" office:value="8.435">
                <text:p>8.435</text:p>
              </table:table-cell>
              <table:table-cell office:value-type="float" office:value="20.674">
                <text:p>20.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57757">
                <text:p>11557757</text:p>
              </table:table-cell>
              <table:table-cell office:value-type="float" office:value="29.891">
                <text:p>29.891</text:p>
              </table:table-cell>
              <table:table-cell office:value-type="float" office:value="22.492">
                <text:p>22.492</text:p>
              </table:table-cell>
              <table:table-cell office:value-type="float" office:value="22.195">
                <text:p>22.195</text:p>
              </table:table-cell>
              <table:table-cell office:value-type="float" office:value="27.668">
                <text:p>27.668</text:p>
              </table:table-cell>
              <table:table-cell office:value-type="float" office:value="22.044">
                <text:p>22.04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8873">
                <text:p>5468873</text:p>
              </table:table-cell>
              <table:table-cell office:value-type="float" office:value="24.715">
                <text:p>24.715</text:p>
              </table:table-cell>
              <table:table-cell office:value-type="float" office:value="10.323">
                <text:p>10.323</text:p>
              </table:table-cell>
              <table:table-cell office:value-type="float" office:value="10.613">
                <text:p>10.613</text:p>
              </table:table-cell>
              <table:table-cell office:value-type="float" office:value="15.866">
                <text:p>15.866</text:p>
              </table:table-cell>
              <table:table-cell office:value-type="float" office:value="10.357">
                <text:p>10.357</text:p>
              </table:table-cell>
              <table:table-cell office:value-type="float" office:value="20.909">
                <text:p>20.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71354">
                <text:p>33471354</text:p>
              </table:table-cell>
              <table:table-cell office:value-type="float" office:value="90.476">
                <text:p>90.476</text:p>
              </table:table-cell>
              <table:table-cell office:value-type="float" office:value="72.631">
                <text:p>72.631</text:p>
              </table:table-cell>
              <table:table-cell office:value-type="float" office:value="78.59">
                <text:p>78.59</text:p>
              </table:table-cell>
              <table:table-cell office:value-type="float" office:value="92.118">
                <text:p>92.118</text:p>
              </table:table-cell>
              <table:table-cell office:value-type="float" office:value="68.372">
                <text:p>68.372</text:p>
              </table:table-cell>
              <table:table-cell office:value-type="float" office:value="83.088">
                <text:p>83.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90193">
                <text:p>5990193</text:p>
              </table:table-cell>
              <table:table-cell office:value-type="float" office:value="21.738">
                <text:p>21.738</text:p>
              </table:table-cell>
              <table:table-cell office:value-type="float" office:value="11.12">
                <text:p>11.12</text:p>
              </table:table-cell>
              <table:table-cell office:value-type="float" office:value="11.508">
                <text:p>11.508</text:p>
              </table:table-cell>
              <table:table-cell office:value-type="float" office:value="17.141">
                <text:p>17.141</text:p>
              </table:table-cell>
              <table:table-cell office:value-type="float" office:value="11.464">
                <text:p>11.464</text:p>
              </table:table-cell>
              <table:table-cell office:value-type="float" office:value="21.502">
                <text:p>21.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18289">
                <text:p>25218289</text:p>
              </table:table-cell>
              <table:table-cell office:value-type="float" office:value="87.322">
                <text:p>87.322</text:p>
              </table:table-cell>
              <table:table-cell office:value-type="float" office:value="47.068">
                <text:p>47.068</text:p>
              </table:table-cell>
              <table:table-cell office:value-type="float" office:value="46.835">
                <text:p>46.835</text:p>
              </table:table-cell>
              <table:table-cell office:value-type="float" office:value="62.012">
                <text:p>62.012</text:p>
              </table:table-cell>
              <table:table-cell office:value-type="float" office:value="48.721">
                <text:p>48.721</text:p>
              </table:table-cell>
              <table:table-cell office:value-type="float" office:value="67.324">
                <text:p>67.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2134">
                <text:p>4592134</text:p>
              </table:table-cell>
              <table:table-cell office:value-type="float" office:value="17.633">
                <text:p>17.633</text:p>
              </table:table-cell>
              <table:table-cell office:value-type="float" office:value="8.583">
                <text:p>8.583</text:p>
              </table:table-cell>
              <table:table-cell office:value-type="float" office:value="8.837">
                <text:p>8.837</text:p>
              </table:table-cell>
              <table:table-cell office:value-type="float" office:value="13.449">
                <text:p>13.449</text:p>
              </table:table-cell>
              <table:table-cell office:value-type="float" office:value="8.34">
                <text:p>8.34</text:p>
              </table:table-cell>
              <table:table-cell office:value-type="float" office:value="16.001">
                <text:p>16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33988">
                <text:p>36033988</text:p>
              </table:table-cell>
              <table:table-cell office:value-type="float" office:value="110.239">
                <text:p>110.239</text:p>
              </table:table-cell>
              <table:table-cell office:value-type="float" office:value="81.64">
                <text:p>81.64</text:p>
              </table:table-cell>
              <table:table-cell office:value-type="float" office:value="75.629">
                <text:p>75.629</text:p>
              </table:table-cell>
              <table:table-cell office:value-type="float" office:value="91.433">
                <text:p>91.433</text:p>
              </table:table-cell>
              <table:table-cell office:value-type="float" office:value="74.582">
                <text:p>74.582</text:p>
              </table:table-cell>
              <table:table-cell office:value-type="float" office:value="83.743">
                <text:p>83.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8749">
                <text:p>1868749</text:p>
              </table:table-cell>
              <table:table-cell office:value-type="float" office:value="16.695">
                <text:p>16.695</text:p>
              </table:table-cell>
              <table:table-cell office:value-type="float" office:value="5.016">
                <text:p>5.016</text:p>
              </table:table-cell>
              <table:table-cell office:value-type="float" office:value="5.14">
                <text:p>5.14</text:p>
              </table:table-cell>
              <table:table-cell office:value-type="float" office:value="11.462">
                <text:p>11.462</text:p>
              </table:table-cell>
              <table:table-cell office:value-type="float" office:value="5.299">
                <text:p>5.299</text:p>
              </table:table-cell>
              <table:table-cell office:value-type="float" office:value="11.166">
                <text:p>11.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88170">
                <text:p>2688170</text:p>
              </table:table-cell>
              <table:table-cell office:value-type="float" office:value="25.676">
                <text:p>25.676</text:p>
              </table:table-cell>
              <table:table-cell office:value-type="float" office:value="8.118">
                <text:p>8.118</text:p>
              </table:table-cell>
              <table:table-cell office:value-type="float" office:value="7.525">
                <text:p>7.525</text:p>
              </table:table-cell>
              <table:table-cell office:value-type="float" office:value="14.586">
                <text:p>14.586</text:p>
              </table:table-cell>
              <table:table-cell office:value-type="float" office:value="7.692">
                <text:p>7.692</text:p>
              </table:table-cell>
              <table:table-cell office:value-type="float" office:value="14.399">
                <text:p>14.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46664">
                <text:p>28846664</text:p>
              </table:table-cell>
              <table:table-cell office:value-type="float" office:value="83.079">
                <text:p>83.079</text:p>
              </table:table-cell>
              <table:table-cell office:value-type="float" office:value="61.624">
                <text:p>61.624</text:p>
              </table:table-cell>
              <table:table-cell office:value-type="float" office:value="62.578">
                <text:p>62.578</text:p>
              </table:table-cell>
              <table:table-cell office:value-type="float" office:value="87.047">
                <text:p>87.047</text:p>
              </table:table-cell>
              <table:table-cell office:value-type="float" office:value="64.382">
                <text:p>64.382</text:p>
              </table:table-cell>
              <table:table-cell office:value-type="float" office:value="66.246">
                <text:p>66.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2216">
                <text:p>9602216</text:p>
              </table:table-cell>
              <table:table-cell office:value-type="float" office:value="18.264">
                <text:p>18.264</text:p>
              </table:table-cell>
              <table:table-cell office:value-type="float" office:value="20.558">
                <text:p>20.558</text:p>
              </table:table-cell>
              <table:table-cell office:value-type="float" office:value="18">
                <text:p>18</text:p>
              </table:table-cell>
              <table:table-cell office:value-type="float" office:value="18.494">
                <text:p>18.494</text:p>
              </table:table-cell>
              <table:table-cell office:value-type="float" office:value="17.947">
                <text:p>17.947</text:p>
              </table:table-cell>
              <table:table-cell office:value-type="float" office:value="20.553">
                <text:p>20.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78435">
                <text:p>15478435</text:p>
              </table:table-cell>
              <table:table-cell office:value-type="float" office:value="43.989">
                <text:p>43.989</text:p>
              </table:table-cell>
              <table:table-cell office:value-type="float" office:value="27.714">
                <text:p>27.714</text:p>
              </table:table-cell>
              <table:table-cell office:value-type="float" office:value="28.053">
                <text:p>28.053</text:p>
              </table:table-cell>
              <table:table-cell office:value-type="float" office:value="35.465">
                <text:p>35.465</text:p>
              </table:table-cell>
              <table:table-cell office:value-type="float" office:value="27.663">
                <text:p>27.663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0031">
                <text:p>850031</text:p>
              </table:table-cell>
              <table:table-cell office:value-type="float" office:value="1.894">
                <text:p>1.894</text:p>
              </table:table-cell>
              <table:table-cell office:value-type="float" office:value="1.454">
                <text:p>1.454</text:p>
              </table:table-cell>
              <table:table-cell office:value-type="float" office:value="1.244">
                <text:p>1.244</text:p>
              </table:table-cell>
              <table:table-cell office:value-type="float" office:value="1.598">
                <text:p>1.598</text:p>
              </table:table-cell>
              <table:table-cell office:value-type="float" office:value="1.139">
                <text:p>1.139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72429">
                <text:p>49672429</text:p>
              </table:table-cell>
              <table:table-cell office:value-type="float" office:value="147.573">
                <text:p>147.573</text:p>
              </table:table-cell>
              <table:table-cell office:value-type="float" office:value="112.765">
                <text:p>112.765</text:p>
              </table:table-cell>
              <table:table-cell office:value-type="float" office:value="139.889">
                <text:p>139.889</text:p>
              </table:table-cell>
              <table:table-cell office:value-type="float" office:value="142.265">
                <text:p>142.265</text:p>
              </table:table-cell>
              <table:table-cell office:value-type="float" office:value="126.669">
                <text:p>126.669</text:p>
              </table:table-cell>
              <table:table-cell office:value-type="float" office:value="130.772">
                <text:p>130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01491">
                <text:p>6901491</text:p>
              </table:table-cell>
              <table:table-cell office:value-type="float" office:value="30.131">
                <text:p>30.131</text:p>
              </table:table-cell>
              <table:table-cell office:value-type="float" office:value="16.358">
                <text:p>16.358</text:p>
              </table:table-cell>
              <table:table-cell office:value-type="float" office:value="13.701">
                <text:p>13.701</text:p>
              </table:table-cell>
              <table:table-cell office:value-type="float" office:value="22.796">
                <text:p>22.796</text:p>
              </table:table-cell>
              <table:table-cell office:value-type="float" office:value="16.785">
                <text:p>16.785</text:p>
              </table:table-cell>
              <table:table-cell office:value-type="float" office:value="22.655">
                <text:p>22.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6177">
                <text:p>1436177</text:p>
              </table:table-cell>
              <table:table-cell office:value-type="float" office:value="5.097">
                <text:p>5.097</text:p>
              </table:table-cell>
              <table:table-cell office:value-type="float" office:value="1.974">
                <text:p>1.974</text:p>
              </table:table-cell>
              <table:table-cell office:value-type="float" office:value="2.973">
                <text:p>2.973</text:p>
              </table:table-cell>
              <table:table-cell office:value-type="float" office:value="4.263">
                <text:p>4.263</text:p>
              </table:table-cell>
              <table:table-cell office:value-type="float" office:value="3.03">
                <text:p>3.03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36516">
                <text:p>4436516</text:p>
              </table:table-cell>
              <table:table-cell office:value-type="float" office:value="28.617">
                <text:p>28.617</text:p>
              </table:table-cell>
              <table:table-cell office:value-type="float" office:value="10.665">
                <text:p>10.665</text:p>
              </table:table-cell>
              <table:table-cell office:value-type="float" office:value="10.494">
                <text:p>10.494</text:p>
              </table:table-cell>
              <table:table-cell office:value-type="float" office:value="20.197">
                <text:p>20.197</text:p>
              </table:table-cell>
              <table:table-cell office:value-type="float" office:value="10.248">
                <text:p>10.248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05418">
                <text:p>14605418</text:p>
              </table:table-cell>
              <table:table-cell office:value-type="float" office:value="44.746">
                <text:p>44.746</text:p>
              </table:table-cell>
              <table:table-cell office:value-type="float" office:value="27.298">
                <text:p>27.298</text:p>
              </table:table-cell>
              <table:table-cell office:value-type="float" office:value="27.31">
                <text:p>27.31</text:p>
              </table:table-cell>
              <table:table-cell office:value-type="float" office:value="37.544">
                <text:p>37.544</text:p>
              </table:table-cell>
              <table:table-cell office:value-type="float" office:value="28.339">
                <text:p>28.339</text:p>
              </table:table-cell>
              <table:table-cell office:value-type="float" office:value="45.679">
                <text:p>45.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11">
                <text:p>155011</text:p>
              </table:table-cell>
              <table:table-cell office:value-type="float" office:value="0.738">
                <text:p>0.738</text:p>
              </table:table-cell>
              <table:table-cell office:value-type="float" office:value="0.41">
                <text:p>0.41</text:p>
              </table:table-cell>
              <table:table-cell office:value-type="float" office:value="0.301">
                <text:p>0.301</text:p>
              </table:table-cell>
              <table:table-cell office:value-type="float" office:value="0.608">
                <text:p>0.608</text:p>
              </table:table-cell>
              <table:table-cell office:value-type="float" office:value="0.337">
                <text:p>0.337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552">
                <text:p>655552</text:p>
              </table:table-cell>
              <table:table-cell office:value-type="float" office:value="2.252">
                <text:p>2.252</text:p>
              </table:table-cell>
              <table:table-cell office:value-type="float" office:value="1.325">
                <text:p>1.325</text:p>
              </table:table-cell>
              <table:table-cell office:value-type="float" office:value="1.211">
                <text:p>1.211</text:p>
              </table:table-cell>
              <table:table-cell office:value-type="float" office:value="2.322">
                <text:p>2.322</text:p>
              </table:table-cell>
              <table:table-cell office:value-type="float" office:value="1.182">
                <text:p>1.182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8230">
                <text:p>4948230</text:p>
              </table:table-cell>
              <table:table-cell office:value-type="float" office:value="25.738">
                <text:p>25.738</text:p>
              </table:table-cell>
              <table:table-cell office:value-type="float" office:value="10.669">
                <text:p>10.669</text:p>
              </table:table-cell>
              <table:table-cell office:value-type="float" office:value="10.33">
                <text:p>10.33</text:p>
              </table:table-cell>
              <table:table-cell office:value-type="float" office:value="15.753">
                <text:p>15.753</text:p>
              </table:table-cell>
              <table:table-cell office:value-type="float" office:value="10.356">
                <text:p>10.356</text:p>
              </table:table-cell>
              <table:table-cell office:value-type="float" office:value="21.011">
                <text:p>21.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69093">
                <text:p>34369093</text:p>
              </table:table-cell>
              <table:table-cell office:value-type="float" office:value="80.505">
                <text:p>80.505</text:p>
              </table:table-cell>
              <table:table-cell office:value-type="float" office:value="65.268">
                <text:p>65.268</text:p>
              </table:table-cell>
              <table:table-cell office:value-type="float" office:value="74.989">
                <text:p>74.989</text:p>
              </table:table-cell>
              <table:table-cell office:value-type="float" office:value="97.815">
                <text:p>97.815</text:p>
              </table:table-cell>
              <table:table-cell office:value-type="float" office:value="76.827">
                <text:p>76.827</text:p>
              </table:table-cell>
              <table:table-cell office:value-type="float" office:value="91.233">
                <text:p>91.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1172">
                <text:p>1001172</text:p>
              </table:table-cell>
              <table:table-cell office:value-type="float" office:value="2.03">
                <text:p>2.03</text:p>
              </table:table-cell>
              <table:table-cell office:value-type="float" office:value="1.893">
                <text:p>1.893</text:p>
              </table:table-cell>
              <table:table-cell office:value-type="float" office:value="1.464">
                <text:p>1.464</text:p>
              </table:table-cell>
              <table:table-cell office:value-type="float" office:value="2.138">
                <text:p>2.138</text:p>
              </table:table-cell>
              <table:table-cell office:value-type="float" office:value="1.434">
                <text:p>1.434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934">
                <text:p>264934</text:p>
              </table:table-cell>
              <table:table-cell office:value-type="float" office:value="13.173">
                <text:p>13.173</text:p>
              </table:table-cell>
              <table:table-cell office:value-type="float" office:value="3.006">
                <text:p>3.006</text:p>
              </table:table-cell>
              <table:table-cell office:value-type="float" office:value="1.977">
                <text:p>1.977</text:p>
              </table:table-cell>
              <table:table-cell office:value-type="float" office:value="8.226">
                <text:p>8.226</text:p>
              </table:table-cell>
              <table:table-cell office:value-type="float" office:value="2.05">
                <text:p>2.05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8162">
                <text:p>5768162</text:p>
              </table:table-cell>
              <table:table-cell office:value-type="float" office:value="12.951">
                <text:p>12.951</text:p>
              </table:table-cell>
              <table:table-cell office:value-type="float" office:value="9.071">
                <text:p>9.071</text:p>
              </table:table-cell>
              <table:table-cell office:value-type="float" office:value="8.696">
                <text:p>8.696</text:p>
              </table:table-cell>
              <table:table-cell office:value-type="float" office:value="12.891">
                <text:p>12.891</text:p>
              </table:table-cell>
              <table:table-cell office:value-type="float" office:value="8.592">
                <text:p>8.592</text:p>
              </table:table-cell>
              <table:table-cell office:value-type="float" office:value="10.537">
                <text:p>10.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5044">
                <text:p>915044</text:p>
              </table:table-cell>
              <table:table-cell office:value-type="float" office:value="5.115">
                <text:p>5.115</text:p>
              </table:table-cell>
              <table:table-cell office:value-type="float" office:value="1.482">
                <text:p>1.482</text:p>
              </table:table-cell>
              <table:table-cell office:value-type="float" office:value="1.687">
                <text:p>1.687</text:p>
              </table:table-cell>
              <table:table-cell office:value-type="float" office:value="3.024">
                <text:p>3.024</text:p>
              </table:table-cell>
              <table:table-cell office:value-type="float" office:value="1.63">
                <text:p>1.63</text:p>
              </table:table-cell>
              <table:table-cell office:value-type="float" office:value="3.609">
                <text:p>3.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8874">
                <text:p>10928874</text:p>
              </table:table-cell>
              <table:table-cell office:value-type="float" office:value="25.287">
                <text:p>25.287</text:p>
              </table:table-cell>
              <table:table-cell office:value-type="float" office:value="22.183">
                <text:p>22.183</text:p>
              </table:table-cell>
              <table:table-cell office:value-type="float" office:value="20.928">
                <text:p>20.928</text:p>
              </table:table-cell>
              <table:table-cell office:value-type="float" office:value="24.116">
                <text:p>24.116</text:p>
              </table:table-cell>
              <table:table-cell office:value-type="float" office:value="20.643">
                <text:p>20.64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750">
                <text:p>57750</text:p>
              </table:table-cell>
              <table:table-cell office:value-type="float" office:value="1.323">
                <text:p>1.323</text:p>
              </table:table-cell>
              <table:table-cell office:value-type="float" office:value="0.335">
                <text:p>0.335</text:p>
              </table:table-cell>
              <table:table-cell office:value-type="float" office:value="0.326">
                <text:p>0.326</text:p>
              </table:table-cell>
              <table:table-cell office:value-type="float" office:value="0.865">
                <text:p>0.865</text:p>
              </table:table-cell>
              <table:table-cell office:value-type="float" office:value="0.311">
                <text:p>0.31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6677">
                <text:p>1516677</text:p>
              </table:table-cell>
              <table:table-cell office:value-type="float" office:value="11.063">
                <text:p>11.063</text:p>
              </table:table-cell>
              <table:table-cell office:value-type="float" office:value="2.819">
                <text:p>2.819</text:p>
              </table:table-cell>
              <table:table-cell office:value-type="float" office:value="2.876">
                <text:p>2.876</text:p>
              </table:table-cell>
              <table:table-cell office:value-type="float" office:value="8.135">
                <text:p>8.135</text:p>
              </table:table-cell>
              <table:table-cell office:value-type="float" office:value="2.88">
                <text:p>2.88</text:p>
              </table:table-cell>
              <table:table-cell office:value-type="float" office:value="7.342">
                <text:p>7.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539">
                <text:p>369539</text:p>
              </table:table-cell>
              <table:table-cell office:value-type="float" office:value="5.369">
                <text:p>5.369</text:p>
              </table:table-cell>
              <table:table-cell office:value-type="float" office:value="0.885">
                <text:p>0.885</text:p>
              </table:table-cell>
              <table:table-cell office:value-type="float" office:value="1.033">
                <text:p>1.033</text:p>
              </table:table-cell>
              <table:table-cell office:value-type="float" office:value="2.652">
                <text:p>2.652</text:p>
              </table:table-cell>
              <table:table-cell office:value-type="float" office:value="1.063">
                <text:p>1.063</text:p>
              </table:table-cell>
              <table:table-cell office:value-type="float" office:value="3.995">
                <text:p>3.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57321">
                <text:p>16257321</text:p>
              </table:table-cell>
              <table:table-cell office:value-type="float" office:value="47.145">
                <text:p>47.145</text:p>
              </table:table-cell>
              <table:table-cell office:value-type="float" office:value="28.746">
                <text:p>28.746</text:p>
              </table:table-cell>
              <table:table-cell office:value-type="float" office:value="29.618">
                <text:p>29.618</text:p>
              </table:table-cell>
              <table:table-cell office:value-type="float" office:value="39.414">
                <text:p>39.414</text:p>
              </table:table-cell>
              <table:table-cell office:value-type="float" office:value="29.735">
                <text:p>29.735</text:p>
              </table:table-cell>
              <table:table-cell office:value-type="float" office:value="43.097">
                <text:p>43.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1603">
                <text:p>1031603</text:p>
              </table:table-cell>
              <table:table-cell office:value-type="float" office:value="7.189">
                <text:p>7.189</text:p>
              </table:table-cell>
              <table:table-cell office:value-type="float" office:value="1.779">
                <text:p>1.779</text:p>
              </table:table-cell>
              <table:table-cell office:value-type="float" office:value="1.759">
                <text:p>1.759</text:p>
              </table:table-cell>
              <table:table-cell office:value-type="float" office:value="4.437">
                <text:p>4.437</text:p>
              </table:table-cell>
              <table:table-cell office:value-type="float" office:value="1.638">
                <text:p>1.638</text:p>
              </table:table-cell>
              <table:table-cell office:value-type="float" office:value="4.411">
                <text:p>4.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8916">
                <text:p>278916</text:p>
              </table:table-cell>
              <table:table-cell office:value-type="float" office:value="5.793">
                <text:p>5.793</text:p>
              </table:table-cell>
              <table:table-cell office:value-type="float" office:value="1.157">
                <text:p>1.157</text:p>
              </table:table-cell>
              <table:table-cell office:value-type="float" office:value="1.088">
                <text:p>1.088</text:p>
              </table:table-cell>
              <table:table-cell office:value-type="float" office:value="3.005">
                <text:p>3.005</text:p>
              </table:table-cell>
              <table:table-cell office:value-type="float" office:value="1.054">
                <text:p>1.054</text:p>
              </table:table-cell>
              <table:table-cell office:value-type="float" office:value="3.891">
                <text:p>3.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2713">
                <text:p>2572713</text:p>
              </table:table-cell>
              <table:table-cell office:value-type="float" office:value="7.284">
                <text:p>7.284</text:p>
              </table:table-cell>
              <table:table-cell office:value-type="float" office:value="4.72">
                <text:p>4.72</text:p>
              </table:table-cell>
              <table:table-cell office:value-type="float" office:value="4.531">
                <text:p>4.531</text:p>
              </table:table-cell>
              <table:table-cell office:value-type="float" office:value="5.882">
                <text:p>5.882</text:p>
              </table:table-cell>
              <table:table-cell office:value-type="float" office:value="4.574">
                <text:p>4.574</text:p>
              </table:table-cell>
              <table:table-cell office:value-type="float" office:value="4.601">
                <text:p>4.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910">
                <text:p>641910</text:p>
              </table:table-cell>
              <table:table-cell office:value-type="float" office:value="10.491">
                <text:p>10.491</text:p>
              </table:table-cell>
              <table:table-cell office:value-type="float" office:value="1.591">
                <text:p>1.591</text:p>
              </table:table-cell>
              <table:table-cell office:value-type="float" office:value="1.797">
                <text:p>1.797</text:p>
              </table:table-cell>
              <table:table-cell office:value-type="float" office:value="5.741">
                <text:p>5.741</text:p>
              </table:table-cell>
              <table:table-cell office:value-type="float" office:value="1.815">
                <text:p>1.815</text:p>
              </table:table-cell>
              <table:table-cell office:value-type="float" office:value="7.317">
                <text:p>7.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750">
                <text:p>127750</text:p>
              </table:table-cell>
              <table:table-cell office:value-type="float" office:value="0.575">
                <text:p>0.575</text:p>
              </table:table-cell>
              <table:table-cell office:value-type="float" office:value="0.37">
                <text:p>0.37</text:p>
              </table:table-cell>
              <table:table-cell office:value-type="float" office:value="0.325">
                <text:p>0.325</text:p>
              </table:table-cell>
              <table:table-cell office:value-type="float" office:value="0.52">
                <text:p>0.52</text:p>
              </table:table-cell>
              <table:table-cell office:value-type="float" office:value="0.295">
                <text:p>0.295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6297">
                <text:p>966297</text:p>
              </table:table-cell>
              <table:table-cell office:value-type="float" office:value="14.53">
                <text:p>14.53</text:p>
              </table:table-cell>
              <table:table-cell office:value-type="float" office:value="3.297">
                <text:p>3.297</text:p>
              </table:table-cell>
              <table:table-cell office:value-type="float" office:value="3.268">
                <text:p>3.268</text:p>
              </table:table-cell>
              <table:table-cell office:value-type="float" office:value="9.22">
                <text:p>9.22</text:p>
              </table:table-cell>
              <table:table-cell office:value-type="float" office:value="3.101">
                <text:p>3.101</text:p>
              </table:table-cell>
              <table:table-cell office:value-type="float" office:value="8.861">
                <text:p>8.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17">
                <text:p>29817</text:p>
              </table:table-cell>
              <table:table-cell office:value-type="float" office:value="3.806">
                <text:p>3.806</text:p>
              </table:table-cell>
              <table:table-cell office:value-type="float" office:value="0.524">
                <text:p>0.524</text:p>
              </table:table-cell>
              <table:table-cell office:value-type="float" office:value="0.505">
                <text:p>0.505</text:p>
              </table:table-cell>
              <table:table-cell office:value-type="float" office:value="1.632">
                <text:p>1.632</text:p>
              </table:table-cell>
              <table:table-cell office:value-type="float" office:value="0.484">
                <text:p>0.484</text:p>
              </table:table-cell>
              <table:table-cell office:value-type="float" office:value="2.461">
                <text:p>2.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5937">
                <text:p>815937</text:p>
              </table:table-cell>
              <table:table-cell office:value-type="float" office:value="6.863">
                <text:p>6.863</text:p>
              </table:table-cell>
              <table:table-cell office:value-type="float" office:value="1.628">
                <text:p>1.628</text:p>
              </table:table-cell>
              <table:table-cell office:value-type="float" office:value="1.649">
                <text:p>1.649</text:p>
              </table:table-cell>
              <table:table-cell office:value-type="float" office:value="5.029">
                <text:p>5.029</text:p>
              </table:table-cell>
              <table:table-cell office:value-type="float" office:value="1.734">
                <text:p>1.734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05780">
                <text:p>8705780</text:p>
              </table:table-cell>
              <table:table-cell office:value-type="float" office:value="16.71">
                <text:p>16.71</text:p>
              </table:table-cell>
              <table:table-cell office:value-type="float" office:value="16.61">
                <text:p>16.61</text:p>
              </table:table-cell>
              <table:table-cell office:value-type="float" office:value="17.698">
                <text:p>17.698</text:p>
              </table:table-cell>
              <table:table-cell office:value-type="float" office:value="15.797">
                <text:p>15.797</text:p>
              </table:table-cell>
              <table:table-cell office:value-type="float" office:value="17.45">
                <text:p>17.45</text:p>
              </table:table-cell>
              <table:table-cell office:value-type="float" office:value="16.372">
                <text:p>16.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66956">
                <text:p>7666956</text:p>
              </table:table-cell>
              <table:table-cell office:value-type="float" office:value="18.584">
                <text:p>18.584</text:p>
              </table:table-cell>
              <table:table-cell office:value-type="float" office:value="16.505">
                <text:p>16.505</text:p>
              </table:table-cell>
              <table:table-cell office:value-type="float" office:value="16.435">
                <text:p>16.435</text:p>
              </table:table-cell>
              <table:table-cell office:value-type="float" office:value="16.62">
                <text:p>16.62</text:p>
              </table:table-cell>
              <table:table-cell office:value-type="float" office:value="16.149">
                <text:p>16.149</text:p>
              </table:table-cell>
              <table:table-cell office:value-type="float" office:value="19.227">
                <text:p>19.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2121">
                <text:p>6222121</text:p>
              </table:table-cell>
              <table:table-cell office:value-type="float" office:value="34.512">
                <text:p>34.512</text:p>
              </table:table-cell>
              <table:table-cell office:value-type="float" office:value="16.198">
                <text:p>16.198</text:p>
              </table:table-cell>
              <table:table-cell office:value-type="float" office:value="12.431">
                <text:p>12.431</text:p>
              </table:table-cell>
              <table:table-cell office:value-type="float" office:value="23.076">
                <text:p>23.076</text:p>
              </table:table-cell>
              <table:table-cell office:value-type="float" office:value="12.546">
                <text:p>12.546</text:p>
              </table:table-cell>
              <table:table-cell office:value-type="float" office:value="24.395">
                <text:p>24.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93683">
                <text:p>13193683</text:p>
              </table:table-cell>
              <table:table-cell office:value-type="float" office:value="39.678">
                <text:p>39.678</text:p>
              </table:table-cell>
              <table:table-cell office:value-type="float" office:value="24.605">
                <text:p>24.605</text:p>
              </table:table-cell>
              <table:table-cell office:value-type="float" office:value="24.679">
                <text:p>24.679</text:p>
              </table:table-cell>
              <table:table-cell office:value-type="float" office:value="32.017">
                <text:p>32.017</text:p>
              </table:table-cell>
              <table:table-cell office:value-type="float" office:value="25.543">
                <text:p>25.543</text:p>
              </table:table-cell>
              <table:table-cell office:value-type="float" office:value="29.441">
                <text:p>29.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63919">
                <text:p>3663919</text:p>
              </table:table-cell>
              <table:table-cell office:value-type="float" office:value="14.002">
                <text:p>14.002</text:p>
              </table:table-cell>
              <table:table-cell office:value-type="float" office:value="7.753">
                <text:p>7.753</text:p>
              </table:table-cell>
              <table:table-cell office:value-type="float" office:value="7.645">
                <text:p>7.645</text:p>
              </table:table-cell>
              <table:table-cell office:value-type="float" office:value="11.657">
                <text:p>11.657</text:p>
              </table:table-cell>
              <table:table-cell office:value-type="float" office:value="7.582">
                <text:p>7.582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21146">
                <text:p>9621146</text:p>
              </table:table-cell>
              <table:table-cell office:value-type="float" office:value="28.087">
                <text:p>28.087</text:p>
              </table:table-cell>
              <table:table-cell office:value-type="float" office:value="20.162">
                <text:p>20.162</text:p>
              </table:table-cell>
              <table:table-cell office:value-type="float" office:value="20.282">
                <text:p>20.282</text:p>
              </table:table-cell>
              <table:table-cell office:value-type="float" office:value="25.266">
                <text:p>25.266</text:p>
              </table:table-cell>
              <table:table-cell office:value-type="float" office:value="20.691">
                <text:p>20.691</text:p>
              </table:table-cell>
              <table:table-cell office:value-type="float" office:value="22.178">
                <text:p>22.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3275">
                <text:p>803275</text:p>
              </table:table-cell>
              <table:table-cell office:value-type="float" office:value="2.944">
                <text:p>2.944</text:p>
              </table:table-cell>
              <table:table-cell office:value-type="float" office:value="1.496">
                <text:p>1.496</text:p>
              </table:table-cell>
              <table:table-cell office:value-type="float" office:value="1.287">
                <text:p>1.287</text:p>
              </table:table-cell>
              <table:table-cell office:value-type="float" office:value="2.165">
                <text:p>2.165</text:p>
              </table:table-cell>
              <table:table-cell office:value-type="float" office:value="1.256">
                <text:p>1.25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84">
                <text:p>47284</text:p>
              </table:table-cell>
              <table:table-cell office:value-type="float" office:value="5.416">
                <text:p>5.416</text:p>
              </table:table-cell>
              <table:table-cell office:value-type="float" office:value="0.765">
                <text:p>0.765</text:p>
              </table:table-cell>
              <table:table-cell office:value-type="float" office:value="0.73">
                <text:p>0.73</text:p>
              </table:table-cell>
              <table:table-cell office:value-type="float" office:value="2.538">
                <text:p>2.538</text:p>
              </table:table-cell>
              <table:table-cell office:value-type="float" office:value="0.773">
                <text:p>0.773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48455">
                <text:p>25548455</text:p>
              </table:table-cell>
              <table:table-cell office:value-type="float" office:value="66.245">
                <text:p>66.245</text:p>
              </table:table-cell>
              <table:table-cell office:value-type="float" office:value="46.68">
                <text:p>46.68</text:p>
              </table:table-cell>
              <table:table-cell office:value-type="float" office:value="46.333">
                <text:p>46.333</text:p>
              </table:table-cell>
              <table:table-cell office:value-type="float" office:value="63.302">
                <text:p>63.302</text:p>
              </table:table-cell>
              <table:table-cell office:value-type="float" office:value="46.473">
                <text:p>46.473</text:p>
              </table:table-cell>
              <table:table-cell office:value-type="float" office:value="56.419">
                <text:p>56.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471">
                <text:p>696471</text:p>
              </table:table-cell>
              <table:table-cell office:value-type="float" office:value="1.969">
                <text:p>1.969</text:p>
              </table:table-cell>
              <table:table-cell office:value-type="float" office:value="1.081">
                <text:p>1.081</text:p>
              </table:table-cell>
              <table:table-cell office:value-type="float" office:value="1.095">
                <text:p>1.095</text:p>
              </table:table-cell>
              <table:table-cell office:value-type="float" office:value="1.519">
                <text:p>1.519</text:p>
              </table:table-cell>
              <table:table-cell office:value-type="float" office:value="1.08">
                <text:p>1.08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52722">
                <text:p>20552722</text:p>
              </table:table-cell>
              <table:table-cell office:value-type="float" office:value="46.684">
                <text:p>46.684</text:p>
              </table:table-cell>
              <table:table-cell office:value-type="float" office:value="39.833">
                <text:p>39.833</text:p>
              </table:table-cell>
              <table:table-cell office:value-type="float" office:value="33.16">
                <text:p>33.16</text:p>
              </table:table-cell>
              <table:table-cell office:value-type="float" office:value="39">
                <text:p>39</text:p>
              </table:table-cell>
              <table:table-cell office:value-type="float" office:value="33.855">
                <text:p>33.855</text:p>
              </table:table-cell>
              <table:table-cell office:value-type="float" office:value="40.466">
                <text:p>40.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2612">
                <text:p>152612</text:p>
              </table:table-cell>
              <table:table-cell office:value-type="float" office:value="1.982">
                <text:p>1.982</text:p>
              </table:table-cell>
              <table:table-cell office:value-type="float" office:value="0.373">
                <text:p>0.373</text:p>
              </table:table-cell>
              <table:table-cell office:value-type="float" office:value="0.376">
                <text:p>0.376</text:p>
              </table:table-cell>
              <table:table-cell office:value-type="float" office:value="1.136">
                <text:p>1.136</text:p>
              </table:table-cell>
              <table:table-cell office:value-type="float" office:value="0.344">
                <text:p>0.344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25112">
                <text:p>5425112</text:p>
              </table:table-cell>
              <table:table-cell office:value-type="float" office:value="23.829">
                <text:p>23.829</text:p>
              </table:table-cell>
              <table:table-cell office:value-type="float" office:value="11.269">
                <text:p>11.269</text:p>
              </table:table-cell>
              <table:table-cell office:value-type="float" office:value="10.934">
                <text:p>10.934</text:p>
              </table:table-cell>
              <table:table-cell office:value-type="float" office:value="16.049">
                <text:p>16.049</text:p>
              </table:table-cell>
              <table:table-cell office:value-type="float" office:value="10.747">
                <text:p>10.747</text:p>
              </table:table-cell>
              <table:table-cell office:value-type="float" office:value="14.568">
                <text:p>14.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741">
                <text:p>331741</text:p>
              </table:table-cell>
              <table:table-cell office:value-type="float" office:value="8.074">
                <text:p>8.074</text:p>
              </table:table-cell>
              <table:table-cell office:value-type="float" office:value="1.4">
                <text:p>1.4</text:p>
              </table:table-cell>
              <table:table-cell office:value-type="float" office:value="1.425">
                <text:p>1.425</text:p>
              </table:table-cell>
              <table:table-cell office:value-type="float" office:value="4.918">
                <text:p>4.918</text:p>
              </table:table-cell>
              <table:table-cell office:value-type="float" office:value="1.315">
                <text:p>1.315</text:p>
              </table:table-cell>
              <table:table-cell office:value-type="float" office:value="4.594">
                <text:p>4.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91267">
                <text:p>26391267</text:p>
              </table:table-cell>
              <table:table-cell office:value-type="float" office:value="74.266">
                <text:p>74.266</text:p>
              </table:table-cell>
              <table:table-cell office:value-type="float" office:value="48.114">
                <text:p>48.114</text:p>
              </table:table-cell>
              <table:table-cell office:value-type="float" office:value="46.618">
                <text:p>46.618</text:p>
              </table:table-cell>
              <table:table-cell office:value-type="float" office:value="62.729">
                <text:p>62.729</text:p>
              </table:table-cell>
              <table:table-cell office:value-type="float" office:value="47.977">
                <text:p>47.977</text:p>
              </table:table-cell>
              <table:table-cell office:value-type="float" office:value="64.629">
                <text:p>64.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7526">
                <text:p>1617526</text:p>
              </table:table-cell>
              <table:table-cell office:value-type="float" office:value="12.795">
                <text:p>12.795</text:p>
              </table:table-cell>
              <table:table-cell office:value-type="float" office:value="4.038">
                <text:p>4.038</text:p>
              </table:table-cell>
              <table:table-cell office:value-type="float" office:value="3.074">
                <text:p>3.074</text:p>
              </table:table-cell>
              <table:table-cell office:value-type="float" office:value="8.418">
                <text:p>8.418</text:p>
              </table:table-cell>
              <table:table-cell office:value-type="float" office:value="3.002">
                <text:p>3.002</text:p>
              </table:table-cell>
              <table:table-cell office:value-type="float" office:value="8.107">
                <text:p>8.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04289">
                <text:p>15504289</text:p>
              </table:table-cell>
              <table:table-cell office:value-type="float" office:value="48.011">
                <text:p>48.011</text:p>
              </table:table-cell>
              <table:table-cell office:value-type="float" office:value="27.974">
                <text:p>27.974</text:p>
              </table:table-cell>
              <table:table-cell office:value-type="float" office:value="28.22">
                <text:p>28.22</text:p>
              </table:table-cell>
              <table:table-cell office:value-type="float" office:value="38.675">
                <text:p>38.675</text:p>
              </table:table-cell>
              <table:table-cell office:value-type="float" office:value="29.84">
                <text:p>29.84</text:p>
              </table:table-cell>
              <table:table-cell office:value-type="float" office:value="45.091">
                <text:p>45.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04229">
                <text:p>15604229</text:p>
              </table:table-cell>
              <table:table-cell office:value-type="float" office:value="31.061">
                <text:p>31.061</text:p>
              </table:table-cell>
              <table:table-cell office:value-type="float" office:value="27.417">
                <text:p>27.417</text:p>
              </table:table-cell>
              <table:table-cell office:value-type="float" office:value="27.025">
                <text:p>27.025</text:p>
              </table:table-cell>
              <table:table-cell office:value-type="float" office:value="35.295">
                <text:p>35.295</text:p>
              </table:table-cell>
              <table:table-cell office:value-type="float" office:value="26.815">
                <text:p>26.815</text:p>
              </table:table-cell>
              <table:table-cell office:value-type="float" office:value="27.825">
                <text:p>27.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4589">
                <text:p>2634589</text:p>
              </table:table-cell>
              <table:table-cell office:value-type="float" office:value="13.58">
                <text:p>13.58</text:p>
              </table:table-cell>
              <table:table-cell office:value-type="float" office:value="5.107">
                <text:p>5.107</text:p>
              </table:table-cell>
              <table:table-cell office:value-type="float" office:value="4.972">
                <text:p>4.972</text:p>
              </table:table-cell>
              <table:table-cell office:value-type="float" office:value="9.643">
                <text:p>9.643</text:p>
              </table:table-cell>
              <table:table-cell office:value-type="float" office:value="4.887">
                <text:p>4.887</text:p>
              </table:table-cell>
              <table:table-cell office:value-type="float" office:value="10.389">
                <text:p>10.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7094">
                <text:p>4207094</text:p>
              </table:table-cell>
              <table:table-cell office:value-type="float" office:value="15.724">
                <text:p>15.724</text:p>
              </table:table-cell>
              <table:table-cell office:value-type="float" office:value="8.269">
                <text:p>8.269</text:p>
              </table:table-cell>
              <table:table-cell office:value-type="float" office:value="7.993">
                <text:p>7.993</text:p>
              </table:table-cell>
              <table:table-cell office:value-type="float" office:value="12.921">
                <text:p>12.921</text:p>
              </table:table-cell>
              <table:table-cell office:value-type="float" office:value="8.42">
                <text:p>8.42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54902">
                <text:p>6354902</text:p>
              </table:table-cell>
              <table:table-cell office:value-type="float" office:value="15.897">
                <text:p>15.897</text:p>
              </table:table-cell>
              <table:table-cell office:value-type="float" office:value="10.672">
                <text:p>10.672</text:p>
              </table:table-cell>
              <table:table-cell office:value-type="float" office:value="10.544">
                <text:p>10.544</text:p>
              </table:table-cell>
              <table:table-cell office:value-type="float" office:value="14.132">
                <text:p>14.132</text:p>
              </table:table-cell>
              <table:table-cell office:value-type="float" office:value="10.679">
                <text:p>10.679</text:p>
              </table:table-cell>
              <table:table-cell office:value-type="float" office:value="16.748">
                <text:p>16.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1629">
                <text:p>2601629</text:p>
              </table:table-cell>
              <table:table-cell office:value-type="float" office:value="12.449">
                <text:p>12.449</text:p>
              </table:table-cell>
              <table:table-cell office:value-type="float" office:value="5.03">
                <text:p>5.03</text:p>
              </table:table-cell>
              <table:table-cell office:value-type="float" office:value="5.136">
                <text:p>5.136</text:p>
              </table:table-cell>
              <table:table-cell office:value-type="float" office:value="9.499">
                <text:p>9.499</text:p>
              </table:table-cell>
              <table:table-cell office:value-type="float" office:value="4.869">
                <text:p>4.869</text:p>
              </table:table-cell>
              <table:table-cell office:value-type="float" office:value="9.667">
                <text:p>9.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273">
                <text:p>405273</text:p>
              </table:table-cell>
              <table:table-cell office:value-type="float" office:value="2.627">
                <text:p>2.627</text:p>
              </table:table-cell>
              <table:table-cell office:value-type="float" office:value="0.922">
                <text:p>0.922</text:p>
              </table:table-cell>
              <table:table-cell office:value-type="float" office:value="0.811">
                <text:p>0.811</text:p>
              </table:table-cell>
              <table:table-cell office:value-type="float" office:value="1.792">
                <text:p>1.792</text:p>
              </table:table-cell>
              <table:table-cell office:value-type="float" office:value="0.783">
                <text:p>0.78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5540">
                <text:p>3515540</text:p>
              </table:table-cell>
              <table:table-cell office:value-type="float" office:value="15.825">
                <text:p>15.825</text:p>
              </table:table-cell>
              <table:table-cell office:value-type="float" office:value="5.797">
                <text:p>5.797</text:p>
              </table:table-cell>
              <table:table-cell office:value-type="float" office:value="8.019">
                <text:p>8.019</text:p>
              </table:table-cell>
              <table:table-cell office:value-type="float" office:value="12.624">
                <text:p>12.624</text:p>
              </table:table-cell>
              <table:table-cell office:value-type="float" office:value="8.01">
                <text:p>8.01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4683">
                <text:p>1224683</text:p>
              </table:table-cell>
              <table:table-cell office:value-type="float" office:value="7.328">
                <text:p>7.328</text:p>
              </table:table-cell>
              <table:table-cell office:value-type="float" office:value="3.006">
                <text:p>3.006</text:p>
              </table:table-cell>
              <table:table-cell office:value-type="float" office:value="3.015">
                <text:p>3.015</text:p>
              </table:table-cell>
              <table:table-cell office:value-type="float" office:value="5.346">
                <text:p>5.346</text:p>
              </table:table-cell>
              <table:table-cell office:value-type="float" office:value="3.023">
                <text:p>3.023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7162">
                <text:p>1927162</text:p>
              </table:table-cell>
              <table:table-cell office:value-type="float" office:value="18.455">
                <text:p>18.455</text:p>
              </table:table-cell>
              <table:table-cell office:value-type="float" office:value="5.214">
                <text:p>5.214</text:p>
              </table:table-cell>
              <table:table-cell office:value-type="float" office:value="5.076">
                <text:p>5.076</text:p>
              </table:table-cell>
              <table:table-cell office:value-type="float" office:value="12.551">
                <text:p>12.551</text:p>
              </table:table-cell>
              <table:table-cell office:value-type="float" office:value="5.234">
                <text:p>5.234</text:p>
              </table:table-cell>
              <table:table-cell office:value-type="float" office:value="16.462">
                <text:p>16.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80475">
                <text:p>19680475</text:p>
              </table:table-cell>
              <table:table-cell office:value-type="float" office:value="50.095">
                <text:p>50.095</text:p>
              </table:table-cell>
              <table:table-cell office:value-type="float" office:value="38.673">
                <text:p>38.673</text:p>
              </table:table-cell>
              <table:table-cell office:value-type="float" office:value="33.482">
                <text:p>33.482</text:p>
              </table:table-cell>
              <table:table-cell office:value-type="float" office:value="42.862">
                <text:p>42.862</text:p>
              </table:table-cell>
              <table:table-cell office:value-type="float" office:value="33.514">
                <text:p>33.514</text:p>
              </table:table-cell>
              <table:table-cell office:value-type="float" office:value="45.745">
                <text:p>45.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06326">
                <text:p>33206326</text:p>
              </table:table-cell>
              <table:table-cell office:value-type="float" office:value="87.569">
                <text:p>87.569</text:p>
              </table:table-cell>
              <table:table-cell office:value-type="float" office:value="60.694">
                <text:p>60.694</text:p>
              </table:table-cell>
              <table:table-cell office:value-type="float" office:value="63.173">
                <text:p>63.173</text:p>
              </table:table-cell>
              <table:table-cell office:value-type="float" office:value="88.248">
                <text:p>88.248</text:p>
              </table:table-cell>
              <table:table-cell office:value-type="float" office:value="63.697">
                <text:p>63.697</text:p>
              </table:table-cell>
              <table:table-cell office:value-type="float" office:value="83.198">
                <text:p>83.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9963">
                <text:p>2969963</text:p>
              </table:table-cell>
              <table:table-cell office:value-type="float" office:value="11.022">
                <text:p>11.022</text:p>
              </table:table-cell>
              <table:table-cell office:value-type="float" office:value="5.509">
                <text:p>5.509</text:p>
              </table:table-cell>
              <table:table-cell office:value-type="float" office:value="5.304">
                <text:p>5.304</text:p>
              </table:table-cell>
              <table:table-cell office:value-type="float" office:value="7.954">
                <text:p>7.954</text:p>
              </table:table-cell>
              <table:table-cell office:value-type="float" office:value="5.153">
                <text:p>5.153</text:p>
              </table:table-cell>
              <table:table-cell office:value-type="float" office:value="7.555">
                <text:p>7.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78858">
                <text:p>5778858</text:p>
              </table:table-cell>
              <table:table-cell office:value-type="float" office:value="19.676">
                <text:p>19.676</text:p>
              </table:table-cell>
              <table:table-cell office:value-type="float" office:value="10.494">
                <text:p>10.494</text:p>
              </table:table-cell>
              <table:table-cell office:value-type="float" office:value="10.574">
                <text:p>10.574</text:p>
              </table:table-cell>
              <table:table-cell office:value-type="float" office:value="14.293">
                <text:p>14.293</text:p>
              </table:table-cell>
              <table:table-cell office:value-type="float" office:value="10.405">
                <text:p>10.405</text:p>
              </table:table-cell>
              <table:table-cell office:value-type="float" office:value="15.786">
                <text:p>15.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17434">
                <text:p>22017434</text:p>
              </table:table-cell>
              <table:table-cell office:value-type="float" office:value="64.394">
                <text:p>64.394</text:p>
              </table:table-cell>
              <table:table-cell office:value-type="float" office:value="44.126">
                <text:p>44.126</text:p>
              </table:table-cell>
              <table:table-cell office:value-type="float" office:value="37.187">
                <text:p>37.187</text:p>
              </table:table-cell>
              <table:table-cell office:value-type="float" office:value="45.647">
                <text:p>45.647</text:p>
              </table:table-cell>
              <table:table-cell office:value-type="float" office:value="44.568">
                <text:p>44.568</text:p>
              </table:table-cell>
              <table:table-cell office:value-type="float" office:value="42.708">
                <text:p>42.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2748">
                <text:p>1302748</text:p>
              </table:table-cell>
              <table:table-cell office:value-type="float" office:value="3.92">
                <text:p>3.92</text:p>
              </table:table-cell>
              <table:table-cell office:value-type="float" office:value="1.79">
                <text:p>1.79</text:p>
              </table:table-cell>
              <table:table-cell office:value-type="float" office:value="1.788">
                <text:p>1.788</text:p>
              </table:table-cell>
              <table:table-cell office:value-type="float" office:value="3.006">
                <text:p>3.006</text:p>
              </table:table-cell>
              <table:table-cell office:value-type="float" office:value="1.896">
                <text:p>1.8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6191">
                <text:p>486191</text:p>
              </table:table-cell>
              <table:table-cell office:value-type="float" office:value="9.846">
                <text:p>9.846</text:p>
              </table:table-cell>
              <table:table-cell office:value-type="float" office:value="1.727">
                <text:p>1.727</text:p>
              </table:table-cell>
              <table:table-cell office:value-type="float" office:value="1.666">
                <text:p>1.666</text:p>
              </table:table-cell>
              <table:table-cell office:value-type="float" office:value="5.611">
                <text:p>5.611</text:p>
              </table:table-cell>
              <table:table-cell office:value-type="float" office:value="1.542">
                <text:p>1.542</text:p>
              </table:table-cell>
              <table:table-cell office:value-type="float" office:value="7.264">
                <text:p>7.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211656">
                <text:p>44211656</text:p>
              </table:table-cell>
              <table:table-cell office:value-type="float" office:value="141.778">
                <text:p>141.778</text:p>
              </table:table-cell>
              <table:table-cell office:value-type="float" office:value="86.375">
                <text:p>86.375</text:p>
              </table:table-cell>
              <table:table-cell office:value-type="float" office:value="106.531">
                <text:p>106.531</text:p>
              </table:table-cell>
              <table:table-cell office:value-type="float" office:value="117.848">
                <text:p>117.848</text:p>
              </table:table-cell>
              <table:table-cell office:value-type="float" office:value="99.617">
                <text:p>99.617</text:p>
              </table:table-cell>
              <table:table-cell office:value-type="float" office:value="111.197">
                <text:p>111.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8908">
                <text:p>1498908</text:p>
              </table:table-cell>
              <table:table-cell office:value-type="float" office:value="3.831">
                <text:p>3.831</text:p>
              </table:table-cell>
              <table:table-cell office:value-type="float" office:value="3.121">
                <text:p>3.121</text:p>
              </table:table-cell>
              <table:table-cell office:value-type="float" office:value="3.118">
                <text:p>3.118</text:p>
              </table:table-cell>
              <table:table-cell office:value-type="float" office:value="2.957">
                <text:p>2.957</text:p>
              </table:table-cell>
              <table:table-cell office:value-type="float" office:value="2.904">
                <text:p>2.904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1717">
                <text:p>4661717</text:p>
              </table:table-cell>
              <table:table-cell office:value-type="float" office:value="23.109">
                <text:p>23.109</text:p>
              </table:table-cell>
              <table:table-cell office:value-type="float" office:value="9.1">
                <text:p>9.1</text:p>
              </table:table-cell>
              <table:table-cell office:value-type="float" office:value="8.741">
                <text:p>8.741</text:p>
              </table:table-cell>
              <table:table-cell office:value-type="float" office:value="15.017">
                <text:p>15.017</text:p>
              </table:table-cell>
              <table:table-cell office:value-type="float" office:value="8.644">
                <text:p>8.644</text:p>
              </table:table-cell>
              <table:table-cell office:value-type="float" office:value="18.935">
                <text:p>18.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092">
                <text:p>281092</text:p>
              </table:table-cell>
              <table:table-cell office:value-type="float" office:value="1.06">
                <text:p>1.06</text:p>
              </table:table-cell>
              <table:table-cell office:value-type="float" office:value="0.662">
                <text:p>0.662</text:p>
              </table:table-cell>
              <table:table-cell office:value-type="float" office:value="0.502">
                <text:p>0.502</text:p>
              </table:table-cell>
              <table:table-cell office:value-type="float" office:value="0.876">
                <text:p>0.876</text:p>
              </table:table-cell>
              <table:table-cell office:value-type="float" office:value="0.448">
                <text:p>0.448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9261">
                <text:p>2039261</text:p>
              </table:table-cell>
              <table:table-cell office:value-type="float" office:value="7.279">
                <text:p>7.279</text:p>
              </table:table-cell>
              <table:table-cell office:value-type="float" office:value="4.547">
                <text:p>4.547</text:p>
              </table:table-cell>
              <table:table-cell office:value-type="float" office:value="3.471">
                <text:p>3.471</text:p>
              </table:table-cell>
              <table:table-cell office:value-type="float" office:value="5.348">
                <text:p>5.348</text:p>
              </table:table-cell>
              <table:table-cell office:value-type="float" office:value="3.256">
                <text:p>3.256</text:p>
              </table:table-cell>
              <table:table-cell office:value-type="float" office:value="4.507">
                <text:p>4.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9996">
                <text:p>3049996</text:p>
              </table:table-cell>
              <table:table-cell office:value-type="float" office:value="13.622">
                <text:p>13.622</text:p>
              </table:table-cell>
              <table:table-cell office:value-type="float" office:value="5.816">
                <text:p>5.816</text:p>
              </table:table-cell>
              <table:table-cell office:value-type="float" office:value="5.367">
                <text:p>5.367</text:p>
              </table:table-cell>
              <table:table-cell office:value-type="float" office:value="10.815">
                <text:p>10.815</text:p>
              </table:table-cell>
              <table:table-cell office:value-type="float" office:value="5.324">
                <text:p>5.324</text:p>
              </table:table-cell>
              <table:table-cell office:value-type="float" office:value="9.591">
                <text:p>9.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76379">
                <text:p>12076379</text:p>
              </table:table-cell>
              <table:table-cell office:value-type="float" office:value="33.358">
                <text:p>33.358</text:p>
              </table:table-cell>
              <table:table-cell office:value-type="float" office:value="23.753">
                <text:p>23.753</text:p>
              </table:table-cell>
              <table:table-cell office:value-type="float" office:value="22.928">
                <text:p>22.928</text:p>
              </table:table-cell>
              <table:table-cell office:value-type="float" office:value="29.129">
                <text:p>29.129</text:p>
              </table:table-cell>
              <table:table-cell office:value-type="float" office:value="23.019">
                <text:p>23.019</text:p>
              </table:table-cell>
              <table:table-cell office:value-type="float" office:value="25.561">
                <text:p>25.5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950">
                <text:p>155950</text:p>
              </table:table-cell>
              <table:table-cell office:value-type="float" office:value="0.543">
                <text:p>0.543</text:p>
              </table:table-cell>
              <table:table-cell office:value-type="float" office:value="0.557">
                <text:p>0.557</text:p>
              </table:table-cell>
              <table:table-cell office:value-type="float" office:value="0.332">
                <text:p>0.332</text:p>
              </table:table-cell>
              <table:table-cell office:value-type="float" office:value="0.585">
                <text:p>0.585</text:p>
              </table:table-cell>
              <table:table-cell office:value-type="float" office:value="0.349">
                <text:p>0.34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92403">
                <text:p>10992403</text:p>
              </table:table-cell>
              <table:table-cell office:value-type="float" office:value="28.629">
                <text:p>28.629</text:p>
              </table:table-cell>
              <table:table-cell office:value-type="float" office:value="22.028">
                <text:p>22.028</text:p>
              </table:table-cell>
              <table:table-cell office:value-type="float" office:value="20.929">
                <text:p>20.929</text:p>
              </table:table-cell>
              <table:table-cell office:value-type="float" office:value="26.554">
                <text:p>26.554</text:p>
              </table:table-cell>
              <table:table-cell office:value-type="float" office:value="20.835">
                <text:p>20.835</text:p>
              </table:table-cell>
              <table:table-cell office:value-type="float" office:value="24.172">
                <text:p>24.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93616">
                <text:p>7893616</text:p>
              </table:table-cell>
              <table:table-cell office:value-type="float" office:value="21.681">
                <text:p>21.681</text:p>
              </table:table-cell>
              <table:table-cell office:value-type="float" office:value="16.503">
                <text:p>16.503</text:p>
              </table:table-cell>
              <table:table-cell office:value-type="float" office:value="13.623">
                <text:p>13.623</text:p>
              </table:table-cell>
              <table:table-cell office:value-type="float" office:value="16.89">
                <text:p>16.89</text:p>
              </table:table-cell>
              <table:table-cell office:value-type="float" office:value="16.528">
                <text:p>16.528</text:p>
              </table:table-cell>
              <table:table-cell office:value-type="float" office:value="19.246">
                <text:p>19.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67787">
                <text:p>9467787</text:p>
              </table:table-cell>
              <table:table-cell office:value-type="float" office:value="32.352">
                <text:p>32.352</text:p>
              </table:table-cell>
              <table:table-cell office:value-type="float" office:value="19.746">
                <text:p>19.746</text:p>
              </table:table-cell>
              <table:table-cell office:value-type="float" office:value="20.879">
                <text:p>20.879</text:p>
              </table:table-cell>
              <table:table-cell office:value-type="float" office:value="26.488">
                <text:p>26.488</text:p>
              </table:table-cell>
              <table:table-cell office:value-type="float" office:value="21.072">
                <text:p>21.072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28325">
                <text:p>6928325</text:p>
              </table:table-cell>
              <table:table-cell office:value-type="float" office:value="22.142">
                <text:p>22.142</text:p>
              </table:table-cell>
              <table:table-cell office:value-type="float" office:value="16.123">
                <text:p>16.123</text:p>
              </table:table-cell>
              <table:table-cell office:value-type="float" office:value="12.476">
                <text:p>12.476</text:p>
              </table:table-cell>
              <table:table-cell office:value-type="float" office:value="17.893">
                <text:p>17.893</text:p>
              </table:table-cell>
              <table:table-cell office:value-type="float" office:value="13.272">
                <text:p>13.272</text:p>
              </table:table-cell>
              <table:table-cell office:value-type="float" office:value="20.724">
                <text:p>20.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24973">
                <text:p>8524973</text:p>
              </table:table-cell>
              <table:table-cell office:value-type="float" office:value="15.263">
                <text:p>15.263</text:p>
              </table:table-cell>
              <table:table-cell office:value-type="float" office:value="16.642">
                <text:p>16.642</text:p>
              </table:table-cell>
              <table:table-cell office:value-type="float" office:value="17.819">
                <text:p>17.819</text:p>
              </table:table-cell>
              <table:table-cell office:value-type="float" office:value="16.233">
                <text:p>16.233</text:p>
              </table:table-cell>
              <table:table-cell office:value-type="float" office:value="18.093">
                <text:p>18.093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41991">
                <text:p>4341991</text:p>
              </table:table-cell>
              <table:table-cell office:value-type="float" office:value="30.293">
                <text:p>30.293</text:p>
              </table:table-cell>
              <table:table-cell office:value-type="float" office:value="9.338">
                <text:p>9.338</text:p>
              </table:table-cell>
              <table:table-cell office:value-type="float" office:value="10.292">
                <text:p>10.292</text:p>
              </table:table-cell>
              <table:table-cell office:value-type="float" office:value="18.587">
                <text:p>18.587</text:p>
              </table:table-cell>
              <table:table-cell office:value-type="float" office:value="10.15">
                <text:p>10.15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06992">
                <text:p>5906992</text:p>
              </table:table-cell>
              <table:table-cell office:value-type="float" office:value="25.642">
                <text:p>25.642</text:p>
              </table:table-cell>
              <table:table-cell office:value-type="float" office:value="11.1">
                <text:p>11.1</text:p>
              </table:table-cell>
              <table:table-cell office:value-type="float" office:value="11.034">
                <text:p>11.034</text:p>
              </table:table-cell>
              <table:table-cell office:value-type="float" office:value="17.599">
                <text:p>17.599</text:p>
              </table:table-cell>
              <table:table-cell office:value-type="float" office:value="11.38">
                <text:p>11.38</text:p>
              </table:table-cell>
              <table:table-cell office:value-type="float" office:value="20.842">
                <text:p>20.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